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91pt"/>
    </style:style>
    <style:style style:name="co2" style:family="table-column">
      <style:table-column-properties fo:break-before="auto" style:column-width="168.01pt"/>
    </style:style>
    <style:style style:name="co3" style:family="table-column">
      <style:table-column-properties fo:break-before="auto" style:column-width="50.34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62.25pt"/>
    </style:style>
    <style:style style:name="co6" style:family="table-column">
      <style:table-column-properties fo:break-before="auto" style:column-width="65pt"/>
    </style:style>
    <style:style style:name="co7" style:family="table-column">
      <style:table-column-properties fo:break-before="auto" style:column-width="183.49pt"/>
    </style:style>
    <style:style style:name="co8" style:family="table-column">
      <style:table-column-properties fo:break-before="auto" style:column-width="91.45pt"/>
    </style:style>
    <style:style style:name="co9" style:family="table-column">
      <style:table-column-properties fo:break-before="auto" style:column-width="49.4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3.15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ttlReg_CoordsCSV_fuzzyWuzzy_normalize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eoTitle</text:p>
          </table:table-cell>
          <table:table-cell office:value-type="string" calcext:value-type="string">
            <text:p>cornuTitle</text:p>
          </table:table-cell>
          <table:table-cell office:value-type="string" calcext:value-type="string">
            <text:p>cornuTitleOther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cornuRegion</text:p>
          </table:table-cell>
          <table:table-cell office:value-type="string" calcext:value-type="string">
            <text:p>geoProv</text:p>
          </table:table-cell>
          <table:table-cell office:value-type="string" calcext:value-type="string">
            <text:p>geoFinalReg</text:p>
          </table:table-cell>
          <table:table-cell office:value-type="string" calcext:value-type="string">
            <text:p>eiSearch</text:p>
          </table:table-cell>
          <table:table-cell office:value-type="string" calcext:value-type="string">
            <text:p>translitTitle</text:p>
          </table:table-cell>
          <table:table-cell office:value-type="string" calcext:value-type="string">
            <text:p>FW_ratio</text:p>
          </table:table-cell>
        </table:table-row>
        <table:table-row table:style-name="ro1">
          <table:table-cell office:value-type="string" calcext:value-type="string">
            <text:p>حمام ابن عمر</text:p>
          </table:table-cell>
          <table:table-cell table:number-columns-repeated="2" office:value-type="string" calcext:value-type="string">
            <text:p>حمام إبن عمر</text:p>
          </table:table-cell>
          <table:table-cell office:value-type="float" office:value="32.39084" calcext:value-type="float">
            <text:p>32.39084</text:p>
          </table:table-cell>
          <table:table-cell office:value-type="float" office:value="44.34773" calcext:value-type="float">
            <text:p>44.3477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الکوفة</text:p>
          </table:table-cell>
          <table:table-cell office:value-type="string" calcext:value-type="string">
            <text:p>Hammam Ibn Umar</text:p>
          </table:table-cell>
          <table:table-cell office:value-type="string" calcext:value-type="string">
            <text:p>Ḥammām Ibn ʿUm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نيل</text:p>
          </table:table-cell>
          <table:table-cell office:value-type="float" office:value="32.511" calcext:value-type="float">
            <text:p>32.511</text:p>
          </table:table-cell>
          <table:table-cell office:value-type="float" office:value="44.89011" calcext:value-type="float">
            <text:p>44.8901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الکوفة</text:p>
          </table:table-cell>
          <table:table-cell office:value-type="string" calcext:value-type="string">
            <text:p>al-Nil</text:p>
          </table:table-cell>
          <table:table-cell office:value-type="string" calcext:value-type="string">
            <text:p>al-Nī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عين التمر</text:p>
          </table:table-cell>
          <table:table-cell office:value-type="float" office:value="32.62337" calcext:value-type="float">
            <text:p>32.62337</text:p>
          </table:table-cell>
          <table:table-cell office:value-type="float" office:value="43.52574" calcext:value-type="float">
            <text:p>43.52574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الکوفة</text:p>
          </table:table-cell>
          <table:table-cell office:value-type="string" calcext:value-type="string">
            <text:p>Ayn al-Tamr</text:p>
          </table:table-cell>
          <table:table-cell office:value-type="string" calcext:value-type="string">
            <text:p>ʿAyn al-Tam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يان</text:p>
          </table:table-cell>
          <table:table-cell office:value-type="float" office:value="30.46468" calcext:value-type="float">
            <text:p>30.46468</text:p>
          </table:table-cell>
          <table:table-cell office:value-type="float" office:value="48.03005" calcext:value-type="float">
            <text:p>48.0300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البصرة</text:p>
          </table:table-cell>
          <table:table-cell office:value-type="string" calcext:value-type="string">
            <text:p>Bayan</text:p>
          </table:table-cell>
          <table:table-cell office:value-type="string" calcext:value-type="string">
            <text:p>Bay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دبا</text:p>
          </table:table-cell>
          <table:table-cell office:value-type="float" office:value="25.59071" calcext:value-type="float">
            <text:p>25.59071</text:p>
          </table:table-cell>
          <table:table-cell office:value-type="float" office:value="56.22657" calcext:value-type="float">
            <text:p>56.2265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البصرة</text:p>
          </table:table-cell>
          <table:table-cell office:value-type="string" calcext:value-type="string">
            <text:p>Daba</text:p>
          </table:table-cell>
          <table:table-cell office:value-type="string" calcext:value-type="string">
            <text:p>Dab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ابو الخصيب</text:p>
          </table:table-cell>
          <table:table-cell table:number-columns-repeated="2" office:value-type="string" calcext:value-type="string">
            <text:p>أبو الخصيب</text:p>
          </table:table-cell>
          <table:table-cell office:value-type="float" office:value="30.43759" calcext:value-type="float">
            <text:p>30.43759</text:p>
          </table:table-cell>
          <table:table-cell office:value-type="float" office:value="47.99265" calcext:value-type="float">
            <text:p>47.9926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البصرة</text:p>
          </table:table-cell>
          <table:table-cell office:value-type="string" calcext:value-type="string">
            <text:p>Abu al-Khasib</text:p>
          </table:table-cell>
          <table:table-cell office:value-type="string" calcext:value-type="string">
            <text:p>Abū al-Ḫaṣīb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عبادان</text:p>
          </table:table-cell>
          <table:table-cell office:value-type="float" office:value="30.33563" calcext:value-type="float">
            <text:p>30.33563</text:p>
          </table:table-cell>
          <table:table-cell office:value-type="float" office:value="48.27394" calcext:value-type="float">
            <text:p>48.27394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البصرة</text:p>
          </table:table-cell>
          <table:table-cell office:value-type="string" calcext:value-type="string">
            <text:p>Abbadan</text:p>
          </table:table-cell>
          <table:table-cell office:value-type="string" calcext:value-type="string">
            <text:p>ʿAbbād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فم الصلح</text:p>
          </table:table-cell>
          <table:table-cell office:value-type="float" office:value="32.46405" calcext:value-type="float">
            <text:p>32.46405</text:p>
          </table:table-cell>
          <table:table-cell office:value-type="float" office:value="46.1315" calcext:value-type="float">
            <text:p>46.131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واسط</text:p>
          </table:table-cell>
          <table:table-cell office:value-type="string" calcext:value-type="string">
            <text:p>Fam al-Silh</text:p>
          </table:table-cell>
          <table:table-cell office:value-type="string" calcext:value-type="string">
            <text:p>Fam al-Ṣilḥ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اذبين</text:p>
          </table:table-cell>
          <table:table-cell office:value-type="float" office:value="32.17087" calcext:value-type="float">
            <text:p>32.17087</text:p>
          </table:table-cell>
          <table:table-cell office:value-type="float" office:value="46.59233" calcext:value-type="float">
            <text:p>46.5923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واسط</text:p>
          </table:table-cell>
          <table:table-cell office:value-type="string" calcext:value-type="string">
            <text:p>Badhibin</text:p>
          </table:table-cell>
          <table:table-cell office:value-type="string" calcext:value-type="string">
            <text:p>Bāḏibī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طيب</text:p>
          </table:table-cell>
          <table:table-cell office:value-type="float" office:value="32.22674" calcext:value-type="float">
            <text:p>32.22674</text:p>
          </table:table-cell>
          <table:table-cell office:value-type="float" office:value="47.30428" calcext:value-type="float">
            <text:p>47.3042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واسط</text:p>
          </table:table-cell>
          <table:table-cell office:value-type="string" calcext:value-type="string">
            <text:p>al-Tib</text:p>
          </table:table-cell>
          <table:table-cell office:value-type="string" calcext:value-type="string">
            <text:p>al-Ṭīb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نهروان</text:p>
          </table:table-cell>
          <table:table-cell office:value-type="float" office:value="33.43161" calcext:value-type="float">
            <text:p>33.43161</text:p>
          </table:table-cell>
          <table:table-cell office:value-type="float" office:value="44.59405" calcext:value-type="float">
            <text:p>44.5940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بغداد</text:p>
          </table:table-cell>
          <table:table-cell office:value-type="string" calcext:value-type="string">
            <text:p>al-Nahrawan</text:p>
          </table:table-cell>
          <table:table-cell office:value-type="string" calcext:value-type="string">
            <text:p>al-Nahraw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ردان</text:p>
          </table:table-cell>
          <table:table-cell office:value-type="float" office:value="33.50829" calcext:value-type="float">
            <text:p>33.50829</text:p>
          </table:table-cell>
          <table:table-cell office:value-type="float" office:value="44.36092" calcext:value-type="float">
            <text:p>44.3609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بغداد</text:p>
          </table:table-cell>
          <table:table-cell office:value-type="string" calcext:value-type="string">
            <text:p>Baradan</text:p>
          </table:table-cell>
          <table:table-cell office:value-type="string" calcext:value-type="string">
            <text:p>Baradā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هارونية</text:p>
          </table:table-cell>
          <table:table-cell office:value-type="string" calcext:value-type="string">
            <text:p>الهاروني</text:p>
          </table:table-cell>
          <table:table-cell office:value-type="string" calcext:value-type="string">
            <text:p>الهاروني/ طرستان</text:p>
          </table:table-cell>
          <table:table-cell office:value-type="float" office:value="33.97686" calcext:value-type="float">
            <text:p>33.97686</text:p>
          </table:table-cell>
          <table:table-cell office:value-type="float" office:value="45.01502" calcext:value-type="float">
            <text:p>45.0150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بغداد</text:p>
          </table:table-cell>
          <table:table-cell office:value-type="string" calcext:value-type="string">
            <text:p>al-Haruniyya, Tarastan</text:p>
          </table:table-cell>
          <table:table-cell office:value-type="string" calcext:value-type="string">
            <text:p>al-Hārūniyya</text:p>
          </table:table-cell>
          <table:table-cell table:style-name="ce1" office:value-type="float" office:value="92" calcext:value-type="float">
            <text:p>92</text:p>
          </table:table-cell>
        </table:table-row>
        <table:table-row table:style-name="ro1">
          <table:table-cell table:number-columns-repeated="3" office:value-type="string" calcext:value-type="string">
            <text:p>خانقين</text:p>
          </table:table-cell>
          <table:table-cell office:value-type="float" office:value="34.34844" calcext:value-type="float">
            <text:p>34.34844</text:p>
          </table:table-cell>
          <table:table-cell office:value-type="float" office:value="45.44708" calcext:value-type="float">
            <text:p>45.4470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حلوان</text:p>
          </table:table-cell>
          <table:table-cell office:value-type="string" calcext:value-type="string">
            <text:p>Khaniqin</text:p>
          </table:table-cell>
          <table:table-cell office:value-type="string" calcext:value-type="string">
            <text:p>Ḫāniqī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السيروان</text:p>
          </table:table-cell>
          <table:table-cell office:value-type="string" calcext:value-type="string">
            <text:p>السيروان/ الشيراوان</text:p>
          </table:table-cell>
          <table:table-cell office:value-type="float" office:value="33.52303" calcext:value-type="float">
            <text:p>33.52303</text:p>
          </table:table-cell>
          <table:table-cell office:value-type="float" office:value="46.86539" calcext:value-type="float">
            <text:p>46.86539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حلوان</text:p>
          </table:table-cell>
          <table:table-cell office:value-type="string" calcext:value-type="string">
            <text:p>al-Sirawan, al-Shirawan</text:p>
          </table:table-cell>
          <table:table-cell office:value-type="string" calcext:value-type="string">
            <text:p>al-Sīrawā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السيروان</text:p>
          </table:table-cell>
          <table:table-cell office:value-type="string" calcext:value-type="string">
            <text:p>سروان</text:p>
          </table:table-cell>
          <table:table-cell office:value-type="string" calcext:value-type="string">
            <text:p>سروان/ شروان</text:p>
          </table:table-cell>
          <table:table-cell office:value-type="float" office:value="31.97709" calcext:value-type="float">
            <text:p>31.97709</text:p>
          </table:table-cell>
          <table:table-cell office:value-type="float" office:value="64.84747" calcext:value-type="float">
            <text:p>64.84747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حلوان</text:p>
          </table:table-cell>
          <table:table-cell office:value-type="string" calcext:value-type="string">
            <text:p>Sarwan, Sharwan</text:p>
          </table:table-cell>
          <table:table-cell office:value-type="string" calcext:value-type="string">
            <text:p>Sarwān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table:number-columns-repeated="3" office:value-type="string" calcext:value-type="string">
            <text:p>الدور</text:p>
          </table:table-cell>
          <table:table-cell office:value-type="float" office:value="34.46814" calcext:value-type="float">
            <text:p>34.46814</text:p>
          </table:table-cell>
          <table:table-cell office:value-type="float" office:value="43.80541" calcext:value-type="float">
            <text:p>43.8054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سامرا</text:p>
          </table:table-cell>
          <table:table-cell office:value-type="string" calcext:value-type="string">
            <text:p>al-Dur</text:p>
          </table:table-cell>
          <table:table-cell office:value-type="string" calcext:value-type="string">
            <text:p>al-Dū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دمما</text:p>
          </table:table-cell>
          <table:table-cell office:value-type="float" office:value="33.33483" calcext:value-type="float">
            <text:p>33.33483</text:p>
          </table:table-cell>
          <table:table-cell office:value-type="float" office:value="43.78276" calcext:value-type="float">
            <text:p>43.78276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سامرا</text:p>
          </table:table-cell>
          <table:table-cell office:value-type="string" calcext:value-type="string">
            <text:p>Dimimma</text:p>
          </table:table-cell>
          <table:table-cell office:value-type="string" calcext:value-type="string">
            <text:p>Dimimm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أنبار</text:p>
          </table:table-cell>
          <table:table-cell office:value-type="float" office:value="33.39492" calcext:value-type="float">
            <text:p>33.39492</text:p>
          </table:table-cell>
          <table:table-cell office:value-type="float" office:value="43.7015" calcext:value-type="float">
            <text:p>43.701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سامرا</text:p>
          </table:table-cell>
          <table:table-cell office:value-type="string" calcext:value-type="string">
            <text:p>al-Anbar</text:p>
          </table:table-cell>
          <table:table-cell office:value-type="string" calcext:value-type="string">
            <text:p>al-Anbā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أنبار</text:p>
          </table:table-cell>
          <table:table-cell office:value-type="float" office:value="36.20578" calcext:value-type="float">
            <text:p>36.20578</text:p>
          </table:table-cell>
          <table:table-cell office:value-type="float" office:value="65.94751" calcext:value-type="float">
            <text:p>65.947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سامرا</text:p>
          </table:table-cell>
          <table:table-cell office:value-type="string" calcext:value-type="string">
            <text:p>al-Anbar</text:p>
          </table:table-cell>
          <table:table-cell office:value-type="string" calcext:value-type="string">
            <text:p>al-Anbā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هيت</text:p>
          </table:table-cell>
          <table:table-cell office:value-type="float" office:value="33.6437" calcext:value-type="float">
            <text:p>33.6437</text:p>
          </table:table-cell>
          <table:table-cell office:value-type="float" office:value="42.80628" calcext:value-type="float">
            <text:p>42.8062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سامرا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Hī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سن</text:p>
          </table:table-cell>
          <table:table-cell office:value-type="float" office:value="35.26076" calcext:value-type="float">
            <text:p>35.26076</text:p>
          </table:table-cell>
          <table:table-cell office:value-type="float" office:value="43.46591" calcext:value-type="float">
            <text:p>43.4659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string" calcext:value-type="string">
            <text:p>سامرا</text:p>
          </table:table-cell>
          <table:table-cell table:number-columns-repeated="2" office:value-type="string" calcext:value-type="string">
            <text:p>al-Sin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ساوة</text:p>
          </table:table-cell>
          <table:table-cell office:value-type="float" office:value="34.97799" calcext:value-type="float">
            <text:p>34.97799</text:p>
          </table:table-cell>
          <table:table-cell office:value-type="float" office:value="50.42711" calcext:value-type="float">
            <text:p>50.42711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الجبال</text:p>
          </table:table-cell>
          <table:table-cell office:value-type="string" calcext:value-type="string">
            <text:p>الري</text:p>
          </table:table-cell>
          <table:table-cell office:value-type="string" calcext:value-type="string">
            <text:p>Sawa</text:p>
          </table:table-cell>
          <table:table-cell office:value-type="string" calcext:value-type="string">
            <text:p>Sāw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قزوين</text:p>
          </table:table-cell>
          <table:table-cell office:value-type="float" office:value="36.27854" calcext:value-type="float">
            <text:p>36.27854</text:p>
          </table:table-cell>
          <table:table-cell office:value-type="float" office:value="50.0011" calcext:value-type="float">
            <text:p>50.0011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الجبال</text:p>
          </table:table-cell>
          <table:table-cell office:value-type="string" calcext:value-type="string">
            <text:p>الري</text:p>
          </table:table-cell>
          <table:table-cell office:value-type="string" calcext:value-type="string">
            <text:p>Qazwin</text:p>
          </table:table-cell>
          <table:table-cell office:value-type="string" calcext:value-type="string">
            <text:p>Qazwī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أبهر</text:p>
          </table:table-cell>
          <table:table-cell office:value-type="float" office:value="36.15722" calcext:value-type="float">
            <text:p>36.15722</text:p>
          </table:table-cell>
          <table:table-cell office:value-type="float" office:value="49.23473" calcext:value-type="float">
            <text:p>49.23473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الجبال</text:p>
          </table:table-cell>
          <table:table-cell office:value-type="string" calcext:value-type="string">
            <text:p>الري</text:p>
          </table:table-cell>
          <table:table-cell table:number-columns-repeated="2" office:value-type="string" calcext:value-type="string">
            <text:p>Ab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شلنبة</text:p>
          </table:table-cell>
          <table:table-cell office:value-type="float" office:value="35.68449" calcext:value-type="float">
            <text:p>35.68449</text:p>
          </table:table-cell>
          <table:table-cell office:value-type="float" office:value="52.04723" calcext:value-type="float">
            <text:p>52.04723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الجبال</text:p>
          </table:table-cell>
          <table:table-cell office:value-type="string" calcext:value-type="string">
            <text:p>الري</text:p>
          </table:table-cell>
          <table:table-cell office:value-type="string" calcext:value-type="string">
            <text:p>Shalanba</text:p>
          </table:table-cell>
          <table:table-cell office:value-type="string" calcext:value-type="string">
            <text:p>Šalanb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خوار</text:p>
          </table:table-cell>
          <table:table-cell office:value-type="float" office:value="35.26209" calcext:value-type="float">
            <text:p>35.26209</text:p>
          </table:table-cell>
          <table:table-cell office:value-type="float" office:value="52.40859" calcext:value-type="float">
            <text:p>52.40859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الجبال</text:p>
          </table:table-cell>
          <table:table-cell office:value-type="string" calcext:value-type="string">
            <text:p>الري</text:p>
          </table:table-cell>
          <table:table-cell office:value-type="string" calcext:value-type="string">
            <text:p>al-Khuwar</text:p>
          </table:table-cell>
          <table:table-cell office:value-type="string" calcext:value-type="string">
            <text:p>al-Ḫuwā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رامن</text:p>
          </table:table-cell>
          <table:table-cell office:value-type="float" office:value="34.25819" calcext:value-type="float">
            <text:p>34.25819</text:p>
          </table:table-cell>
          <table:table-cell office:value-type="float" office:value="48.65585" calcext:value-type="float">
            <text:p>48.65585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الجبال</text:p>
          </table:table-cell>
          <table:table-cell office:value-type="string" calcext:value-type="string">
            <text:p>همذان</text:p>
          </table:table-cell>
          <table:table-cell office:value-type="string" calcext:value-type="string">
            <text:p>Raman</text:p>
          </table:table-cell>
          <table:table-cell office:value-type="string" calcext:value-type="string">
            <text:p>Rām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روذراور</text:p>
          </table:table-cell>
          <table:table-cell table:number-columns-repeated="2" office:value-type="string" calcext:value-type="string">
            <text:p>رذراور</text:p>
          </table:table-cell>
          <table:table-cell office:value-type="float" office:value="34.62225" calcext:value-type="float">
            <text:p>34.62225</text:p>
          </table:table-cell>
          <table:table-cell office:value-type="float" office:value="48.39263" calcext:value-type="float">
            <text:p>48.39263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الجبال</text:p>
          </table:table-cell>
          <table:table-cell office:value-type="string" calcext:value-type="string">
            <text:p>همذان</text:p>
          </table:table-cell>
          <table:table-cell office:value-type="string" calcext:value-type="string">
            <text:p>Rudhrawar</text:p>
          </table:table-cell>
          <table:table-cell office:value-type="string" calcext:value-type="string">
            <text:p>Ruḏrāwar</text:p>
          </table:table-cell>
          <table:table-cell table:style-name="ce1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طزر</text:p>
          </table:table-cell>
          <table:table-cell table:number-columns-repeated="2" office:value-type="string" calcext:value-type="string">
            <text:p>الطزر</text:p>
          </table:table-cell>
          <table:table-cell office:value-type="float" office:value="34.16749" calcext:value-type="float">
            <text:p>34.16749</text:p>
          </table:table-cell>
          <table:table-cell office:value-type="float" office:value="46.4404" calcext:value-type="float">
            <text:p>46.4404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الجبال</text:p>
          </table:table-cell>
          <table:table-cell office:value-type="string" calcext:value-type="string">
            <text:p>همذان</text:p>
          </table:table-cell>
          <table:table-cell office:value-type="string" calcext:value-type="string">
            <text:p>al-Tazar</text:p>
          </table:table-cell>
          <table:table-cell office:value-type="string" calcext:value-type="string">
            <text:p>al-Ṭaz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اليهودية</text:p>
          </table:table-cell>
          <table:table-cell office:value-type="string" calcext:value-type="string">
            <text:p>اليهودية/ جكوذان</text:p>
          </table:table-cell>
          <table:table-cell office:value-type="float" office:value="35.9347" calcext:value-type="float">
            <text:p>35.9347</text:p>
          </table:table-cell>
          <table:table-cell office:value-type="float" office:value="64.83857" calcext:value-type="float">
            <text:p>64.838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الجبال</text:p>
          </table:table-cell>
          <table:table-cell office:value-type="string" calcext:value-type="string">
            <text:p>أصفهان</text:p>
          </table:table-cell>
          <table:table-cell office:value-type="string" calcext:value-type="string">
            <text:p>al-Yahudiyya, Jakudhan</text:p>
          </table:table-cell>
          <table:table-cell office:value-type="string" calcext:value-type="string">
            <text:p>al-Yahūdiyy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رقة</text:p>
          </table:table-cell>
          <table:table-cell office:value-type="float" office:value="32.37576" calcext:value-type="float">
            <text:p>32.37576</text:p>
          </table:table-cell>
          <table:table-cell office:value-type="float" office:value="20.84475" calcext:value-type="float">
            <text:p>20.84475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برقة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Barq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رقة</text:p>
          </table:table-cell>
          <table:table-cell office:value-type="float" office:value="32.37576" calcext:value-type="float">
            <text:p>32.37576</text:p>
          </table:table-cell>
          <table:table-cell office:value-type="float" office:value="20.84475" calcext:value-type="float">
            <text:p>20.84475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برقة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Barq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ذات الحمام</text:p>
          </table:table-cell>
          <table:table-cell office:value-type="string" calcext:value-type="string">
            <text:p>ذات الحمام/ ذات الحمام</text:p>
          </table:table-cell>
          <table:table-cell office:value-type="float" office:value="30.86496" calcext:value-type="float">
            <text:p>30.86496</text:p>
          </table:table-cell>
          <table:table-cell office:value-type="float" office:value="29.30208" calcext:value-type="float">
            <text:p>29.30208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برقة</text:p>
          </table:table-cell>
          <table:table-cell office:value-type="string" calcext:value-type="string">
            <text:p>Dhat al-Humam, Dhat al-Hammam</text:p>
          </table:table-cell>
          <table:table-cell office:value-type="string" calcext:value-type="string">
            <text:p>Ḏāt al-Ḥumā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رمادة</text:p>
          </table:table-cell>
          <table:table-cell office:value-type="float" office:value="31.02336" calcext:value-type="float">
            <text:p>31.02336</text:p>
          </table:table-cell>
          <table:table-cell office:value-type="float" office:value="27.61485" calcext:value-type="float">
            <text:p>27.61485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برقة</text:p>
          </table:table-cell>
          <table:table-cell office:value-type="string" calcext:value-type="string">
            <text:p>Ramada</text:p>
          </table:table-cell>
          <table:table-cell office:value-type="string" calcext:value-type="string">
            <text:p>Ramād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أطرابلس</text:p>
          </table:table-cell>
          <table:table-cell office:value-type="string" calcext:value-type="string">
            <text:p>أطرابلس/ طرابلس</text:p>
          </table:table-cell>
          <table:table-cell office:value-type="float" office:value="32.87801" calcext:value-type="float">
            <text:p>32.87801</text:p>
          </table:table-cell>
          <table:table-cell office:value-type="float" office:value="13.19209" calcext:value-type="float">
            <text:p>13.1920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برقة</text:p>
          </table:table-cell>
          <table:table-cell office:value-type="string" calcext:value-type="string">
            <text:p>Atrabulus, Tarabulus</text:p>
          </table:table-cell>
          <table:table-cell office:value-type="string" calcext:value-type="string">
            <text:p>Aṭrābulu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أطرابلس</text:p>
          </table:table-cell>
          <table:table-cell office:value-type="string" calcext:value-type="string">
            <text:p>أطرابلس/ طرابلس</text:p>
          </table:table-cell>
          <table:table-cell office:value-type="float" office:value="34.44044" calcext:value-type="float">
            <text:p>34.44044</text:p>
          </table:table-cell>
          <table:table-cell office:value-type="float" office:value="35.85194" calcext:value-type="float">
            <text:p>35.8519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برقة</text:p>
          </table:table-cell>
          <table:table-cell office:value-type="string" calcext:value-type="string">
            <text:p>Atrabulus, Tarabulus</text:p>
          </table:table-cell>
          <table:table-cell office:value-type="string" calcext:value-type="string">
            <text:p>Aṭrābulu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أجدابية</text:p>
          </table:table-cell>
          <table:table-cell office:value-type="float" office:value="30.46697" calcext:value-type="float">
            <text:p>30.46697</text:p>
          </table:table-cell>
          <table:table-cell office:value-type="float" office:value="20.20218" calcext:value-type="float">
            <text:p>20.20218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برقة</text:p>
          </table:table-cell>
          <table:table-cell office:value-type="string" calcext:value-type="string">
            <text:p>Ajdabiyya</text:p>
          </table:table-cell>
          <table:table-cell office:value-type="string" calcext:value-type="string">
            <text:p>Aǧdābiyy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صبرة</text:p>
          </table:table-cell>
          <table:table-cell office:value-type="float" office:value="32.78822" calcext:value-type="float">
            <text:p>32.78822</text:p>
          </table:table-cell>
          <table:table-cell office:value-type="float" office:value="12.48146" calcext:value-type="float">
            <text:p>12.48146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برقة</text:p>
          </table:table-cell>
          <table:table-cell office:value-type="string" calcext:value-type="string">
            <text:p>Sabra</text:p>
          </table:table-cell>
          <table:table-cell office:value-type="string" calcext:value-type="string">
            <text:p>Ṣabr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قابس</text:p>
          </table:table-cell>
          <table:table-cell office:value-type="float" office:value="33.86603" calcext:value-type="float">
            <text:p>33.86603</text:p>
          </table:table-cell>
          <table:table-cell office:value-type="float" office:value="10.08563" calcext:value-type="float">
            <text:p>10.08563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برقة</text:p>
          </table:table-cell>
          <table:table-cell office:value-type="string" calcext:value-type="string">
            <text:p>Qabis</text:p>
          </table:table-cell>
          <table:table-cell office:value-type="string" calcext:value-type="string">
            <text:p>Qābi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غافق</text:p>
          </table:table-cell>
          <table:table-cell office:value-type="float" office:value="38.68214" calcext:value-type="float">
            <text:p>38.68214</text:p>
          </table:table-cell>
          <table:table-cell office:value-type="float" office:value="-5.01064" calcext:value-type="float">
            <text:p>-5.01064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برقة</text:p>
          </table:table-cell>
          <table:table-cell office:value-type="string" calcext:value-type="string">
            <text:p>Ghafiq</text:p>
          </table:table-cell>
          <table:table-cell office:value-type="string" calcext:value-type="string">
            <text:p>Ġāfiq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تاهرت</text:p>
          </table:table-cell>
          <table:table-cell office:value-type="float" office:value="35.36971" calcext:value-type="float">
            <text:p>35.36971</text:p>
          </table:table-cell>
          <table:table-cell office:value-type="float" office:value="1.36504" calcext:value-type="float">
            <text:p>1.36504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تاهرت</text:p>
          </table:table-cell>
          <table:table-cell office:value-type="string" calcext:value-type="string">
            <text:p>Tahirt</text:p>
          </table:table-cell>
          <table:table-cell office:value-type="string" calcext:value-type="string">
            <text:p>Tāhir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تاهرت</text:p>
          </table:table-cell>
          <table:table-cell office:value-type="float" office:value="35.36971" calcext:value-type="float">
            <text:p>35.36971</text:p>
          </table:table-cell>
          <table:table-cell office:value-type="float" office:value="1.36504" calcext:value-type="float">
            <text:p>1.36504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تاهرت</text:p>
          </table:table-cell>
          <table:table-cell office:value-type="string" calcext:value-type="string">
            <text:p>Tahirt</text:p>
          </table:table-cell>
          <table:table-cell office:value-type="string" calcext:value-type="string">
            <text:p>Tāhir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نداس</text:p>
          </table:table-cell>
          <table:table-cell office:value-type="float" office:value="35.67814" calcext:value-type="float">
            <text:p>35.67814</text:p>
          </table:table-cell>
          <table:table-cell office:value-type="float" office:value="0.8273" calcext:value-type="float">
            <text:p>0.827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تاهرت</text:p>
          </table:table-cell>
          <table:table-cell office:value-type="string" calcext:value-type="string">
            <text:p>Mindas</text:p>
          </table:table-cell>
          <table:table-cell office:value-type="string" calcext:value-type="string">
            <text:p>Mindā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طماطة</text:p>
          </table:table-cell>
          <table:table-cell office:value-type="float" office:value="34.11636" calcext:value-type="float">
            <text:p>34.11636</text:p>
          </table:table-cell>
          <table:table-cell office:value-type="float" office:value="-4.53948" calcext:value-type="float">
            <text:p>-4.53948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تاهرت</text:p>
          </table:table-cell>
          <table:table-cell office:value-type="string" calcext:value-type="string">
            <text:p>Matmata</text:p>
          </table:table-cell>
          <table:table-cell office:value-type="string" calcext:value-type="string">
            <text:p>Maṭmāṭ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طماطة</text:p>
          </table:table-cell>
          <table:table-cell office:value-type="float" office:value="35.9541" calcext:value-type="float">
            <text:p>35.9541</text:p>
          </table:table-cell>
          <table:table-cell office:value-type="float" office:value="1.90701" calcext:value-type="float">
            <text:p>1.90701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تاهرت</text:p>
          </table:table-cell>
          <table:table-cell office:value-type="string" calcext:value-type="string">
            <text:p>Matmata</text:p>
          </table:table-cell>
          <table:table-cell office:value-type="string" calcext:value-type="string">
            <text:p>Maṭmāṭ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وهران</text:p>
          </table:table-cell>
          <table:table-cell office:value-type="float" office:value="35.70565" calcext:value-type="float">
            <text:p>35.70565</text:p>
          </table:table-cell>
          <table:table-cell office:value-type="float" office:value="-0.61866" calcext:value-type="float">
            <text:p>-0.61866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تاهرت</text:p>
          </table:table-cell>
          <table:table-cell office:value-type="string" calcext:value-type="string">
            <text:p>Wahran</text:p>
          </table:table-cell>
          <table:table-cell office:value-type="string" calcext:value-type="string">
            <text:p>Wahr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الغزة</text:p>
          </table:table-cell>
          <table:table-cell table:number-columns-repeated="2" office:value-type="string" calcext:value-type="string">
            <text:p>غزة</text:p>
          </table:table-cell>
          <table:table-cell office:value-type="float" office:value="35.06747" calcext:value-type="float">
            <text:p>35.06747</text:p>
          </table:table-cell>
          <table:table-cell office:value-type="float" office:value="-1.92701" calcext:value-type="float">
            <text:p>-1.92701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تاهرت</text:p>
          </table:table-cell>
          <table:table-cell office:value-type="string" calcext:value-type="string">
            <text:p>Ghuzza</text:p>
          </table:table-cell>
          <table:table-cell office:value-type="string" calcext:value-type="string">
            <text:p>Ġuzz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غزة</text:p>
          </table:table-cell>
          <table:table-cell office:value-type="float" office:value="36.11161" calcext:value-type="float">
            <text:p>36.11161</text:p>
          </table:table-cell>
          <table:table-cell office:value-type="float" office:value="1.09406" calcext:value-type="float">
            <text:p>1.09406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تاهرت</text:p>
          </table:table-cell>
          <table:table-cell office:value-type="string" calcext:value-type="string">
            <text:p>al-Ghuzza</text:p>
          </table:table-cell>
          <table:table-cell office:value-type="string" calcext:value-type="string">
            <text:p>al-Ġuzz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الغزة</text:p>
          </table:table-cell>
          <table:table-cell table:number-columns-repeated="2" office:value-type="string" calcext:value-type="string">
            <text:p>غزة</text:p>
          </table:table-cell>
          <table:table-cell office:value-type="float" office:value="31.49664" calcext:value-type="float">
            <text:p>31.49664</text:p>
          </table:table-cell>
          <table:table-cell office:value-type="float" office:value="34.45664" calcext:value-type="float">
            <text:p>34.4566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تاهرت</text:p>
          </table:table-cell>
          <table:table-cell office:value-type="string" calcext:value-type="string">
            <text:p>Ghazza</text:p>
          </table:table-cell>
          <table:table-cell office:value-type="string" calcext:value-type="string">
            <text:p>Ġazz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بطحة</text:p>
          </table:table-cell>
          <table:table-cell office:value-type="float" office:value="35.78297" calcext:value-type="float">
            <text:p>35.78297</text:p>
          </table:table-cell>
          <table:table-cell office:value-type="float" office:value="0.60289" calcext:value-type="float">
            <text:p>0.60289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تاهرت</text:p>
          </table:table-cell>
          <table:table-cell office:value-type="string" calcext:value-type="string">
            <text:p>al-Batha</text:p>
          </table:table-cell>
          <table:table-cell office:value-type="string" calcext:value-type="string">
            <text:p>al-Baṭḥaŧ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الزيتونة</text:p>
          </table:table-cell>
          <table:table-cell office:value-type="string" calcext:value-type="string">
            <text:p>زيتون</text:p>
          </table:table-cell>
          <table:table-cell office:value-type="string" calcext:value-type="string">
            <text:p>زيتون/ زيتان/ فرزك</text:p>
          </table:table-cell>
          <table:table-cell office:value-type="float" office:value="30.51616" calcext:value-type="float">
            <text:p>30.51616</text:p>
          </table:table-cell>
          <table:table-cell office:value-type="float" office:value="50.39397" calcext:value-type="float">
            <text:p>50.3939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تاهرت</text:p>
          </table:table-cell>
          <table:table-cell office:value-type="string" calcext:value-type="string">
            <text:p>Zaytun, Zaytan, Firzuk</text:p>
          </table:table-cell>
          <table:table-cell office:value-type="string" calcext:value-type="string">
            <text:p>Zaytūn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string" calcext:value-type="string">
            <text:p>الزيتونة</text:p>
          </table:table-cell>
          <table:table-cell office:value-type="string" calcext:value-type="string">
            <text:p>الزيتونة/ عين زيتونة/ بئر زيتونة</text:p>
          </table:table-cell>
          <table:table-cell office:value-type="float" office:value="34.35352" calcext:value-type="float">
            <text:p>34.35352</text:p>
          </table:table-cell>
          <table:table-cell office:value-type="float" office:value="10.10538" calcext:value-type="float">
            <text:p>10.10538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تاهرت</text:p>
          </table:table-cell>
          <table:table-cell office:value-type="string" calcext:value-type="string">
            <text:p>al-Zaytuna, Ayn Zaytuna, Bir Zaytuna</text:p>
          </table:table-cell>
          <table:table-cell office:value-type="string" calcext:value-type="string">
            <text:p>al-Zaytūn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تنس</text:p>
          </table:table-cell>
          <table:table-cell office:value-type="float" office:value="36.49038" calcext:value-type="float">
            <text:p>36.49038</text:p>
          </table:table-cell>
          <table:table-cell office:value-type="float" office:value="1.37563" calcext:value-type="float">
            <text:p>1.3756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تاهرت</text:p>
          </table:table-cell>
          <table:table-cell table:number-columns-repeated="2" office:value-type="string" calcext:value-type="string">
            <text:p>Tan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فكان</text:p>
          </table:table-cell>
          <table:table-cell office:value-type="string" calcext:value-type="string">
            <text:p>فكان/ أفكان</text:p>
          </table:table-cell>
          <table:table-cell office:value-type="float" office:value="35.21592" calcext:value-type="float">
            <text:p>35.21592</text:p>
          </table:table-cell>
          <table:table-cell office:value-type="float" office:value="0.05881" calcext:value-type="float">
            <text:p>0.05881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تاهرت</text:p>
          </table:table-cell>
          <table:table-cell office:value-type="string" calcext:value-type="string">
            <text:p>Fakkan, Afkan</text:p>
          </table:table-cell>
          <table:table-cell office:value-type="string" calcext:value-type="string">
            <text:p>Fakk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سجلماسة</text:p>
          </table:table-cell>
          <table:table-cell office:value-type="float" office:value="31.27819" calcext:value-type="float">
            <text:p>31.27819</text:p>
          </table:table-cell>
          <table:table-cell office:value-type="float" office:value="-4.23723" calcext:value-type="float">
            <text:p>-4.2372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سجلماسة</text:p>
          </table:table-cell>
          <table:table-cell office:value-type="string" calcext:value-type="string">
            <text:p>Sijilmasa</text:p>
          </table:table-cell>
          <table:table-cell office:value-type="string" calcext:value-type="string">
            <text:p>Siǧilmās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سجلماسة</text:p>
          </table:table-cell>
          <table:table-cell office:value-type="float" office:value="31.27819" calcext:value-type="float">
            <text:p>31.27819</text:p>
          </table:table-cell>
          <table:table-cell office:value-type="float" office:value="-4.23723" calcext:value-type="float">
            <text:p>-4.2372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سجلماسة</text:p>
          </table:table-cell>
          <table:table-cell office:value-type="string" calcext:value-type="string">
            <text:p>Sijilmasa</text:p>
          </table:table-cell>
          <table:table-cell office:value-type="string" calcext:value-type="string">
            <text:p>Siǧilmās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نحاسين</text:p>
          </table:table-cell>
          <table:table-cell office:value-type="float" office:value="31.13962" calcext:value-type="float">
            <text:p>31.13962</text:p>
          </table:table-cell>
          <table:table-cell office:value-type="float" office:value="-5.84677" calcext:value-type="float">
            <text:p>-5.8467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سجلماسة</text:p>
          </table:table-cell>
          <table:table-cell office:value-type="string" calcext:value-type="string">
            <text:p>al-Nahhasin</text:p>
          </table:table-cell>
          <table:table-cell office:value-type="string" calcext:value-type="string">
            <text:p>al-Naḥḥāsī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وليلة</text:p>
          </table:table-cell>
          <table:table-cell office:value-type="float" office:value="34.09883" calcext:value-type="float">
            <text:p>34.09883</text:p>
          </table:table-cell>
          <table:table-cell office:value-type="float" office:value="-5.60437" calcext:value-type="float">
            <text:p>-5.604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طنجة</text:p>
          </table:table-cell>
          <table:table-cell office:value-type="string" calcext:value-type="string">
            <text:p>Walila</text:p>
          </table:table-cell>
          <table:table-cell office:value-type="string" calcext:value-type="string">
            <text:p>Walīl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غزة</text:p>
          </table:table-cell>
          <table:table-cell office:value-type="float" office:value="35.06747" calcext:value-type="float">
            <text:p>35.06747</text:p>
          </table:table-cell>
          <table:table-cell office:value-type="float" office:value="-1.92701" calcext:value-type="float">
            <text:p>-1.92701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طنجة</text:p>
          </table:table-cell>
          <table:table-cell office:value-type="string" calcext:value-type="string">
            <text:p>Ghuzza</text:p>
          </table:table-cell>
          <table:table-cell office:value-type="string" calcext:value-type="string">
            <text:p>Ġuzz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غزة</text:p>
          </table:table-cell>
          <table:table-cell table:number-columns-repeated="2" office:value-type="string" calcext:value-type="string">
            <text:p>الغزة</text:p>
          </table:table-cell>
          <table:table-cell office:value-type="float" office:value="36.11161" calcext:value-type="float">
            <text:p>36.11161</text:p>
          </table:table-cell>
          <table:table-cell office:value-type="float" office:value="1.09406" calcext:value-type="float">
            <text:p>1.09406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طنجة</text:p>
          </table:table-cell>
          <table:table-cell office:value-type="string" calcext:value-type="string">
            <text:p>al-Ghuzza</text:p>
          </table:table-cell>
          <table:table-cell office:value-type="string" calcext:value-type="string">
            <text:p>al-Ġuzz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غزة</text:p>
          </table:table-cell>
          <table:table-cell office:value-type="float" office:value="31.49664" calcext:value-type="float">
            <text:p>31.49664</text:p>
          </table:table-cell>
          <table:table-cell office:value-type="float" office:value="34.45664" calcext:value-type="float">
            <text:p>34.4566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طنجة</text:p>
          </table:table-cell>
          <table:table-cell office:value-type="string" calcext:value-type="string">
            <text:p>Ghazza</text:p>
          </table:table-cell>
          <table:table-cell office:value-type="string" calcext:value-type="string">
            <text:p>Ġazz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حاجر</text:p>
          </table:table-cell>
          <table:table-cell office:value-type="float" office:value="25.9691" calcext:value-type="float">
            <text:p>25.9691</text:p>
          </table:table-cell>
          <table:table-cell office:value-type="float" office:value="41.75129" calcext:value-type="float">
            <text:p>41.7512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طنجة</text:p>
          </table:table-cell>
          <table:table-cell office:value-type="string" calcext:value-type="string">
            <text:p>al-Hajir</text:p>
          </table:table-cell>
          <table:table-cell office:value-type="string" calcext:value-type="string">
            <text:p>al-Ḥāǧi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بيضاء</text:p>
          </table:table-cell>
          <table:table-cell office:value-type="float" office:value="41.83632" calcext:value-type="float">
            <text:p>41.83632</text:p>
          </table:table-cell>
          <table:table-cell office:value-type="float" office:value="0.57785" calcext:value-type="float">
            <text:p>0.57785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طنجة</text:p>
          </table:table-cell>
          <table:table-cell office:value-type="string" calcext:value-type="string">
            <text:p>al-Bayda</text:p>
          </table:table-cell>
          <table:table-cell office:value-type="string" calcext:value-type="string">
            <text:p>al-Bayḍāʾ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البيضاء</text:p>
          </table:table-cell>
          <table:table-cell office:value-type="string" calcext:value-type="string">
            <text:p>البيضاء/ نسا</text:p>
          </table:table-cell>
          <table:table-cell office:value-type="float" office:value="30.03958" calcext:value-type="float">
            <text:p>30.03958</text:p>
          </table:table-cell>
          <table:table-cell office:value-type="float" office:value="52.36712" calcext:value-type="float">
            <text:p>52.3671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طنجة</text:p>
          </table:table-cell>
          <table:table-cell office:value-type="string" calcext:value-type="string">
            <text:p>al-Bayda, Nasa</text:p>
          </table:table-cell>
          <table:table-cell office:value-type="string" calcext:value-type="string">
            <text:p>al-Bayḍāʾ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بيضاء</text:p>
          </table:table-cell>
          <table:table-cell office:value-type="float" office:value="26.79044" calcext:value-type="float">
            <text:p>26.79044</text:p>
          </table:table-cell>
          <table:table-cell office:value-type="float" office:value="37.01435" calcext:value-type="float">
            <text:p>37.0143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طنجة</text:p>
          </table:table-cell>
          <table:table-cell office:value-type="string" calcext:value-type="string">
            <text:p>al-Bayda</text:p>
          </table:table-cell>
          <table:table-cell office:value-type="string" calcext:value-type="string">
            <text:p>al-Bayḍāʾ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مقرة</text:p>
          </table:table-cell>
          <table:table-cell office:value-type="string" calcext:value-type="string">
            <text:p>مقرة/ مقرة</text:p>
          </table:table-cell>
          <table:table-cell office:value-type="float" office:value="18.06095" calcext:value-type="float">
            <text:p>18.06095</text:p>
          </table:table-cell>
          <table:table-cell office:value-type="float" office:value="32.46943" calcext:value-type="float">
            <text:p>32.46943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الزاب</text:p>
          </table:table-cell>
          <table:table-cell office:value-type="string" calcext:value-type="string">
            <text:p>Maqurra, Muqurra</text:p>
          </table:table-cell>
          <table:table-cell office:value-type="string" calcext:value-type="string">
            <text:p>Maqurr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قرة</text:p>
          </table:table-cell>
          <table:table-cell office:value-type="float" office:value="35.54259" calcext:value-type="float">
            <text:p>35.54259</text:p>
          </table:table-cell>
          <table:table-cell office:value-type="float" office:value="5.0297" calcext:value-type="float">
            <text:p>5.029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الزاب</text:p>
          </table:table-cell>
          <table:table-cell office:value-type="string" calcext:value-type="string">
            <text:p>Maqqara</text:p>
          </table:table-cell>
          <table:table-cell office:value-type="string" calcext:value-type="string">
            <text:p>Maqqar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طبنة</text:p>
          </table:table-cell>
          <table:table-cell office:value-type="float" office:value="35.32395" calcext:value-type="float">
            <text:p>35.32395</text:p>
          </table:table-cell>
          <table:table-cell office:value-type="float" office:value="5.35573" calcext:value-type="float">
            <text:p>5.3557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الزاب</text:p>
          </table:table-cell>
          <table:table-cell office:value-type="string" calcext:value-type="string">
            <text:p>Tubna</text:p>
          </table:table-cell>
          <table:table-cell office:value-type="string" calcext:value-type="string">
            <text:p>Ṭubn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سكرة</text:p>
          </table:table-cell>
          <table:table-cell office:value-type="float" office:value="34.84755" calcext:value-type="float">
            <text:p>34.84755</text:p>
          </table:table-cell>
          <table:table-cell office:value-type="float" office:value="5.72622" calcext:value-type="float">
            <text:p>5.72622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الزاب</text:p>
          </table:table-cell>
          <table:table-cell office:value-type="string" calcext:value-type="string">
            <text:p>Biskara</text:p>
          </table:table-cell>
          <table:table-cell office:value-type="string" calcext:value-type="string">
            <text:p>Biskar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ادس</text:p>
          </table:table-cell>
          <table:table-cell office:value-type="float" office:value="34.76281" calcext:value-type="float">
            <text:p>34.76281</text:p>
          </table:table-cell>
          <table:table-cell office:value-type="float" office:value="6.65773" calcext:value-type="float">
            <text:p>6.6577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الزاب</text:p>
          </table:table-cell>
          <table:table-cell office:value-type="string" calcext:value-type="string">
            <text:p>Badis</text:p>
          </table:table-cell>
          <table:table-cell office:value-type="string" calcext:value-type="string">
            <text:p>Bādi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تهوذا</text:p>
          </table:table-cell>
          <table:table-cell office:value-type="float" office:value="34.79932" calcext:value-type="float">
            <text:p>34.79932</text:p>
          </table:table-cell>
          <table:table-cell office:value-type="float" office:value="5.82783" calcext:value-type="float">
            <text:p>5.8278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الزاب</text:p>
          </table:table-cell>
          <table:table-cell office:value-type="string" calcext:value-type="string">
            <text:p>Tahudha</text:p>
          </table:table-cell>
          <table:table-cell office:value-type="string" calcext:value-type="string">
            <text:p>Tahūḏ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طولقا</text:p>
          </table:table-cell>
          <table:table-cell office:value-type="float" office:value="34.69495" calcext:value-type="float">
            <text:p>34.69495</text:p>
          </table:table-cell>
          <table:table-cell office:value-type="float" office:value="5.38113" calcext:value-type="float">
            <text:p>5.3811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الزاب</text:p>
          </table:table-cell>
          <table:table-cell office:value-type="string" calcext:value-type="string">
            <text:p>Tawlaqa</text:p>
          </table:table-cell>
          <table:table-cell office:value-type="string" calcext:value-type="string">
            <text:p>Ṭawlaq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يلا</text:p>
          </table:table-cell>
          <table:table-cell office:value-type="float" office:value="36.42482" calcext:value-type="float">
            <text:p>36.42482</text:p>
          </table:table-cell>
          <table:table-cell office:value-type="float" office:value="6.2883" calcext:value-type="float">
            <text:p>6.288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الزاب</text:p>
          </table:table-cell>
          <table:table-cell office:value-type="string" calcext:value-type="string">
            <text:p>Mila</text:p>
          </table:table-cell>
          <table:table-cell office:value-type="string" calcext:value-type="string">
            <text:p>Mīl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نطيوس</text:p>
          </table:table-cell>
          <table:table-cell office:value-type="float" office:value="34.67928" calcext:value-type="float">
            <text:p>34.67928</text:p>
          </table:table-cell>
          <table:table-cell office:value-type="float" office:value="5.60554" calcext:value-type="float">
            <text:p>5.60554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الزاب</text:p>
          </table:table-cell>
          <table:table-cell office:value-type="string" calcext:value-type="string">
            <text:p>Bantiyus</text:p>
          </table:table-cell>
          <table:table-cell office:value-type="string" calcext:value-type="string">
            <text:p>Banṭiyū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فاس</text:p>
          </table:table-cell>
          <table:table-cell office:value-type="float" office:value="34.06727" calcext:value-type="float">
            <text:p>34.06727</text:p>
          </table:table-cell>
          <table:table-cell office:value-type="float" office:value="-5.02852" calcext:value-type="float">
            <text:p>-5.02852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ā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بصرة</text:p>
          </table:table-cell>
          <table:table-cell office:value-type="float" office:value="30.40147" calcext:value-type="float">
            <text:p>30.40147</text:p>
          </table:table-cell>
          <table:table-cell office:value-type="float" office:value="47.71735" calcext:value-type="float">
            <text:p>47.7173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al-Basra</text:p>
          </table:table-cell>
          <table:table-cell office:value-type="string" calcext:value-type="string">
            <text:p>al-Baṣr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البصرة</text:p>
          </table:table-cell>
          <table:table-cell table:number-columns-repeated="2" office:value-type="string" calcext:value-type="string">
            <text:p>بصرة</text:p>
          </table:table-cell>
          <table:table-cell office:value-type="float" office:value="34.82887" calcext:value-type="float">
            <text:p>34.82887</text:p>
          </table:table-cell>
          <table:table-cell office:value-type="float" office:value="-5.88806" calcext:value-type="float">
            <text:p>-5.88806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Basra</text:p>
          </table:table-cell>
          <table:table-cell office:value-type="string" calcext:value-type="string">
            <text:p>Baṣr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صنهاجة</text:p>
          </table:table-cell>
          <table:table-cell office:value-type="float" office:value="35.29674" calcext:value-type="float">
            <text:p>35.29674</text:p>
          </table:table-cell>
          <table:table-cell office:value-type="float" office:value="-5.52392" calcext:value-type="float">
            <text:p>-5.52392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Sanhaja</text:p>
          </table:table-cell>
          <table:table-cell office:value-type="string" calcext:value-type="string">
            <text:p>Ṣanhāǧ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هوارة</text:p>
          </table:table-cell>
          <table:table-cell office:value-type="float" office:value="35.55078" calcext:value-type="float">
            <text:p>35.55078</text:p>
          </table:table-cell>
          <table:table-cell office:value-type="float" office:value="0.442" calcext:value-type="float">
            <text:p>0.442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Huwara</text:p>
          </table:table-cell>
          <table:table-cell office:value-type="string" calcext:value-type="string">
            <text:p>Huwār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تيزا</text:p>
          </table:table-cell>
          <table:table-cell office:value-type="string" calcext:value-type="string">
            <text:p>تيزا/ تازة</text:p>
          </table:table-cell>
          <table:table-cell office:value-type="float" office:value="34.22102" calcext:value-type="float">
            <text:p>34.22102</text:p>
          </table:table-cell>
          <table:table-cell office:value-type="float" office:value="-4.02927" calcext:value-type="float">
            <text:p>-4.0292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Tiza, Taza</text:p>
          </table:table-cell>
          <table:table-cell office:value-type="string" calcext:value-type="string">
            <text:p>Tīz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طماطة</text:p>
          </table:table-cell>
          <table:table-cell office:value-type="float" office:value="34.11636" calcext:value-type="float">
            <text:p>34.11636</text:p>
          </table:table-cell>
          <table:table-cell office:value-type="float" office:value="-4.53948" calcext:value-type="float">
            <text:p>-4.53948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Matmata</text:p>
          </table:table-cell>
          <table:table-cell office:value-type="string" calcext:value-type="string">
            <text:p>Maṭmāṭ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طماطة</text:p>
          </table:table-cell>
          <table:table-cell office:value-type="float" office:value="35.9541" calcext:value-type="float">
            <text:p>35.9541</text:p>
          </table:table-cell>
          <table:table-cell office:value-type="float" office:value="1.90701" calcext:value-type="float">
            <text:p>1.90701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Matmata</text:p>
          </table:table-cell>
          <table:table-cell office:value-type="string" calcext:value-type="string">
            <text:p>Maṭmāṭ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كزناية</text:p>
          </table:table-cell>
          <table:table-cell office:value-type="float" office:value="34.66535" calcext:value-type="float">
            <text:p>34.66535</text:p>
          </table:table-cell>
          <table:table-cell office:value-type="float" office:value="-3.92129" calcext:value-type="float">
            <text:p>-3.92129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Kazannaya</text:p>
          </table:table-cell>
          <table:table-cell office:value-type="string" calcext:value-type="string">
            <text:p>Kazannāy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سلا</text:p>
          </table:table-cell>
          <table:table-cell office:value-type="float" office:value="34.04753" calcext:value-type="float">
            <text:p>34.04753</text:p>
          </table:table-cell>
          <table:table-cell office:value-type="float" office:value="-6.79416" calcext:value-type="float">
            <text:p>-6.79416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Sal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لد غمار</text:p>
          </table:table-cell>
          <table:table-cell office:value-type="float" office:value="35.19603" calcext:value-type="float">
            <text:p>35.19603</text:p>
          </table:table-cell>
          <table:table-cell office:value-type="float" office:value="-4.70461" calcext:value-type="float">
            <text:p>-4.70461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Balad Ghumar</text:p>
          </table:table-cell>
          <table:table-cell office:value-type="string" calcext:value-type="string">
            <text:p>Balad Ġumā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تابريدا</text:p>
          </table:table-cell>
          <table:table-cell office:value-type="float" office:value="34.32074" calcext:value-type="float">
            <text:p>34.32074</text:p>
          </table:table-cell>
          <table:table-cell office:value-type="float" office:value="-3.30734" calcext:value-type="float">
            <text:p>-3.30734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Tabarida</text:p>
          </table:table-cell>
          <table:table-cell office:value-type="string" calcext:value-type="string">
            <text:p>Tābarīd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كناسة</text:p>
          </table:table-cell>
          <table:table-cell office:value-type="float" office:value="33.91455" calcext:value-type="float">
            <text:p>33.91455</text:p>
          </table:table-cell>
          <table:table-cell office:value-type="float" office:value="-5.56626" calcext:value-type="float">
            <text:p>-5.56626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Miknasa</text:p>
          </table:table-cell>
          <table:table-cell office:value-type="string" calcext:value-type="string">
            <text:p>Miknāsaŧ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مدائن</text:p>
          </table:table-cell>
          <table:table-cell table:number-columns-repeated="2" office:value-type="string" calcext:value-type="string">
            <text:p>المدائين</text:p>
          </table:table-cell>
          <table:table-cell office:value-type="float" office:value="33.09075" calcext:value-type="float">
            <text:p>33.09075</text:p>
          </table:table-cell>
          <table:table-cell office:value-type="float" office:value="44.59672" calcext:value-type="float">
            <text:p>44.5967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al-Madain</text:p>
          </table:table-cell>
          <table:table-cell office:value-type="string" calcext:value-type="string">
            <text:p>al-Madāʾīn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مكسين</text:p>
          </table:table-cell>
          <table:table-cell office:value-type="string" calcext:value-type="string">
            <text:p>ميكسين</text:p>
          </table:table-cell>
          <table:table-cell office:value-type="string" calcext:value-type="string">
            <text:p>ميكسين/ ميكسين/ ماكسين</text:p>
          </table:table-cell>
          <table:table-cell office:value-type="float" office:value="35.74173" calcext:value-type="float">
            <text:p>35.74173</text:p>
          </table:table-cell>
          <table:table-cell office:value-type="float" office:value="40.75934" calcext:value-type="float">
            <text:p>40.75934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Mikisin, Maykisin, Makisin</text:p>
          </table:table-cell>
          <table:table-cell office:value-type="string" calcext:value-type="string">
            <text:p>Mīkisīn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امليل</text:p>
          </table:table-cell>
          <table:table-cell table:number-columns-repeated="2" office:value-type="string" calcext:value-type="string">
            <text:p>أمليل</text:p>
          </table:table-cell>
          <table:table-cell office:value-type="float" office:value="35.29761" calcext:value-type="float">
            <text:p>35.29761</text:p>
          </table:table-cell>
          <table:table-cell office:value-type="float" office:value="-2.96861" calcext:value-type="float">
            <text:p>-2.96861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Amlil</text:p>
          </table:table-cell>
          <table:table-cell office:value-type="string" calcext:value-type="string">
            <text:p>Amlī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قسطيلية</text:p>
          </table:table-cell>
          <table:table-cell office:value-type="float" office:value="33.88951" calcext:value-type="float">
            <text:p>33.88951</text:p>
          </table:table-cell>
          <table:table-cell office:value-type="float" office:value="8.27517" calcext:value-type="float">
            <text:p>8.2751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Qastiliya</text:p>
          </table:table-cell>
          <table:table-cell office:value-type="string" calcext:value-type="string">
            <text:p>Qasṭīliy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نفزاوة</text:p>
          </table:table-cell>
          <table:table-cell office:value-type="float" office:value="33.61536" calcext:value-type="float">
            <text:p>33.61536</text:p>
          </table:table-cell>
          <table:table-cell office:value-type="float" office:value="9.28396" calcext:value-type="float">
            <text:p>9.28396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Nafzawa</text:p>
          </table:table-cell>
          <table:table-cell office:value-type="string" calcext:value-type="string">
            <text:p>Nafzāw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نقاوس</text:p>
          </table:table-cell>
          <table:table-cell office:value-type="float" office:value="35.58177" calcext:value-type="float">
            <text:p>35.58177</text:p>
          </table:table-cell>
          <table:table-cell office:value-type="float" office:value="5.70399" calcext:value-type="float">
            <text:p>5.70399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Niqawus</text:p>
          </table:table-cell>
          <table:table-cell office:value-type="string" calcext:value-type="string">
            <text:p>Niqāwu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سكرة</text:p>
          </table:table-cell>
          <table:table-cell office:value-type="float" office:value="34.84755" calcext:value-type="float">
            <text:p>34.84755</text:p>
          </table:table-cell>
          <table:table-cell office:value-type="float" office:value="5.72622" calcext:value-type="float">
            <text:p>5.72622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Biskara</text:p>
          </table:table-cell>
          <table:table-cell office:value-type="string" calcext:value-type="string">
            <text:p>Biskar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قبيشة</text:p>
          </table:table-cell>
          <table:table-cell office:value-type="float" office:value="34.83148" calcext:value-type="float">
            <text:p>34.83148</text:p>
          </table:table-cell>
          <table:table-cell office:value-type="float" office:value="10.68123" calcext:value-type="float">
            <text:p>10.6812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مغرب</text:p>
          </table:table-cell>
          <table:table-cell office:value-type="string" calcext:value-type="string">
            <text:p>فاس</text:p>
          </table:table-cell>
          <table:table-cell office:value-type="string" calcext:value-type="string">
            <text:p>Qabisha</text:p>
          </table:table-cell>
          <table:table-cell office:value-type="string" calcext:value-type="string">
            <text:p>Qabīšaŧ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أرجان</text:p>
          </table:table-cell>
          <table:table-cell table:number-columns-repeated="2" office:value-type="string" calcext:value-type="string">
            <text:p>أراجان</text:p>
          </table:table-cell>
          <table:table-cell office:value-type="float" office:value="30.6103" calcext:value-type="float">
            <text:p>30.6103</text:p>
          </table:table-cell>
          <table:table-cell office:value-type="float" office:value="50.29766" calcext:value-type="float">
            <text:p>50.2976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جان</text:p>
          </table:table-cell>
          <table:table-cell office:value-type="string" calcext:value-type="string">
            <text:p>Arrajan</text:p>
          </table:table-cell>
          <table:table-cell office:value-type="string" calcext:value-type="string">
            <text:p>Arrāǧān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أرجان</text:p>
          </table:table-cell>
          <table:table-cell table:number-columns-repeated="2" office:value-type="string" calcext:value-type="string">
            <text:p>أرجمان</text:p>
          </table:table-cell>
          <table:table-cell office:value-type="float" office:value="31.1799" calcext:value-type="float">
            <text:p>31.1799</text:p>
          </table:table-cell>
          <table:table-cell office:value-type="float" office:value="52.62743" calcext:value-type="float">
            <text:p>52.6274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جان</text:p>
          </table:table-cell>
          <table:table-cell office:value-type="string" calcext:value-type="string">
            <text:p>Arjuman</text:p>
          </table:table-cell>
          <table:table-cell office:value-type="string" calcext:value-type="string">
            <text:p>Arǧumān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قوستان</text:p>
          </table:table-cell>
          <table:table-cell table:number-columns-repeated="2" office:value-type="string" calcext:value-type="string">
            <text:p>قوهستان</text:p>
          </table:table-cell>
          <table:table-cell office:value-type="float" office:value="33.77051" calcext:value-type="float">
            <text:p>33.77051</text:p>
          </table:table-cell>
          <table:table-cell office:value-type="float" office:value="59.44592" calcext:value-type="float">
            <text:p>59.4459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جان</text:p>
          </table:table-cell>
          <table:table-cell office:value-type="string" calcext:value-type="string">
            <text:p>Quhistan</text:p>
          </table:table-cell>
          <table:table-cell office:value-type="string" calcext:value-type="string">
            <text:p>Qūhistān</text:p>
          </table:table-cell>
          <table:table-cell table:style-name="ce1" office:value-type="float" office:value="92" calcext:value-type="float">
            <text:p>92</text:p>
          </table:table-cell>
        </table:table-row>
        <table:table-row table:style-name="ro1">
          <table:table-cell table:number-columns-repeated="3" office:value-type="string" calcext:value-type="string">
            <text:p>داريان</text:p>
          </table:table-cell>
          <table:table-cell office:value-type="float" office:value="29.54062" calcext:value-type="float">
            <text:p>29.54062</text:p>
          </table:table-cell>
          <table:table-cell office:value-type="float" office:value="52.92548" calcext:value-type="float">
            <text:p>52.9254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جان</text:p>
          </table:table-cell>
          <table:table-cell office:value-type="string" calcext:value-type="string">
            <text:p>Dariyan</text:p>
          </table:table-cell>
          <table:table-cell office:value-type="string" calcext:value-type="string">
            <text:p>Dāriyā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داريان</text:p>
          </table:table-cell>
          <table:table-cell table:number-columns-repeated="2" office:value-type="string" calcext:value-type="string">
            <text:p>دارين</text:p>
          </table:table-cell>
          <table:table-cell office:value-type="float" office:value="26.28437" calcext:value-type="float">
            <text:p>26.28437</text:p>
          </table:table-cell>
          <table:table-cell office:value-type="float" office:value="50.19373" calcext:value-type="float">
            <text:p>50.1937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جان</text:p>
          </table:table-cell>
          <table:table-cell office:value-type="string" calcext:value-type="string">
            <text:p>Darin</text:p>
          </table:table-cell>
          <table:table-cell office:value-type="string" calcext:value-type="string">
            <text:p>Dārīn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داريان</text:p>
          </table:table-cell>
          <table:table-cell table:number-columns-repeated="2" office:value-type="string" calcext:value-type="string">
            <text:p>داريا</text:p>
          </table:table-cell>
          <table:table-cell office:value-type="float" office:value="33.46544" calcext:value-type="float">
            <text:p>33.46544</text:p>
          </table:table-cell>
          <table:table-cell office:value-type="float" office:value="36.23184" calcext:value-type="float">
            <text:p>36.2318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جان</text:p>
          </table:table-cell>
          <table:table-cell office:value-type="string" calcext:value-type="string">
            <text:p>Darayya</text:p>
          </table:table-cell>
          <table:table-cell office:value-type="string" calcext:value-type="string">
            <text:p>Dārayyā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مهربان</text:p>
          </table:table-cell>
          <table:table-cell table:number-columns-repeated="2" office:value-type="string" calcext:value-type="string">
            <text:p>مهروبان</text:p>
          </table:table-cell>
          <table:table-cell office:value-type="float" office:value="30.06436" calcext:value-type="float">
            <text:p>30.06436</text:p>
          </table:table-cell>
          <table:table-cell office:value-type="float" office:value="50.21436" calcext:value-type="float">
            <text:p>50.2143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جان</text:p>
          </table:table-cell>
          <table:table-cell office:value-type="string" calcext:value-type="string">
            <text:p>Mahruban</text:p>
          </table:table-cell>
          <table:table-cell office:value-type="string" calcext:value-type="string">
            <text:p>Mahrūbān</text:p>
          </table:table-cell>
          <table:table-cell table:style-name="ce1" office:value-type="float" office:value="92" calcext:value-type="float">
            <text:p>92</text:p>
          </table:table-cell>
        </table:table-row>
        <table:table-row table:style-name="ro1">
          <table:table-cell table:number-columns-repeated="3" office:value-type="string" calcext:value-type="string">
            <text:p>جنابة</text:p>
          </table:table-cell>
          <table:table-cell office:value-type="float" office:value="29.60089" calcext:value-type="float">
            <text:p>29.60089</text:p>
          </table:table-cell>
          <table:table-cell office:value-type="float" office:value="50.53898" calcext:value-type="float">
            <text:p>50.5389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جان</text:p>
          </table:table-cell>
          <table:table-cell office:value-type="string" calcext:value-type="string">
            <text:p>Jannaba</text:p>
          </table:table-cell>
          <table:table-cell office:value-type="string" calcext:value-type="string">
            <text:p>Ǧannāb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سينيز</text:p>
          </table:table-cell>
          <table:table-cell office:value-type="string" calcext:value-type="string">
            <text:p>سينيز/ شينيز</text:p>
          </table:table-cell>
          <table:table-cell office:value-type="float" office:value="29.92283" calcext:value-type="float">
            <text:p>29.92283</text:p>
          </table:table-cell>
          <table:table-cell office:value-type="float" office:value="50.27838" calcext:value-type="float">
            <text:p>50.2783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جان</text:p>
          </table:table-cell>
          <table:table-cell office:value-type="string" calcext:value-type="string">
            <text:p>Siniz, Shiniz</text:p>
          </table:table-cell>
          <table:table-cell office:value-type="string" calcext:value-type="string">
            <text:p>Sīnī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هندوان</text:p>
          </table:table-cell>
          <table:table-cell office:value-type="string" calcext:value-type="string">
            <text:p>هندوان/ هنديجان</text:p>
          </table:table-cell>
          <table:table-cell office:value-type="float" office:value="30.25118" calcext:value-type="float">
            <text:p>30.25118</text:p>
          </table:table-cell>
          <table:table-cell office:value-type="float" office:value="49.70675" calcext:value-type="float">
            <text:p>49.7067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جان</text:p>
          </table:table-cell>
          <table:table-cell office:value-type="string" calcext:value-type="string">
            <text:p>Hinduwan, Hindijan</text:p>
          </table:table-cell>
          <table:table-cell office:value-type="string" calcext:value-type="string">
            <text:p>Hinduwā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هندوان</text:p>
          </table:table-cell>
          <table:table-cell office:value-type="string" calcext:value-type="string">
            <text:p>هندوجان</text:p>
          </table:table-cell>
          <table:table-cell office:value-type="string" calcext:value-type="string">
            <text:p>هندوجان/ هنديجان</text:p>
          </table:table-cell>
          <table:table-cell office:value-type="float" office:value="29.39151" calcext:value-type="float">
            <text:p>29.39151</text:p>
          </table:table-cell>
          <table:table-cell office:value-type="float" office:value="51.30074" calcext:value-type="float">
            <text:p>51.3007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جان</text:p>
          </table:table-cell>
          <table:table-cell office:value-type="string" calcext:value-type="string">
            <text:p>Hindujan, Hindijan</text:p>
          </table:table-cell>
          <table:table-cell office:value-type="string" calcext:value-type="string">
            <text:p>Hindūǧān</text:p>
          </table:table-cell>
          <table:table-cell table:style-name="ce1" office:value-type="float" office:value="92" calcext:value-type="float">
            <text:p>92</text:p>
          </table:table-cell>
        </table:table-row>
        <table:table-row table:style-name="ro1">
          <table:table-cell table:number-columns-repeated="3" office:value-type="string" calcext:value-type="string">
            <text:p>سيراف</text:p>
          </table:table-cell>
          <table:table-cell office:value-type="float" office:value="27.69666" calcext:value-type="float">
            <text:p>27.69666</text:p>
          </table:table-cell>
          <table:table-cell office:value-type="float" office:value="52.34306" calcext:value-type="float">
            <text:p>52.3430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دشيرخره</text:p>
          </table:table-cell>
          <table:table-cell office:value-type="string" calcext:value-type="string">
            <text:p>Siraf</text:p>
          </table:table-cell>
          <table:table-cell office:value-type="string" calcext:value-type="string">
            <text:p>Sīrā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جور</text:p>
          </table:table-cell>
          <table:table-cell office:value-type="string" calcext:value-type="string">
            <text:p>جور/ بيروزاباذ</text:p>
          </table:table-cell>
          <table:table-cell office:value-type="float" office:value="28.84797" calcext:value-type="float">
            <text:p>28.84797</text:p>
          </table:table-cell>
          <table:table-cell office:value-type="float" office:value="52.58324" calcext:value-type="float">
            <text:p>52.5832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دشيرخره</text:p>
          </table:table-cell>
          <table:table-cell office:value-type="string" calcext:value-type="string">
            <text:p>Jur, Bayruzabadh</text:p>
          </table:table-cell>
          <table:table-cell office:value-type="string" calcext:value-type="string">
            <text:p>Ǧū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يمند</text:p>
          </table:table-cell>
          <table:table-cell office:value-type="float" office:value="28.88488" calcext:value-type="float">
            <text:p>28.88488</text:p>
          </table:table-cell>
          <table:table-cell office:value-type="float" office:value="52.85141" calcext:value-type="float">
            <text:p>52.8514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دشيرخره</text:p>
          </table:table-cell>
          <table:table-cell office:value-type="string" calcext:value-type="string">
            <text:p>Mimand</text:p>
          </table:table-cell>
          <table:table-cell office:value-type="string" calcext:value-type="string">
            <text:p>Mīman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نابند</text:p>
          </table:table-cell>
          <table:table-cell office:value-type="float" office:value="27.34352" calcext:value-type="float">
            <text:p>27.34352</text:p>
          </table:table-cell>
          <table:table-cell office:value-type="float" office:value="52.64171" calcext:value-type="float">
            <text:p>52.6417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دشيرخره</text:p>
          </table:table-cell>
          <table:table-cell office:value-type="string" calcext:value-type="string">
            <text:p>Naband</text:p>
          </table:table-cell>
          <table:table-cell office:value-type="string" calcext:value-type="string">
            <text:p>Nāban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نابند</text:p>
          </table:table-cell>
          <table:table-cell office:value-type="float" office:value="32.33053" calcext:value-type="float">
            <text:p>32.33053</text:p>
          </table:table-cell>
          <table:table-cell office:value-type="float" office:value="57.58788" calcext:value-type="float">
            <text:p>57.58788</text:p>
          </table:table-cell>
          <table:table-cell office:value-type="string" calcext:value-type="string">
            <text:p>Mafaza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دشيرخره</text:p>
          </table:table-cell>
          <table:table-cell office:value-type="string" calcext:value-type="string">
            <text:p>Naband</text:p>
          </table:table-cell>
          <table:table-cell office:value-type="string" calcext:value-type="string">
            <text:p>Nāban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صيمكان</text:p>
          </table:table-cell>
          <table:table-cell office:value-type="float" office:value="28.69941" calcext:value-type="float">
            <text:p>28.69941</text:p>
          </table:table-cell>
          <table:table-cell office:value-type="float" office:value="53.13182" calcext:value-type="float">
            <text:p>53.1318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دشيرخره</text:p>
          </table:table-cell>
          <table:table-cell office:value-type="string" calcext:value-type="string">
            <text:p>al-Simakan</text:p>
          </table:table-cell>
          <table:table-cell office:value-type="string" calcext:value-type="string">
            <text:p>al-Ṣīmak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خبر</text:p>
          </table:table-cell>
          <table:table-cell office:value-type="float" office:value="28.76436" calcext:value-type="float">
            <text:p>28.76436</text:p>
          </table:table-cell>
          <table:table-cell office:value-type="float" office:value="53.27732" calcext:value-type="float">
            <text:p>53.2773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دشيرخره</text:p>
          </table:table-cell>
          <table:table-cell office:value-type="string" calcext:value-type="string">
            <text:p>Khabr</text:p>
          </table:table-cell>
          <table:table-cell office:value-type="string" calcext:value-type="string">
            <text:p>Ḫab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خبر</text:p>
          </table:table-cell>
          <table:table-cell office:value-type="float" office:value="28.85863" calcext:value-type="float">
            <text:p>28.85863</text:p>
          </table:table-cell>
          <table:table-cell office:value-type="float" office:value="56.31341" calcext:value-type="float">
            <text:p>56.31341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دشيرخره</text:p>
          </table:table-cell>
          <table:table-cell office:value-type="string" calcext:value-type="string">
            <text:p>Khabr</text:p>
          </table:table-cell>
          <table:table-cell office:value-type="string" calcext:value-type="string">
            <text:p>Ḫab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خورستان</text:p>
          </table:table-cell>
          <table:table-cell office:value-type="string" calcext:value-type="string">
            <text:p>خورستان/ سروستان</text:p>
          </table:table-cell>
          <table:table-cell office:value-type="float" office:value="29.25713" calcext:value-type="float">
            <text:p>29.25713</text:p>
          </table:table-cell>
          <table:table-cell office:value-type="float" office:value="53.20589" calcext:value-type="float">
            <text:p>53.2058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دشيرخره</text:p>
          </table:table-cell>
          <table:table-cell office:value-type="string" calcext:value-type="string">
            <text:p>Khawaristan, Sarwistan</text:p>
          </table:table-cell>
          <table:table-cell office:value-type="string" calcext:value-type="string">
            <text:p>Ḫawarist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خورستان</text:p>
          </table:table-cell>
          <table:table-cell office:value-type="float" office:value="29.95166" calcext:value-type="float">
            <text:p>29.95166</text:p>
          </table:table-cell>
          <table:table-cell office:value-type="float" office:value="54.09036" calcext:value-type="float">
            <text:p>54.0903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دشيرخره</text:p>
          </table:table-cell>
          <table:table-cell office:value-type="string" calcext:value-type="string">
            <text:p>Khawaristan</text:p>
          </table:table-cell>
          <table:table-cell office:value-type="string" calcext:value-type="string">
            <text:p>Ḫawarist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غندجان</text:p>
          </table:table-cell>
          <table:table-cell office:value-type="float" office:value="29.22327" calcext:value-type="float">
            <text:p>29.22327</text:p>
          </table:table-cell>
          <table:table-cell office:value-type="float" office:value="51.26065" calcext:value-type="float">
            <text:p>51.2606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دشيرخره</text:p>
          </table:table-cell>
          <table:table-cell office:value-type="string" calcext:value-type="string">
            <text:p>al-Ghundijan</text:p>
          </table:table-cell>
          <table:table-cell office:value-type="string" calcext:value-type="string">
            <text:p>al-Ġundiǧ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كران</text:p>
          </table:table-cell>
          <table:table-cell office:value-type="float" office:value="27.76342" calcext:value-type="float">
            <text:p>27.76342</text:p>
          </table:table-cell>
          <table:table-cell office:value-type="float" office:value="52.86193" calcext:value-type="float">
            <text:p>52.8619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دشيرخره</text:p>
          </table:table-cell>
          <table:table-cell office:value-type="string" calcext:value-type="string">
            <text:p>Kuran</text:p>
          </table:table-cell>
          <table:table-cell office:value-type="string" calcext:value-type="string">
            <text:p>Kur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نجيرم</text:p>
          </table:table-cell>
          <table:table-cell office:value-type="float" office:value="28.49687" calcext:value-type="float">
            <text:p>28.49687</text:p>
          </table:table-cell>
          <table:table-cell office:value-type="float" office:value="51.12283" calcext:value-type="float">
            <text:p>51.1228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دشيرخره</text:p>
          </table:table-cell>
          <table:table-cell office:value-type="string" calcext:value-type="string">
            <text:p>Najiram</text:p>
          </table:table-cell>
          <table:table-cell office:value-type="string" calcext:value-type="string">
            <text:p>Naǧīra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سورو</text:p>
          </table:table-cell>
          <table:table-cell office:value-type="float" office:value="27.19067" calcext:value-type="float">
            <text:p>27.19067</text:p>
          </table:table-cell>
          <table:table-cell office:value-type="float" office:value="56.21348" calcext:value-type="float">
            <text:p>56.2134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دشيرخره</text:p>
          </table:table-cell>
          <table:table-cell office:value-type="string" calcext:value-type="string">
            <text:p>Suru</text:p>
          </table:table-cell>
          <table:table-cell office:value-type="string" calcext:value-type="string">
            <text:p>Sūrū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راس كشم</text:p>
          </table:table-cell>
          <table:table-cell table:number-columns-repeated="2" office:value-type="string" calcext:value-type="string">
            <text:p>رأس كشم</text:p>
          </table:table-cell>
          <table:table-cell office:value-type="float" office:value="26.96505" calcext:value-type="float">
            <text:p>26.96505</text:p>
          </table:table-cell>
          <table:table-cell office:value-type="float" office:value="56.28286" calcext:value-type="float">
            <text:p>56.2828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أردشيرخره</text:p>
          </table:table-cell>
          <table:table-cell office:value-type="string" calcext:value-type="string">
            <text:p>Ras Kishm</text:p>
          </table:table-cell>
          <table:table-cell office:value-type="string" calcext:value-type="string">
            <text:p>Raʾs Kiš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درابجرد</text:p>
          </table:table-cell>
          <table:table-cell office:value-type="float" office:value="28.75143" calcext:value-type="float">
            <text:p>28.75143</text:p>
          </table:table-cell>
          <table:table-cell office:value-type="float" office:value="54.54591" calcext:value-type="float">
            <text:p>54.5459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درابجرد</text:p>
          </table:table-cell>
          <table:table-cell office:value-type="string" calcext:value-type="string">
            <text:p>Darabajird</text:p>
          </table:table-cell>
          <table:table-cell office:value-type="string" calcext:value-type="string">
            <text:p>Darābaǧird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طبستان</text:p>
          </table:table-cell>
          <table:table-cell table:number-columns-repeated="2" office:value-type="string" calcext:value-type="string">
            <text:p>طبرستان</text:p>
          </table:table-cell>
          <table:table-cell office:value-type="float" office:value="36.34732" calcext:value-type="float">
            <text:p>36.34732</text:p>
          </table:table-cell>
          <table:table-cell office:value-type="float" office:value="52.60329" calcext:value-type="float">
            <text:p>52.60329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درابجرد</text:p>
          </table:table-cell>
          <table:table-cell office:value-type="string" calcext:value-type="string">
            <text:p>Tabaristan</text:p>
          </table:table-cell>
          <table:table-cell office:value-type="string" calcext:value-type="string">
            <text:p>Ṭabaristān</text:p>
          </table:table-cell>
          <table:table-cell table:style-name="ce1" office:value-type="float" office:value="92" calcext:value-type="float">
            <text:p>92</text:p>
          </table:table-cell>
        </table:table-row>
        <table:table-row table:style-name="ro1">
          <table:table-cell table:number-columns-repeated="2" office:value-type="string" calcext:value-type="string">
            <text:p>طبستان</text:p>
          </table:table-cell>
          <table:table-cell office:value-type="string" calcext:value-type="string">
            <text:p>طبستان/ طمستان/ طمارستان</text:p>
          </table:table-cell>
          <table:table-cell office:value-type="float" office:value="28.94971" calcext:value-type="float">
            <text:p>28.94971</text:p>
          </table:table-cell>
          <table:table-cell office:value-type="float" office:value="53.81699" calcext:value-type="float">
            <text:p>53.8169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درابجرد</text:p>
          </table:table-cell>
          <table:table-cell office:value-type="string" calcext:value-type="string">
            <text:p>Tabistan, Tamistan, Timaristan</text:p>
          </table:table-cell>
          <table:table-cell office:value-type="string" calcext:value-type="string">
            <text:p>Ṭabist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كرم</text:p>
          </table:table-cell>
          <table:table-cell office:value-type="float" office:value="29.07233" calcext:value-type="float">
            <text:p>29.07233</text:p>
          </table:table-cell>
          <table:table-cell office:value-type="float" office:value="53.608" calcext:value-type="float">
            <text:p>53.60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درابجرد</text:p>
          </table:table-cell>
          <table:table-cell table:number-columns-repeated="2" office:value-type="string" calcext:value-type="string">
            <text:p>Kur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يزدخواست</text:p>
          </table:table-cell>
          <table:table-cell office:value-type="float" office:value="28.33754" calcext:value-type="float">
            <text:p>28.33754</text:p>
          </table:table-cell>
          <table:table-cell office:value-type="float" office:value="54.43137" calcext:value-type="float">
            <text:p>54.4313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درابجرد</text:p>
          </table:table-cell>
          <table:table-cell office:value-type="string" calcext:value-type="string">
            <text:p>Yazdakhawast</text:p>
          </table:table-cell>
          <table:table-cell office:value-type="string" calcext:value-type="string">
            <text:p>Yazdaḫawās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كدروا</text:p>
          </table:table-cell>
          <table:table-cell office:value-type="float" office:value="29.16368" calcext:value-type="float">
            <text:p>29.16368</text:p>
          </table:table-cell>
          <table:table-cell office:value-type="float" office:value="54.67346" calcext:value-type="float">
            <text:p>54.6734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درابجرد</text:p>
          </table:table-cell>
          <table:table-cell office:value-type="string" calcext:value-type="string">
            <text:p>Kadruwa</text:p>
          </table:table-cell>
          <table:table-cell office:value-type="string" calcext:value-type="string">
            <text:p>Kadruw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خيار</text:p>
          </table:table-cell>
          <table:table-cell office:value-type="string" calcext:value-type="string">
            <text:p>خيار/ خير/ خيرة</text:p>
          </table:table-cell>
          <table:table-cell office:value-type="float" office:value="29.25944" calcext:value-type="float">
            <text:p>29.25944</text:p>
          </table:table-cell>
          <table:table-cell office:value-type="float" office:value="53.93868" calcext:value-type="float">
            <text:p>53.9386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نيريز</text:p>
          </table:table-cell>
          <table:table-cell office:value-type="string" calcext:value-type="string">
            <text:p>Khayar, Khayr, Khayra</text:p>
          </table:table-cell>
          <table:table-cell office:value-type="string" calcext:value-type="string">
            <text:p>Ḫayā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مريزجان</text:p>
          </table:table-cell>
          <table:table-cell office:value-type="float" office:value="28.80847" calcext:value-type="float">
            <text:p>28.80847</text:p>
          </table:table-cell>
          <table:table-cell office:value-type="float" office:value="54.39753" calcext:value-type="float">
            <text:p>54.3975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نيريز</text:p>
          </table:table-cell>
          <table:table-cell office:value-type="string" calcext:value-type="string">
            <text:p>al-Murayzijan</text:p>
          </table:table-cell>
          <table:table-cell office:value-type="string" calcext:value-type="string">
            <text:p>al-Murayziǧā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الماذوان</text:p>
          </table:table-cell>
          <table:table-cell table:number-columns-repeated="2" office:value-type="string" calcext:value-type="string">
            <text:p>الماذون</text:p>
          </table:table-cell>
          <table:table-cell office:value-type="float" office:value="28.72175" calcext:value-type="float">
            <text:p>28.72175</text:p>
          </table:table-cell>
          <table:table-cell office:value-type="float" office:value="54.29861" calcext:value-type="float">
            <text:p>54.2986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نيريز</text:p>
          </table:table-cell>
          <table:table-cell office:value-type="string" calcext:value-type="string">
            <text:p>al-Madhawan</text:p>
          </table:table-cell>
          <table:table-cell office:value-type="string" calcext:value-type="string">
            <text:p>al-Māḏawan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table:number-columns-repeated="3" office:value-type="string" calcext:value-type="string">
            <text:p>روبنج</text:p>
          </table:table-cell>
          <table:table-cell office:value-type="float" office:value="28.5161" calcext:value-type="float">
            <text:p>28.5161</text:p>
          </table:table-cell>
          <table:table-cell office:value-type="float" office:value="54.40794" calcext:value-type="float">
            <text:p>54.4079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خسو</text:p>
          </table:table-cell>
          <table:table-cell office:value-type="string" calcext:value-type="string">
            <text:p>Rubanj</text:p>
          </table:table-cell>
          <table:table-cell office:value-type="string" calcext:value-type="string">
            <text:p>Rūban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فرج</text:p>
          </table:table-cell>
          <table:table-cell office:value-type="float" office:value="28.31921" calcext:value-type="float">
            <text:p>28.31921</text:p>
          </table:table-cell>
          <table:table-cell office:value-type="float" office:value="55.16805" calcext:value-type="float">
            <text:p>55.1680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خسو</text:p>
          </table:table-cell>
          <table:table-cell office:value-type="string" calcext:value-type="string">
            <text:p>Furj</text:p>
          </table:table-cell>
          <table:table-cell office:value-type="string" calcext:value-type="string">
            <text:p>Fur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تارم</text:p>
          </table:table-cell>
          <table:table-cell office:value-type="string" calcext:value-type="string">
            <text:p>تارم/ تارم</text:p>
          </table:table-cell>
          <table:table-cell office:value-type="float" office:value="28.18163" calcext:value-type="float">
            <text:p>28.18163</text:p>
          </table:table-cell>
          <table:table-cell office:value-type="float" office:value="55.80841" calcext:value-type="float">
            <text:p>55.8084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خسو</text:p>
          </table:table-cell>
          <table:table-cell office:value-type="string" calcext:value-type="string">
            <text:p>Tarim, Tarum</text:p>
          </table:table-cell>
          <table:table-cell office:value-type="string" calcext:value-type="string">
            <text:p>Tāri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شيراز</text:p>
          </table:table-cell>
          <table:table-cell office:value-type="float" office:value="29.61884" calcext:value-type="float">
            <text:p>29.61884</text:p>
          </table:table-cell>
          <table:table-cell office:value-type="float" office:value="52.52867" calcext:value-type="float">
            <text:p>52.5286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شيراز</text:p>
          </table:table-cell>
          <table:table-cell office:value-type="string" calcext:value-type="string">
            <text:p>Shiraz</text:p>
          </table:table-cell>
          <table:table-cell office:value-type="string" calcext:value-type="string">
            <text:p>Šīrā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بيضاء</text:p>
          </table:table-cell>
          <table:table-cell office:value-type="float" office:value="41.83632" calcext:value-type="float">
            <text:p>41.83632</text:p>
          </table:table-cell>
          <table:table-cell office:value-type="float" office:value="0.57785" calcext:value-type="float">
            <text:p>0.57785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شيراز</text:p>
          </table:table-cell>
          <table:table-cell office:value-type="string" calcext:value-type="string">
            <text:p>al-Bayda</text:p>
          </table:table-cell>
          <table:table-cell office:value-type="string" calcext:value-type="string">
            <text:p>al-Bayḍāʾ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البيضاء</text:p>
          </table:table-cell>
          <table:table-cell office:value-type="string" calcext:value-type="string">
            <text:p>البيضاء/ نسا</text:p>
          </table:table-cell>
          <table:table-cell office:value-type="float" office:value="30.03958" calcext:value-type="float">
            <text:p>30.03958</text:p>
          </table:table-cell>
          <table:table-cell office:value-type="float" office:value="52.36712" calcext:value-type="float">
            <text:p>52.3671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شيراز</text:p>
          </table:table-cell>
          <table:table-cell office:value-type="string" calcext:value-type="string">
            <text:p>al-Bayda, Nasa</text:p>
          </table:table-cell>
          <table:table-cell office:value-type="string" calcext:value-type="string">
            <text:p>al-Bayḍāʾ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بيضاء</text:p>
          </table:table-cell>
          <table:table-cell office:value-type="float" office:value="26.79044" calcext:value-type="float">
            <text:p>26.79044</text:p>
          </table:table-cell>
          <table:table-cell office:value-type="float" office:value="37.01435" calcext:value-type="float">
            <text:p>37.0143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شيراز</text:p>
          </table:table-cell>
          <table:table-cell office:value-type="string" calcext:value-type="string">
            <text:p>al-Bayda</text:p>
          </table:table-cell>
          <table:table-cell office:value-type="string" calcext:value-type="string">
            <text:p>al-Bayḍāʾ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فسا</text:p>
          </table:table-cell>
          <table:table-cell office:value-type="float" office:value="28.92193" calcext:value-type="float">
            <text:p>28.92193</text:p>
          </table:table-cell>
          <table:table-cell office:value-type="float" office:value="53.63181" calcext:value-type="float">
            <text:p>53.6318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شيراز</text:p>
          </table:table-cell>
          <table:table-cell office:value-type="string" calcext:value-type="string">
            <text:p>Fasa</text:p>
          </table:table-cell>
          <table:table-cell office:value-type="string" calcext:value-type="string">
            <text:p>Fas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جور</text:p>
          </table:table-cell>
          <table:table-cell office:value-type="string" calcext:value-type="string">
            <text:p>جور/ بيروزاباذ</text:p>
          </table:table-cell>
          <table:table-cell office:value-type="float" office:value="28.84797" calcext:value-type="float">
            <text:p>28.84797</text:p>
          </table:table-cell>
          <table:table-cell office:value-type="float" office:value="52.58324" calcext:value-type="float">
            <text:p>52.5832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شيراز</text:p>
          </table:table-cell>
          <table:table-cell office:value-type="string" calcext:value-type="string">
            <text:p>Jur, Bayruzabadh</text:p>
          </table:table-cell>
          <table:table-cell office:value-type="string" calcext:value-type="string">
            <text:p>Ǧūr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كارزين</text:p>
          </table:table-cell>
          <table:table-cell table:number-columns-repeated="2" office:value-type="string" calcext:value-type="string">
            <text:p>كارزن</text:p>
          </table:table-cell>
          <table:table-cell office:value-type="float" office:value="28.40599" calcext:value-type="float">
            <text:p>28.40599</text:p>
          </table:table-cell>
          <table:table-cell office:value-type="float" office:value="53.11293" calcext:value-type="float">
            <text:p>53.1129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شيراز</text:p>
          </table:table-cell>
          <table:table-cell office:value-type="string" calcext:value-type="string">
            <text:p>Karzin</text:p>
          </table:table-cell>
          <table:table-cell office:value-type="string" calcext:value-type="string">
            <text:p>Kārzin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table:number-columns-repeated="3" office:value-type="string" calcext:value-type="string">
            <text:p>دشت بارين</text:p>
          </table:table-cell>
          <table:table-cell office:value-type="float" office:value="29.28011" calcext:value-type="float">
            <text:p>29.28011</text:p>
          </table:table-cell>
          <table:table-cell office:value-type="float" office:value="51.26816" calcext:value-type="float">
            <text:p>51.2681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شيراز</text:p>
          </table:table-cell>
          <table:table-cell office:value-type="string" calcext:value-type="string">
            <text:p>Dasht Barin</text:p>
          </table:table-cell>
          <table:table-cell office:value-type="string" calcext:value-type="string">
            <text:p>Dašt Bārī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دشت بارين</text:p>
          </table:table-cell>
          <table:table-cell table:number-columns-repeated="2" office:value-type="string" calcext:value-type="string">
            <text:p>دشت برين</text:p>
          </table:table-cell>
          <table:table-cell office:value-type="float" office:value="28.40625" calcext:value-type="float">
            <text:p>28.40625</text:p>
          </table:table-cell>
          <table:table-cell office:value-type="float" office:value="56.1416" calcext:value-type="float">
            <text:p>56.1416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شيراز</text:p>
          </table:table-cell>
          <table:table-cell office:value-type="string" calcext:value-type="string">
            <text:p>Dasht Barin</text:p>
          </table:table-cell>
          <table:table-cell office:value-type="string" calcext:value-type="string">
            <text:p>Dašt Barīn</text:p>
          </table:table-cell>
          <table:table-cell table:style-name="ce1" office:value-type="float" office:value="94" calcext:value-type="float">
            <text:p>94</text:p>
          </table:table-cell>
        </table:table-row>
        <table:table-row table:style-name="ro1">
          <table:table-cell table:number-columns-repeated="3" office:value-type="string" calcext:value-type="string">
            <text:p>جم</text:p>
          </table:table-cell>
          <table:table-cell office:value-type="float" office:value="27.8168" calcext:value-type="float">
            <text:p>27.8168</text:p>
          </table:table-cell>
          <table:table-cell office:value-type="float" office:value="52.39133" calcext:value-type="float">
            <text:p>52.3913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شيراز</text:p>
          </table:table-cell>
          <table:table-cell office:value-type="string" calcext:value-type="string">
            <text:p>Jamm</text:p>
          </table:table-cell>
          <table:table-cell office:value-type="string" calcext:value-type="string">
            <text:p>Ǧam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كورد</text:p>
          </table:table-cell>
          <table:table-cell office:value-type="string" calcext:value-type="string">
            <text:p>كورد/ كورد</text:p>
          </table:table-cell>
          <table:table-cell office:value-type="float" office:value="30.69092" calcext:value-type="float">
            <text:p>30.69092</text:p>
          </table:table-cell>
          <table:table-cell office:value-type="float" office:value="51.9324" calcext:value-type="float">
            <text:p>51.932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شيراز</text:p>
          </table:table-cell>
          <table:table-cell office:value-type="string" calcext:value-type="string">
            <text:p>Kurd, Kurad</text:p>
          </table:table-cell>
          <table:table-cell office:value-type="string" calcext:value-type="string">
            <text:p>Kūr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هزار</text:p>
          </table:table-cell>
          <table:table-cell office:value-type="string" calcext:value-type="string">
            <text:p>هزار/ أزار سابور</text:p>
          </table:table-cell>
          <table:table-cell office:value-type="float" office:value="29.94029" calcext:value-type="float">
            <text:p>29.94029</text:p>
          </table:table-cell>
          <table:table-cell office:value-type="float" office:value="52.49428" calcext:value-type="float">
            <text:p>52.4942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شيراز</text:p>
          </table:table-cell>
          <table:table-cell office:value-type="string" calcext:value-type="string">
            <text:p>Hazar, Azar Sabur</text:p>
          </table:table-cell>
          <table:table-cell office:value-type="string" calcext:value-type="string">
            <text:p>Hazā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شهرستان</text:p>
          </table:table-cell>
          <table:table-cell office:value-type="string" calcext:value-type="string">
            <text:p>شهرستان/ جرجان</text:p>
          </table:table-cell>
          <table:table-cell office:value-type="float" office:value="37.19091" calcext:value-type="float">
            <text:p>37.19091</text:p>
          </table:table-cell>
          <table:table-cell office:value-type="float" office:value="55.206" calcext:value-type="float">
            <text:p>55.20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سابور</text:p>
          </table:table-cell>
          <table:table-cell office:value-type="string" calcext:value-type="string">
            <text:p>Shahrastan, Jurjan</text:p>
          </table:table-cell>
          <table:table-cell office:value-type="string" calcext:value-type="string">
            <text:p>Šahrast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شهرستان</text:p>
          </table:table-cell>
          <table:table-cell office:value-type="string" calcext:value-type="string">
            <text:p>شهرستان/ سابور</text:p>
          </table:table-cell>
          <table:table-cell office:value-type="float" office:value="29.83157" calcext:value-type="float">
            <text:p>29.83157</text:p>
          </table:table-cell>
          <table:table-cell office:value-type="float" office:value="51.51624" calcext:value-type="float">
            <text:p>51.5162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سابور</text:p>
          </table:table-cell>
          <table:table-cell office:value-type="string" calcext:value-type="string">
            <text:p>Shahrastan, Sabur</text:p>
          </table:table-cell>
          <table:table-cell office:value-type="string" calcext:value-type="string">
            <text:p>Šahrast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دريز</text:p>
          </table:table-cell>
          <table:table-cell office:value-type="float" office:value="29.66188" calcext:value-type="float">
            <text:p>29.66188</text:p>
          </table:table-cell>
          <table:table-cell office:value-type="float" office:value="51.54129" calcext:value-type="float">
            <text:p>51.5412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سابور</text:p>
          </table:table-cell>
          <table:table-cell office:value-type="string" calcext:value-type="string">
            <text:p>Dariz</text:p>
          </table:table-cell>
          <table:table-cell office:value-type="string" calcext:value-type="string">
            <text:p>Darī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كازرون</text:p>
          </table:table-cell>
          <table:table-cell office:value-type="float" office:value="29.60743" calcext:value-type="float">
            <text:p>29.60743</text:p>
          </table:table-cell>
          <table:table-cell office:value-type="float" office:value="51.68412" calcext:value-type="float">
            <text:p>51.6841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سابور</text:p>
          </table:table-cell>
          <table:table-cell office:value-type="string" calcext:value-type="string">
            <text:p>Kazarun</text:p>
          </table:table-cell>
          <table:table-cell office:value-type="string" calcext:value-type="string">
            <text:p>Kāzarū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النوبندجان</text:p>
          </table:table-cell>
          <table:table-cell office:value-type="string" calcext:value-type="string">
            <text:p>نوبندجان</text:p>
          </table:table-cell>
          <table:table-cell office:value-type="string" calcext:value-type="string">
            <text:p>نوبندجان/ نوبنجان</text:p>
          </table:table-cell>
          <table:table-cell office:value-type="float" office:value="30.12743" calcext:value-type="float">
            <text:p>30.12743</text:p>
          </table:table-cell>
          <table:table-cell office:value-type="float" office:value="51.55235" calcext:value-type="float">
            <text:p>51.5523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سابور</text:p>
          </table:table-cell>
          <table:table-cell office:value-type="string" calcext:value-type="string">
            <text:p>Nubandajan, Nubanjan</text:p>
          </table:table-cell>
          <table:table-cell office:value-type="string" calcext:value-type="string">
            <text:p>Nūbandaǧ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كاريان</text:p>
          </table:table-cell>
          <table:table-cell office:value-type="float" office:value="28.05935" calcext:value-type="float">
            <text:p>28.05935</text:p>
          </table:table-cell>
          <table:table-cell office:value-type="float" office:value="53.70323" calcext:value-type="float">
            <text:p>53.7032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سابور</text:p>
          </table:table-cell>
          <table:table-cell office:value-type="string" calcext:value-type="string">
            <text:p>Karyan</text:p>
          </table:table-cell>
          <table:table-cell office:value-type="string" calcext:value-type="string">
            <text:p>Kāry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توز</text:p>
          </table:table-cell>
          <table:table-cell office:value-type="string" calcext:value-type="string">
            <text:p>توز/ توج !</text:p>
          </table:table-cell>
          <table:table-cell office:value-type="float" office:value="29.44172" calcext:value-type="float">
            <text:p>29.44172</text:p>
          </table:table-cell>
          <table:table-cell office:value-type="float" office:value="51.03513" calcext:value-type="float">
            <text:p>51.0351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سابور</text:p>
          </table:table-cell>
          <table:table-cell office:value-type="string" calcext:value-type="string">
            <text:p>Tawwaz, Tawwaj !</text:p>
          </table:table-cell>
          <table:table-cell office:value-type="string" calcext:value-type="string">
            <text:p>Tawwa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توز</text:p>
          </table:table-cell>
          <table:table-cell office:value-type="string" calcext:value-type="string">
            <text:p>توز/ توج !</text:p>
          </table:table-cell>
          <table:table-cell office:value-type="float" office:value="29.42208" calcext:value-type="float">
            <text:p>29.42208</text:p>
          </table:table-cell>
          <table:table-cell office:value-type="float" office:value="51.17294" calcext:value-type="float">
            <text:p>51.1729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سابور</text:p>
          </table:table-cell>
          <table:table-cell office:value-type="string" calcext:value-type="string">
            <text:p>Tawwaz, Tawwaj !</text:p>
          </table:table-cell>
          <table:table-cell office:value-type="string" calcext:value-type="string">
            <text:p>Tawwa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توز</text:p>
          </table:table-cell>
          <table:table-cell office:value-type="float" office:value="26.71435" calcext:value-type="float">
            <text:p>26.71435</text:p>
          </table:table-cell>
          <table:table-cell office:value-type="float" office:value="42.29198" calcext:value-type="float">
            <text:p>42.2919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سابور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ū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خشت</text:p>
          </table:table-cell>
          <table:table-cell office:value-type="float" office:value="29.54859" calcext:value-type="float">
            <text:p>29.54859</text:p>
          </table:table-cell>
          <table:table-cell office:value-type="float" office:value="51.30575" calcext:value-type="float">
            <text:p>51.3057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سابور</text:p>
          </table:table-cell>
          <table:table-cell office:value-type="string" calcext:value-type="string">
            <text:p>Khasht</text:p>
          </table:table-cell>
          <table:table-cell office:value-type="string" calcext:value-type="string">
            <text:p>Ḫaš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خشت</text:p>
          </table:table-cell>
          <table:table-cell office:value-type="string" calcext:value-type="string">
            <text:p>خشت/ خست/ خاست/ خوشت</text:p>
          </table:table-cell>
          <table:table-cell office:value-type="float" office:value="34.34906" calcext:value-type="float">
            <text:p>34.34906</text:p>
          </table:table-cell>
          <table:table-cell office:value-type="float" office:value="63.94658" calcext:value-type="float">
            <text:p>63.9465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سابور</text:p>
          </table:table-cell>
          <table:table-cell office:value-type="string" calcext:value-type="string">
            <text:p>Khasht, Khast, Khast, Khwasht</text:p>
          </table:table-cell>
          <table:table-cell office:value-type="string" calcext:value-type="string">
            <text:p>Ḫaš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هراة</text:p>
          </table:table-cell>
          <table:table-cell office:value-type="float" office:value="30.11392" calcext:value-type="float">
            <text:p>30.11392</text:p>
          </table:table-cell>
          <table:table-cell office:value-type="float" office:value="54.41315" calcext:value-type="float">
            <text:p>54.4131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إصطخر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Harā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إصطخر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Harā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إصطخر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Harā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يبذ</text:p>
          </table:table-cell>
          <table:table-cell office:value-type="float" office:value="32.27744" calcext:value-type="float">
            <text:p>32.27744</text:p>
          </table:table-cell>
          <table:table-cell office:value-type="float" office:value="53.98932" calcext:value-type="float">
            <text:p>53.9893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إصطخر</text:p>
          </table:table-cell>
          <table:table-cell office:value-type="string" calcext:value-type="string">
            <text:p>Maybudh</text:p>
          </table:table-cell>
          <table:table-cell office:value-type="string" calcext:value-type="string">
            <text:p>Maybuḏ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حيرة</text:p>
          </table:table-cell>
          <table:table-cell office:value-type="float" office:value="32.01734" calcext:value-type="float">
            <text:p>32.01734</text:p>
          </table:table-cell>
          <table:table-cell office:value-type="float" office:value="44.37232" calcext:value-type="float">
            <text:p>44.3723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إصطخر</text:p>
          </table:table-cell>
          <table:table-cell office:value-type="string" calcext:value-type="string">
            <text:p>al-Hira</text:p>
          </table:table-cell>
          <table:table-cell office:value-type="string" calcext:value-type="string">
            <text:p>al-Ḥīr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فاروق</text:p>
          </table:table-cell>
          <table:table-cell office:value-type="float" office:value="29.97467" calcext:value-type="float">
            <text:p>29.97467</text:p>
          </table:table-cell>
          <table:table-cell office:value-type="float" office:value="53.06569" calcext:value-type="float">
            <text:p>53.0656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إصطخر</text:p>
          </table:table-cell>
          <table:table-cell office:value-type="string" calcext:value-type="string">
            <text:p>Faruq</text:p>
          </table:table-cell>
          <table:table-cell office:value-type="string" calcext:value-type="string">
            <text:p>Fārūq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سروستان</text:p>
          </table:table-cell>
          <table:table-cell office:value-type="string" calcext:value-type="string">
            <text:p>سرويستان</text:p>
          </table:table-cell>
          <table:table-cell office:value-type="string" calcext:value-type="string">
            <text:p>سرويستان/ سرورير</text:p>
          </table:table-cell>
          <table:table-cell office:value-type="float" office:value="31.42233" calcext:value-type="float">
            <text:p>31.42233</text:p>
          </table:table-cell>
          <table:table-cell office:value-type="float" office:value="52.43219" calcext:value-type="float">
            <text:p>52.4321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إصطخر</text:p>
          </table:table-cell>
          <table:table-cell office:value-type="string" calcext:value-type="string">
            <text:p>Sarwistan, Sarurir</text:p>
          </table:table-cell>
          <table:table-cell office:value-type="string" calcext:value-type="string">
            <text:p>Sarwīstān</text:p>
          </table:table-cell>
          <table:table-cell table:style-name="ce1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سروستان</text:p>
          </table:table-cell>
          <table:table-cell table:number-columns-repeated="2" office:value-type="string" calcext:value-type="string">
            <text:p>سرويستان</text:p>
          </table:table-cell>
          <table:table-cell office:value-type="float" office:value="29.27422" calcext:value-type="float">
            <text:p>29.27422</text:p>
          </table:table-cell>
          <table:table-cell office:value-type="float" office:value="57.89378" calcext:value-type="float">
            <text:p>57.89378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إصطخر</text:p>
          </table:table-cell>
          <table:table-cell office:value-type="string" calcext:value-type="string">
            <text:p>Sarwistan</text:p>
          </table:table-cell>
          <table:table-cell office:value-type="string" calcext:value-type="string">
            <text:p>Sarwīstān</text:p>
          </table:table-cell>
          <table:table-cell table:style-name="ce1" office:value-type="float" office:value="93" calcext:value-type="float">
            <text:p>93</text:p>
          </table:table-cell>
        </table:table-row>
        <table:table-row table:style-name="ro1">
          <table:table-cell table:number-columns-repeated="3" office:value-type="string" calcext:value-type="string">
            <text:p>أورد</text:p>
          </table:table-cell>
          <table:table-cell office:value-type="float" office:value="30.77818" calcext:value-type="float">
            <text:p>30.77818</text:p>
          </table:table-cell>
          <table:table-cell office:value-type="float" office:value="51.99227" calcext:value-type="float">
            <text:p>51.9922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إصطخر</text:p>
          </table:table-cell>
          <table:table-cell office:value-type="string" calcext:value-type="string">
            <text:p>Urd</text:p>
          </table:table-cell>
          <table:table-cell office:value-type="string" calcext:value-type="string">
            <text:p>Ūr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رون</text:p>
          </table:table-cell>
          <table:table-cell office:value-type="float" office:value="30.7491" calcext:value-type="float">
            <text:p>30.7491</text:p>
          </table:table-cell>
          <table:table-cell office:value-type="float" office:value="52.44" calcext:value-type="float">
            <text:p>52.4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إصطخر</text:p>
          </table:table-cell>
          <table:table-cell office:value-type="string" calcext:value-type="string">
            <text:p>al-Run</text:p>
          </table:table-cell>
          <table:table-cell office:value-type="string" calcext:value-type="string">
            <text:p>al-Rū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ده أشتران</text:p>
          </table:table-cell>
          <table:table-cell office:value-type="string" calcext:value-type="string">
            <text:p>ده أشتران/ قرية الجمال</text:p>
          </table:table-cell>
          <table:table-cell office:value-type="float" office:value="30.31412" calcext:value-type="float">
            <text:p>30.31412</text:p>
          </table:table-cell>
          <table:table-cell office:value-type="float" office:value="55.70689" calcext:value-type="float">
            <text:p>55.7068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إصطخر</text:p>
          </table:table-cell>
          <table:table-cell office:value-type="string" calcext:value-type="string">
            <text:p>Dih Ushturan, Qarya al-Jimal</text:p>
          </table:table-cell>
          <table:table-cell office:value-type="string" calcext:value-type="string">
            <text:p>Dih Uštur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صاهه</text:p>
          </table:table-cell>
          <table:table-cell office:value-type="float" office:value="36.10597" calcext:value-type="float">
            <text:p>36.10597</text:p>
          </table:table-cell>
          <table:table-cell office:value-type="float" office:value="60.18929" calcext:value-type="float">
            <text:p>60.1892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إصطخر</text:p>
          </table:table-cell>
          <table:table-cell office:value-type="string" calcext:value-type="string">
            <text:p>Sahih</text:p>
          </table:table-cell>
          <table:table-cell office:value-type="string" calcext:value-type="string">
            <text:p>Ṣāhih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شبابك</text:p>
          </table:table-cell>
          <table:table-cell office:value-type="string" calcext:value-type="string">
            <text:p>شابابك</text:p>
          </table:table-cell>
          <table:table-cell office:value-type="string" calcext:value-type="string">
            <text:p>شابابك/ شاباوك/ شهرباباك</text:p>
          </table:table-cell>
          <table:table-cell office:value-type="float" office:value="30.13418" calcext:value-type="float">
            <text:p>30.13418</text:p>
          </table:table-cell>
          <table:table-cell office:value-type="float" office:value="55.05872" calcext:value-type="float">
            <text:p>55.0587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إصطخر</text:p>
          </table:table-cell>
          <table:table-cell office:value-type="string" calcext:value-type="string">
            <text:p>Shababak, Shabawak, Shahrbabak</text:p>
          </table:table-cell>
          <table:table-cell office:value-type="string" calcext:value-type="string">
            <text:p>Šābābak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table:number-columns-repeated="3" office:value-type="string" calcext:value-type="string">
            <text:p>حلب</text:p>
          </table:table-cell>
          <table:table-cell office:value-type="float" office:value="36.19828" calcext:value-type="float">
            <text:p>36.19828</text:p>
          </table:table-cell>
          <table:table-cell office:value-type="float" office:value="37.17518" calcext:value-type="float">
            <text:p>37.1751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قنسرين</text:p>
          </table:table-cell>
          <table:table-cell office:value-type="string" calcext:value-type="string">
            <text:p>Halab</text:p>
          </table:table-cell>
          <table:table-cell office:value-type="string" calcext:value-type="string">
            <text:p>Ḥalab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أنطاكية</text:p>
          </table:table-cell>
          <table:table-cell office:value-type="float" office:value="36.19718" calcext:value-type="float">
            <text:p>36.19718</text:p>
          </table:table-cell>
          <table:table-cell office:value-type="float" office:value="36.18418" calcext:value-type="float">
            <text:p>36.1841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قنسرين</text:p>
          </table:table-cell>
          <table:table-cell office:value-type="string" calcext:value-type="string">
            <text:p>Antakiyya</text:p>
          </table:table-cell>
          <table:table-cell office:value-type="string" calcext:value-type="string">
            <text:p>Anṭākiyy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الس</text:p>
          </table:table-cell>
          <table:table-cell office:value-type="float" office:value="36.02806" calcext:value-type="float">
            <text:p>36.02806</text:p>
          </table:table-cell>
          <table:table-cell office:value-type="float" office:value="38.09005" calcext:value-type="float">
            <text:p>38.0900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قنسرين</text:p>
          </table:table-cell>
          <table:table-cell office:value-type="string" calcext:value-type="string">
            <text:p>Balis</text:p>
          </table:table-cell>
          <table:table-cell office:value-type="string" calcext:value-type="string">
            <text:p>Bāli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سويدية</text:p>
          </table:table-cell>
          <table:table-cell office:value-type="float" office:value="36.0896" calcext:value-type="float">
            <text:p>36.0896</text:p>
          </table:table-cell>
          <table:table-cell office:value-type="float" office:value="35.99387" calcext:value-type="float">
            <text:p>35.993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قنسرين</text:p>
          </table:table-cell>
          <table:table-cell office:value-type="string" calcext:value-type="string">
            <text:p>al-Suwaydiyya</text:p>
          </table:table-cell>
          <table:table-cell office:value-type="string" calcext:value-type="string">
            <text:p>al-Suwaydiyy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سميساط</text:p>
          </table:table-cell>
          <table:table-cell office:value-type="float" office:value="37.54334" calcext:value-type="float">
            <text:p>37.54334</text:p>
          </table:table-cell>
          <table:table-cell office:value-type="float" office:value="38.54365" calcext:value-type="float">
            <text:p>38.54365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قنسرين</text:p>
          </table:table-cell>
          <table:table-cell office:value-type="string" calcext:value-type="string">
            <text:p>Sumaysat</text:p>
          </table:table-cell>
          <table:table-cell office:value-type="string" calcext:value-type="string">
            <text:p>Sumaysāṭ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نبج</text:p>
          </table:table-cell>
          <table:table-cell office:value-type="float" office:value="36.54651" calcext:value-type="float">
            <text:p>36.54651</text:p>
          </table:table-cell>
          <table:table-cell office:value-type="float" office:value="37.98957" calcext:value-type="float">
            <text:p>37.9895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قنسرين</text:p>
          </table:table-cell>
          <table:table-cell office:value-type="string" calcext:value-type="string">
            <text:p>Manbij</text:p>
          </table:table-cell>
          <table:table-cell office:value-type="string" calcext:value-type="string">
            <text:p>Manbi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التينات</text:p>
          </table:table-cell>
          <table:table-cell office:value-type="string" calcext:value-type="string">
            <text:p>تينات</text:p>
          </table:table-cell>
          <table:table-cell office:value-type="string" calcext:value-type="string">
            <text:p>تينات/ حصن التينات</text:p>
          </table:table-cell>
          <table:table-cell office:value-type="float" office:value="36.86458" calcext:value-type="float">
            <text:p>36.86458</text:p>
          </table:table-cell>
          <table:table-cell office:value-type="float" office:value="36.16107" calcext:value-type="float">
            <text:p>36.1610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قنسرين</text:p>
          </table:table-cell>
          <table:table-cell office:value-type="string" calcext:value-type="string">
            <text:p>Tinat, Hisn al-Tinat</text:p>
          </table:table-cell>
          <table:table-cell office:value-type="string" calcext:value-type="string">
            <text:p>Tīnā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قنسرين</text:p>
          </table:table-cell>
          <table:table-cell office:value-type="float" office:value="35.99617" calcext:value-type="float">
            <text:p>35.99617</text:p>
          </table:table-cell>
          <table:table-cell office:value-type="float" office:value="37.02701" calcext:value-type="float">
            <text:p>37.0270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قنسرين</text:p>
          </table:table-cell>
          <table:table-cell office:value-type="string" calcext:value-type="string">
            <text:p>Qinnasrin</text:p>
          </table:table-cell>
          <table:table-cell office:value-type="string" calcext:value-type="string">
            <text:p>Qinnasrī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رعش</text:p>
          </table:table-cell>
          <table:table-cell office:value-type="float" office:value="37.58314" calcext:value-type="float">
            <text:p>37.58314</text:p>
          </table:table-cell>
          <table:table-cell office:value-type="float" office:value="36.92987" calcext:value-type="float">
            <text:p>36.9298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قنسرين</text:p>
          </table:table-cell>
          <table:table-cell office:value-type="string" calcext:value-type="string">
            <text:p>Marash</text:p>
          </table:table-cell>
          <table:table-cell office:value-type="string" calcext:value-type="string">
            <text:p>Marʿaš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إسكندرونة</text:p>
          </table:table-cell>
          <table:table-cell office:value-type="string" calcext:value-type="string">
            <text:p>إسكندرونة/ إسكندريية</text:p>
          </table:table-cell>
          <table:table-cell office:value-type="float" office:value="36.57473" calcext:value-type="float">
            <text:p>36.57473</text:p>
          </table:table-cell>
          <table:table-cell office:value-type="float" office:value="36.19234" calcext:value-type="float">
            <text:p>36.1923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قنسرين</text:p>
          </table:table-cell>
          <table:table-cell office:value-type="string" calcext:value-type="string">
            <text:p>Iskandaruna, Iskandariya</text:p>
          </table:table-cell>
          <table:table-cell office:value-type="string" calcext:value-type="string">
            <text:p>Iskandarūn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لجون</text:p>
          </table:table-cell>
          <table:table-cell table:number-columns-repeated="2" office:value-type="string" calcext:value-type="string">
            <text:p>اللجون</text:p>
          </table:table-cell>
          <table:table-cell office:value-type="float" office:value="32.60823" calcext:value-type="float">
            <text:p>32.60823</text:p>
          </table:table-cell>
          <table:table-cell office:value-type="float" office:value="35.27017" calcext:value-type="float">
            <text:p>35.2701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قنسرين</text:p>
          </table:table-cell>
          <table:table-cell office:value-type="string" calcext:value-type="string">
            <text:p>al-Lajjun</text:p>
          </table:table-cell>
          <table:table-cell office:value-type="string" calcext:value-type="string">
            <text:p>al-Laǧǧū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رفنية</text:p>
          </table:table-cell>
          <table:table-cell office:value-type="float" office:value="34.93133" calcext:value-type="float">
            <text:p>34.93133</text:p>
          </table:table-cell>
          <table:table-cell office:value-type="float" office:value="36.41054" calcext:value-type="float">
            <text:p>36.4105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قنسرين</text:p>
          </table:table-cell>
          <table:table-cell office:value-type="string" calcext:value-type="string">
            <text:p>Rafaniyya</text:p>
          </table:table-cell>
          <table:table-cell office:value-type="string" calcext:value-type="string">
            <text:p>Rafaniyy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جوسية</text:p>
          </table:table-cell>
          <table:table-cell office:value-type="float" office:value="34.44699" calcext:value-type="float">
            <text:p>34.44699</text:p>
          </table:table-cell>
          <table:table-cell office:value-type="float" office:value="36.56409" calcext:value-type="float">
            <text:p>36.5640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قنسرين</text:p>
          </table:table-cell>
          <table:table-cell office:value-type="string" calcext:value-type="string">
            <text:p>Jusiya</text:p>
          </table:table-cell>
          <table:table-cell office:value-type="string" calcext:value-type="string">
            <text:p>Ǧūsiy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حماة</text:p>
          </table:table-cell>
          <table:table-cell office:value-type="float" office:value="35.12587" calcext:value-type="float">
            <text:p>35.12587</text:p>
          </table:table-cell>
          <table:table-cell office:value-type="float" office:value="36.76872" calcext:value-type="float">
            <text:p>36.7687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قنسرين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Ḥamā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شيزر</text:p>
          </table:table-cell>
          <table:table-cell office:value-type="float" office:value="35.25585" calcext:value-type="float">
            <text:p>35.25585</text:p>
          </table:table-cell>
          <table:table-cell office:value-type="float" office:value="36.55938" calcext:value-type="float">
            <text:p>36.559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قنسرين</text:p>
          </table:table-cell>
          <table:table-cell office:value-type="string" calcext:value-type="string">
            <text:p>Shayzar</text:p>
          </table:table-cell>
          <table:table-cell office:value-type="string" calcext:value-type="string">
            <text:p>Šayz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عرة النعمان</text:p>
          </table:table-cell>
          <table:table-cell office:value-type="float" office:value="35.64344" calcext:value-type="float">
            <text:p>35.64344</text:p>
          </table:table-cell>
          <table:table-cell office:value-type="float" office:value="36.69124" calcext:value-type="float">
            <text:p>36.6912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قنسرين</text:p>
          </table:table-cell>
          <table:table-cell office:value-type="string" calcext:value-type="string">
            <text:p>Maarra al-Numan</text:p>
          </table:table-cell>
          <table:table-cell office:value-type="string" calcext:value-type="string">
            <text:p>Maʿarraŧ al-Nuʿm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عرة قنسرين</text:p>
          </table:table-cell>
          <table:table-cell office:value-type="float" office:value="36.01376" calcext:value-type="float">
            <text:p>36.01376</text:p>
          </table:table-cell>
          <table:table-cell office:value-type="float" office:value="36.69667" calcext:value-type="float">
            <text:p>36.6966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قنسرين</text:p>
          </table:table-cell>
          <table:table-cell office:value-type="string" calcext:value-type="string">
            <text:p>Maarra Qinnasrin</text:p>
          </table:table-cell>
          <table:table-cell office:value-type="string" calcext:value-type="string">
            <text:p>Maʿarraŧ Qinnasrī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حمص</text:p>
          </table:table-cell>
          <table:table-cell office:value-type="float" office:value="34.73793" calcext:value-type="float">
            <text:p>34.73793</text:p>
          </table:table-cell>
          <table:table-cell office:value-type="float" office:value="36.72425" calcext:value-type="float">
            <text:p>36.7242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حمص</text:p>
          </table:table-cell>
          <table:table-cell office:value-type="string" calcext:value-type="string">
            <text:p>Hims</text:p>
          </table:table-cell>
          <table:table-cell office:value-type="string" calcext:value-type="string">
            <text:p>Ḥimṣ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سلمية</text:p>
          </table:table-cell>
          <table:table-cell office:value-type="float" office:value="35.00401" calcext:value-type="float">
            <text:p>35.00401</text:p>
          </table:table-cell>
          <table:table-cell office:value-type="float" office:value="37.07106" calcext:value-type="float">
            <text:p>37.0710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حمص</text:p>
          </table:table-cell>
          <table:table-cell office:value-type="string" calcext:value-type="string">
            <text:p>Salamiyya</text:p>
          </table:table-cell>
          <table:table-cell office:value-type="string" calcext:value-type="string">
            <text:p>Salamiyy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تدمر</text:p>
          </table:table-cell>
          <table:table-cell office:value-type="float" office:value="34.54735" calcext:value-type="float">
            <text:p>34.54735</text:p>
          </table:table-cell>
          <table:table-cell office:value-type="float" office:value="38.28754" calcext:value-type="float">
            <text:p>38.2875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حمص</text:p>
          </table:table-cell>
          <table:table-cell table:number-columns-repeated="2" office:value-type="string" calcext:value-type="string">
            <text:p>Tadmu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خناصرة</text:p>
          </table:table-cell>
          <table:table-cell office:value-type="float" office:value="35.78031" calcext:value-type="float">
            <text:p>35.78031</text:p>
          </table:table-cell>
          <table:table-cell office:value-type="float" office:value="37.50551" calcext:value-type="float">
            <text:p>37.5055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حمص</text:p>
          </table:table-cell>
          <table:table-cell office:value-type="string" calcext:value-type="string">
            <text:p>al-Khunasira</text:p>
          </table:table-cell>
          <table:table-cell office:value-type="string" calcext:value-type="string">
            <text:p>al-Ḫunāṣir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كفرطاب</text:p>
          </table:table-cell>
          <table:table-cell office:value-type="float" office:value="35.50744" calcext:value-type="float">
            <text:p>35.50744</text:p>
          </table:table-cell>
          <table:table-cell office:value-type="float" office:value="36.61239" calcext:value-type="float">
            <text:p>36.6123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حمص</text:p>
          </table:table-cell>
          <table:table-cell office:value-type="string" calcext:value-type="string">
            <text:p>Kafartab</text:p>
          </table:table-cell>
          <table:table-cell office:value-type="string" calcext:value-type="string">
            <text:p>Kafarṭāb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لاذقية</text:p>
          </table:table-cell>
          <table:table-cell office:value-type="float" office:value="35.51961" calcext:value-type="float">
            <text:p>35.51961</text:p>
          </table:table-cell>
          <table:table-cell office:value-type="float" office:value="35.80763" calcext:value-type="float">
            <text:p>35.8076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حمص</text:p>
          </table:table-cell>
          <table:table-cell office:value-type="string" calcext:value-type="string">
            <text:p>al-Ladhiqiyya</text:p>
          </table:table-cell>
          <table:table-cell office:value-type="string" calcext:value-type="string">
            <text:p>al-Lāḏiqiyy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جبلة</text:p>
          </table:table-cell>
          <table:table-cell office:value-type="float" office:value="35.36567" calcext:value-type="float">
            <text:p>35.36567</text:p>
          </table:table-cell>
          <table:table-cell office:value-type="float" office:value="35.95309" calcext:value-type="float">
            <text:p>35.9530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حمص</text:p>
          </table:table-cell>
          <table:table-cell office:value-type="string" calcext:value-type="string">
            <text:p>Jabala</text:p>
          </table:table-cell>
          <table:table-cell office:value-type="string" calcext:value-type="string">
            <text:p>Ǧabal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لنياس</text:p>
          </table:table-cell>
          <table:table-cell office:value-type="float" office:value="35.18256" calcext:value-type="float">
            <text:p>35.18256</text:p>
          </table:table-cell>
          <table:table-cell office:value-type="float" office:value="35.97212" calcext:value-type="float">
            <text:p>35.9721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حمص</text:p>
          </table:table-cell>
          <table:table-cell office:value-type="string" calcext:value-type="string">
            <text:p>Bulunyas</text:p>
          </table:table-cell>
          <table:table-cell office:value-type="string" calcext:value-type="string">
            <text:p>Bulunyā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دمشق</text:p>
          </table:table-cell>
          <table:table-cell office:value-type="string" calcext:value-type="string">
            <text:p>Dimashq</text:p>
          </table:table-cell>
          <table:table-cell office:value-type="string" calcext:value-type="string">
            <text:p>Dimašq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انياس</text:p>
          </table:table-cell>
          <table:table-cell office:value-type="float" office:value="33.2515" calcext:value-type="float">
            <text:p>33.2515</text:p>
          </table:table-cell>
          <table:table-cell office:value-type="float" office:value="35.67787" calcext:value-type="float">
            <text:p>35.677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دمشق</text:p>
          </table:table-cell>
          <table:table-cell office:value-type="string" calcext:value-type="string">
            <text:p>Baniyas</text:p>
          </table:table-cell>
          <table:table-cell office:value-type="string" calcext:value-type="string">
            <text:p>Bāniyā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يروت</text:p>
          </table:table-cell>
          <table:table-cell office:value-type="float" office:value="32.06082" calcext:value-type="float">
            <text:p>32.06082</text:p>
          </table:table-cell>
          <table:table-cell office:value-type="float" office:value="47.90375" calcext:value-type="float">
            <text:p>47.9037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دمشق</text:p>
          </table:table-cell>
          <table:table-cell office:value-type="string" calcext:value-type="string">
            <text:p>Bayrut</text:p>
          </table:table-cell>
          <table:table-cell office:value-type="string" calcext:value-type="string">
            <text:p>Bayrū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يروت</text:p>
          </table:table-cell>
          <table:table-cell office:value-type="float" office:value="33.90162" calcext:value-type="float">
            <text:p>33.90162</text:p>
          </table:table-cell>
          <table:table-cell office:value-type="float" office:value="35.5091" calcext:value-type="float">
            <text:p>35.509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دمشق</text:p>
          </table:table-cell>
          <table:table-cell office:value-type="string" calcext:value-type="string">
            <text:p>Bayrut</text:p>
          </table:table-cell>
          <table:table-cell office:value-type="string" calcext:value-type="string">
            <text:p>Bayrū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أطرابلس</text:p>
          </table:table-cell>
          <table:table-cell office:value-type="string" calcext:value-type="string">
            <text:p>أطرابلس/ طرابلس</text:p>
          </table:table-cell>
          <table:table-cell office:value-type="float" office:value="32.87801" calcext:value-type="float">
            <text:p>32.87801</text:p>
          </table:table-cell>
          <table:table-cell office:value-type="float" office:value="13.19209" calcext:value-type="float">
            <text:p>13.1920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دمشق</text:p>
          </table:table-cell>
          <table:table-cell office:value-type="string" calcext:value-type="string">
            <text:p>Atrabulus, Tarabulus</text:p>
          </table:table-cell>
          <table:table-cell office:value-type="string" calcext:value-type="string">
            <text:p>Aṭrābulu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أطرابلس</text:p>
          </table:table-cell>
          <table:table-cell office:value-type="string" calcext:value-type="string">
            <text:p>أطرابلس/ طرابلس</text:p>
          </table:table-cell>
          <table:table-cell office:value-type="float" office:value="34.44044" calcext:value-type="float">
            <text:p>34.44044</text:p>
          </table:table-cell>
          <table:table-cell office:value-type="float" office:value="35.85194" calcext:value-type="float">
            <text:p>35.8519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دمشق</text:p>
          </table:table-cell>
          <table:table-cell office:value-type="string" calcext:value-type="string">
            <text:p>Atrabulus, Tarabulus</text:p>
          </table:table-cell>
          <table:table-cell office:value-type="string" calcext:value-type="string">
            <text:p>Aṭrābulu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عرقة</text:p>
          </table:table-cell>
          <table:table-cell office:value-type="float" office:value="38.36373" calcext:value-type="float">
            <text:p>38.36373</text:p>
          </table:table-cell>
          <table:table-cell office:value-type="float" office:value="37.96251" calcext:value-type="float">
            <text:p>37.96251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دمشق</text:p>
          </table:table-cell>
          <table:table-cell office:value-type="string" calcext:value-type="string">
            <text:p>Arqa</text:p>
          </table:table-cell>
          <table:table-cell office:value-type="string" calcext:value-type="string">
            <text:p>ʿArq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عرقة</text:p>
          </table:table-cell>
          <table:table-cell office:value-type="float" office:value="34.52991" calcext:value-type="float">
            <text:p>34.52991</text:p>
          </table:table-cell>
          <table:table-cell office:value-type="float" office:value="36.073" calcext:value-type="float">
            <text:p>36.07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دمشق</text:p>
          </table:table-cell>
          <table:table-cell office:value-type="string" calcext:value-type="string">
            <text:p>Arqa</text:p>
          </table:table-cell>
          <table:table-cell office:value-type="string" calcext:value-type="string">
            <text:p>ʿArq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عرقة</text:p>
          </table:table-cell>
          <table:table-cell office:value-type="float" office:value="17.31174" calcext:value-type="float">
            <text:p>17.31174</text:p>
          </table:table-cell>
          <table:table-cell office:value-type="float" office:value="43.71306" calcext:value-type="float">
            <text:p>43.713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دمشق</text:p>
          </table:table-cell>
          <table:table-cell office:value-type="string" calcext:value-type="string">
            <text:p>Ariqa</text:p>
          </table:table-cell>
          <table:table-cell office:value-type="string" calcext:value-type="string">
            <text:p>ʿAriq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علبك</text:p>
          </table:table-cell>
          <table:table-cell office:value-type="float" office:value="34.01251" calcext:value-type="float">
            <text:p>34.01251</text:p>
          </table:table-cell>
          <table:table-cell office:value-type="float" office:value="36.19213" calcext:value-type="float">
            <text:p>36.1921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البقاع</text:p>
          </table:table-cell>
          <table:table-cell office:value-type="string" calcext:value-type="string">
            <text:p>Balabakk</text:p>
          </table:table-cell>
          <table:table-cell office:value-type="string" calcext:value-type="string">
            <text:p>Baʿlabak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عرجموش</text:p>
          </table:table-cell>
          <table:table-cell office:value-type="float" office:value="33.86315" calcext:value-type="float">
            <text:p>33.86315</text:p>
          </table:table-cell>
          <table:table-cell office:value-type="float" office:value="35.89165" calcext:value-type="float">
            <text:p>35.8916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البقاع</text:p>
          </table:table-cell>
          <table:table-cell office:value-type="string" calcext:value-type="string">
            <text:p>Arjamush</text:p>
          </table:table-cell>
          <table:table-cell office:value-type="string" calcext:value-type="string">
            <text:p>ʿArǧamūš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الزبداني</text:p>
          </table:table-cell>
          <table:table-cell table:number-columns-repeated="2" office:value-type="string" calcext:value-type="string">
            <text:p>زبداني</text:p>
          </table:table-cell>
          <table:table-cell office:value-type="float" office:value="33.73115" calcext:value-type="float">
            <text:p>33.73115</text:p>
          </table:table-cell>
          <table:table-cell office:value-type="float" office:value="36.08756" calcext:value-type="float">
            <text:p>36.0875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البقاع</text:p>
          </table:table-cell>
          <table:table-cell office:value-type="string" calcext:value-type="string">
            <text:p>Zabadani</text:p>
          </table:table-cell>
          <table:table-cell office:value-type="string" calcext:value-type="string">
            <text:p>Zabadānī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فلسطين</text:p>
          </table:table-cell>
          <table:table-cell office:value-type="string" calcext:value-type="string">
            <text:p>al-Ramla</text:p>
          </table:table-cell>
          <table:table-cell office:value-type="string" calcext:value-type="string">
            <text:p>al-Raml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بيت المقدس</text:p>
          </table:table-cell>
          <table:table-cell office:value-type="string" calcext:value-type="string">
            <text:p>بيت المقدس/ القدس/ إيليا</text:p>
          </table:table-cell>
          <table:table-cell office:value-type="float" office:value="31.77768" calcext:value-type="float">
            <text:p>31.77768</text:p>
          </table:table-cell>
          <table:table-cell office:value-type="float" office:value="35.20345" calcext:value-type="float">
            <text:p>35.203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فلسطين</text:p>
          </table:table-cell>
          <table:table-cell office:value-type="string" calcext:value-type="string">
            <text:p>Bayt al-Maqdis, al-Quds, Iliya</text:p>
          </table:table-cell>
          <table:table-cell office:value-type="string" calcext:value-type="string">
            <text:p>Bayt al-Maqdi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بيت جبريل</text:p>
          </table:table-cell>
          <table:table-cell office:value-type="string" calcext:value-type="string">
            <text:p>بيت جبريل/ بيت جبرين</text:p>
          </table:table-cell>
          <table:table-cell office:value-type="float" office:value="31.60564" calcext:value-type="float">
            <text:p>31.60564</text:p>
          </table:table-cell>
          <table:table-cell office:value-type="float" office:value="34.88059" calcext:value-type="float">
            <text:p>34.8805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فلسطين</text:p>
          </table:table-cell>
          <table:table-cell office:value-type="string" calcext:value-type="string">
            <text:p>Bayt Jibril, Bayt Jibrin</text:p>
          </table:table-cell>
          <table:table-cell office:value-type="string" calcext:value-type="string">
            <text:p>Bayt Ǧibrī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غزة</text:p>
          </table:table-cell>
          <table:table-cell office:value-type="float" office:value="35.06747" calcext:value-type="float">
            <text:p>35.06747</text:p>
          </table:table-cell>
          <table:table-cell office:value-type="float" office:value="-1.92701" calcext:value-type="float">
            <text:p>-1.92701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فلسطين</text:p>
          </table:table-cell>
          <table:table-cell office:value-type="string" calcext:value-type="string">
            <text:p>Ghuzza</text:p>
          </table:table-cell>
          <table:table-cell office:value-type="string" calcext:value-type="string">
            <text:p>Ġuzz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غزة</text:p>
          </table:table-cell>
          <table:table-cell table:number-columns-repeated="2" office:value-type="string" calcext:value-type="string">
            <text:p>الغزة</text:p>
          </table:table-cell>
          <table:table-cell office:value-type="float" office:value="36.11161" calcext:value-type="float">
            <text:p>36.11161</text:p>
          </table:table-cell>
          <table:table-cell office:value-type="float" office:value="1.09406" calcext:value-type="float">
            <text:p>1.09406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فلسطين</text:p>
          </table:table-cell>
          <table:table-cell office:value-type="string" calcext:value-type="string">
            <text:p>al-Ghuzza</text:p>
          </table:table-cell>
          <table:table-cell office:value-type="string" calcext:value-type="string">
            <text:p>al-Ġuzz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غزة</text:p>
          </table:table-cell>
          <table:table-cell office:value-type="float" office:value="31.49664" calcext:value-type="float">
            <text:p>31.49664</text:p>
          </table:table-cell>
          <table:table-cell office:value-type="float" office:value="34.45664" calcext:value-type="float">
            <text:p>34.4566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فلسطين</text:p>
          </table:table-cell>
          <table:table-cell office:value-type="string" calcext:value-type="string">
            <text:p>Ghazza</text:p>
          </table:table-cell>
          <table:table-cell office:value-type="string" calcext:value-type="string">
            <text:p>Ġazz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يماس</text:p>
          </table:table-cell>
          <table:table-cell office:value-type="float" office:value="31.50145" calcext:value-type="float">
            <text:p>31.50145</text:p>
          </table:table-cell>
          <table:table-cell office:value-type="float" office:value="34.42276" calcext:value-type="float">
            <text:p>34.4227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فلسطين</text:p>
          </table:table-cell>
          <table:table-cell office:value-type="string" calcext:value-type="string">
            <text:p>Mimas</text:p>
          </table:table-cell>
          <table:table-cell office:value-type="string" calcext:value-type="string">
            <text:p>Mīmā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عسقلان</text:p>
          </table:table-cell>
          <table:table-cell office:value-type="float" office:value="31.66572" calcext:value-type="float">
            <text:p>31.66572</text:p>
          </table:table-cell>
          <table:table-cell office:value-type="float" office:value="34.55455" calcext:value-type="float">
            <text:p>34.5545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فلسطين</text:p>
          </table:table-cell>
          <table:table-cell office:value-type="string" calcext:value-type="string">
            <text:p>Asqalan</text:p>
          </table:table-cell>
          <table:table-cell office:value-type="string" calcext:value-type="string">
            <text:p>ʿAsqal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أرسوف</text:p>
          </table:table-cell>
          <table:table-cell office:value-type="float" office:value="32.19588" calcext:value-type="float">
            <text:p>32.19588</text:p>
          </table:table-cell>
          <table:table-cell office:value-type="float" office:value="34.80739" calcext:value-type="float">
            <text:p>34.8073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فلسطين</text:p>
          </table:table-cell>
          <table:table-cell office:value-type="string" calcext:value-type="string">
            <text:p>Arsuf</text:p>
          </table:table-cell>
          <table:table-cell office:value-type="string" calcext:value-type="string">
            <text:p>Arsū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قيسارية</text:p>
          </table:table-cell>
          <table:table-cell table:number-columns-repeated="2" office:value-type="string" calcext:value-type="string">
            <text:p>قيسرية</text:p>
          </table:table-cell>
          <table:table-cell office:value-type="float" office:value="32.49326" calcext:value-type="float">
            <text:p>32.49326</text:p>
          </table:table-cell>
          <table:table-cell office:value-type="float" office:value="34.89906" calcext:value-type="float">
            <text:p>34.8990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فلسطين</text:p>
          </table:table-cell>
          <table:table-cell office:value-type="string" calcext:value-type="string">
            <text:p>Qaysariyya</text:p>
          </table:table-cell>
          <table:table-cell office:value-type="string" calcext:value-type="string">
            <text:p>Qaysariyyaŧ</text:p>
          </table:table-cell>
          <table:table-cell table:style-name="ce1" office:value-type="float" office:value="92" calcext:value-type="float">
            <text:p>92</text:p>
          </table:table-cell>
        </table:table-row>
        <table:table-row table:style-name="ro1">
          <table:table-cell table:number-columns-repeated="3" office:value-type="string" calcext:value-type="string">
            <text:p>نابلس</text:p>
          </table:table-cell>
          <table:table-cell office:value-type="float" office:value="32.22047" calcext:value-type="float">
            <text:p>32.22047</text:p>
          </table:table-cell>
          <table:table-cell office:value-type="float" office:value="35.24238" calcext:value-type="float">
            <text:p>35.242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فلسطين</text:p>
          </table:table-cell>
          <table:table-cell office:value-type="string" calcext:value-type="string">
            <text:p>Nabulus</text:p>
          </table:table-cell>
          <table:table-cell office:value-type="string" calcext:value-type="string">
            <text:p>Nābulu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عمان</text:p>
          </table:table-cell>
          <table:table-cell office:value-type="float" office:value="23.82088" calcext:value-type="float">
            <text:p>23.82088</text:p>
          </table:table-cell>
          <table:table-cell office:value-type="float" office:value="56.45284" calcext:value-type="float">
            <text:p>56.4528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فلسطين</text:p>
          </table:table-cell>
          <table:table-cell office:value-type="string" calcext:value-type="string">
            <text:p>Uman</text:p>
          </table:table-cell>
          <table:table-cell office:value-type="string" calcext:value-type="string">
            <text:p>ʿUm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عمان</text:p>
          </table:table-cell>
          <table:table-cell office:value-type="float" office:value="31.93113" calcext:value-type="float">
            <text:p>31.93113</text:p>
          </table:table-cell>
          <table:table-cell office:value-type="float" office:value="35.91903" calcext:value-type="float">
            <text:p>35.9190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فلسطين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ʿAmm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صغر</text:p>
          </table:table-cell>
          <table:table-cell office:value-type="string" calcext:value-type="string">
            <text:p>صغر/ زغر</text:p>
          </table:table-cell>
          <table:table-cell office:value-type="float" office:value="31.03706" calcext:value-type="float">
            <text:p>31.03706</text:p>
          </table:table-cell>
          <table:table-cell office:value-type="float" office:value="35.46845" calcext:value-type="float">
            <text:p>35.468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الشراة</text:p>
          </table:table-cell>
          <table:table-cell office:value-type="string" calcext:value-type="string">
            <text:p>Sughar, Zughar</text:p>
          </table:table-cell>
          <table:table-cell office:value-type="string" calcext:value-type="string">
            <text:p>Ṣuġ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مآب</text:p>
          </table:table-cell>
          <table:table-cell office:value-type="string" calcext:value-type="string">
            <text:p>مآب/ مؤاب</text:p>
          </table:table-cell>
          <table:table-cell office:value-type="float" office:value="31.2579" calcext:value-type="float">
            <text:p>31.2579</text:p>
          </table:table-cell>
          <table:table-cell office:value-type="float" office:value="35.73272" calcext:value-type="float">
            <text:p>35.7327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الشراة</text:p>
          </table:table-cell>
          <table:table-cell office:value-type="string" calcext:value-type="string">
            <text:p>Maab, Muab</text:p>
          </table:table-cell>
          <table:table-cell office:value-type="string" calcext:value-type="string">
            <text:p>Maʾāb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معان</text:p>
          </table:table-cell>
          <table:table-cell office:value-type="string" calcext:value-type="string">
            <text:p>معان/ معان</text:p>
          </table:table-cell>
          <table:table-cell office:value-type="float" office:value="30.19664" calcext:value-type="float">
            <text:p>30.19664</text:p>
          </table:table-cell>
          <table:table-cell office:value-type="float" office:value="35.72442" calcext:value-type="float">
            <text:p>35.7244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الشراة</text:p>
          </table:table-cell>
          <table:table-cell office:value-type="string" calcext:value-type="string">
            <text:p>Maan, Muan</text:p>
          </table:table-cell>
          <table:table-cell office:value-type="string" calcext:value-type="string">
            <text:p>Maʿ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تبوك</text:p>
          </table:table-cell>
          <table:table-cell office:value-type="float" office:value="28.37114" calcext:value-type="float">
            <text:p>28.37114</text:p>
          </table:table-cell>
          <table:table-cell office:value-type="float" office:value="36.5062" calcext:value-type="float">
            <text:p>36.5062</text:p>
          </table:table-cell>
          <table:table-cell office:value-type="string" calcext:value-type="string">
            <text:p>Badiyat al-Arab</text:p>
          </table:table-cell>
          <table:table-cell office:value-type="string" calcext:value-type="string">
            <text:p>الشام</text:p>
          </table:table-cell>
          <table:table-cell office:value-type="string" calcext:value-type="string">
            <text:p>الشراة</text:p>
          </table:table-cell>
          <table:table-cell office:value-type="string" calcext:value-type="string">
            <text:p>Tabuk</text:p>
          </table:table-cell>
          <table:table-cell office:value-type="string" calcext:value-type="string">
            <text:p>Tabū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فرما</text:p>
          </table:table-cell>
          <table:table-cell office:value-type="float" office:value="31.02282" calcext:value-type="float">
            <text:p>31.02282</text:p>
          </table:table-cell>
          <table:table-cell office:value-type="float" office:value="32.59811" calcext:value-type="float">
            <text:p>32.5981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جفار</text:p>
          </table:table-cell>
          <table:table-cell office:value-type="string" calcext:value-type="string">
            <text:p>al-Farama</text:p>
          </table:table-cell>
          <table:table-cell office:value-type="string" calcext:value-type="string">
            <text:p>al-Faram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بقارة</text:p>
          </table:table-cell>
          <table:table-cell office:value-type="float" office:value="31.02385" calcext:value-type="float">
            <text:p>31.02385</text:p>
          </table:table-cell>
          <table:table-cell office:value-type="float" office:value="33.12566" calcext:value-type="float">
            <text:p>33.12566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جفار</text:p>
          </table:table-cell>
          <table:table-cell office:value-type="string" calcext:value-type="string">
            <text:p>al-Baqqara</text:p>
          </table:table-cell>
          <table:table-cell office:value-type="string" calcext:value-type="string">
            <text:p>al-Baqqār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عريش</text:p>
          </table:table-cell>
          <table:table-cell office:value-type="float" office:value="31.12453" calcext:value-type="float">
            <text:p>31.12453</text:p>
          </table:table-cell>
          <table:table-cell office:value-type="float" office:value="33.80807" calcext:value-type="float">
            <text:p>33.80807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جفار</text:p>
          </table:table-cell>
          <table:table-cell office:value-type="string" calcext:value-type="string">
            <text:p>al-Arish</text:p>
          </table:table-cell>
          <table:table-cell office:value-type="string" calcext:value-type="string">
            <text:p>al-ʿArīš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العريش</text:p>
          </table:table-cell>
          <table:table-cell table:number-columns-repeated="2" office:value-type="string" calcext:value-type="string">
            <text:p>عريش</text:p>
          </table:table-cell>
          <table:table-cell office:value-type="float" office:value="32.30201" calcext:value-type="float">
            <text:p>32.30201</text:p>
          </table:table-cell>
          <table:table-cell office:value-type="float" office:value="-4.52149" calcext:value-type="float">
            <text:p>-4.52149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جفار</text:p>
          </table:table-cell>
          <table:table-cell office:value-type="string" calcext:value-type="string">
            <text:p>Arish</text:p>
          </table:table-cell>
          <table:table-cell office:value-type="string" calcext:value-type="string">
            <text:p>ʿArīš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لبيس</text:p>
          </table:table-cell>
          <table:table-cell office:value-type="float" office:value="30.41776" calcext:value-type="float">
            <text:p>30.41776</text:p>
          </table:table-cell>
          <table:table-cell office:value-type="float" office:value="31.57097" calcext:value-type="float">
            <text:p>31.57097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حوف</text:p>
          </table:table-cell>
          <table:table-cell table:number-columns-repeated="2" office:value-type="string" calcext:value-type="string">
            <text:p>Bilbay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شتول</text:p>
          </table:table-cell>
          <table:table-cell office:value-type="float" office:value="30.36522" calcext:value-type="float">
            <text:p>30.36522</text:p>
          </table:table-cell>
          <table:table-cell office:value-type="float" office:value="31.37174" calcext:value-type="float">
            <text:p>31.3717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حوف</text:p>
          </table:table-cell>
          <table:table-cell office:value-type="string" calcext:value-type="string">
            <text:p>Mashtul</text:p>
          </table:table-cell>
          <table:table-cell office:value-type="string" calcext:value-type="string">
            <text:p>Maštū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جرجير</text:p>
          </table:table-cell>
          <table:table-cell office:value-type="float" office:value="30.91373" calcext:value-type="float">
            <text:p>30.91373</text:p>
          </table:table-cell>
          <table:table-cell office:value-type="float" office:value="32.19454" calcext:value-type="float">
            <text:p>32.1945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حوف</text:p>
          </table:table-cell>
          <table:table-cell office:value-type="string" calcext:value-type="string">
            <text:p>Jurjir</text:p>
          </table:table-cell>
          <table:table-cell office:value-type="string" calcext:value-type="string">
            <text:p>Ǧurǧī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فاقوس</text:p>
          </table:table-cell>
          <table:table-cell office:value-type="float" office:value="30.71061" calcext:value-type="float">
            <text:p>30.71061</text:p>
          </table:table-cell>
          <table:table-cell office:value-type="float" office:value="31.79581" calcext:value-type="float">
            <text:p>31.7958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حوف</text:p>
          </table:table-cell>
          <table:table-cell office:value-type="string" calcext:value-type="string">
            <text:p>Faqus</text:p>
          </table:table-cell>
          <table:table-cell office:value-type="string" calcext:value-type="string">
            <text:p>Fāqū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غيفا</text:p>
          </table:table-cell>
          <table:table-cell office:value-type="float" office:value="30.38241" calcext:value-type="float">
            <text:p>30.38241</text:p>
          </table:table-cell>
          <table:table-cell office:value-type="float" office:value="31.51348" calcext:value-type="float">
            <text:p>31.51348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حوف</text:p>
          </table:table-cell>
          <table:table-cell office:value-type="string" calcext:value-type="string">
            <text:p>Ghayfa</text:p>
          </table:table-cell>
          <table:table-cell office:value-type="string" calcext:value-type="string">
            <text:p>Ġayf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تونة</text:p>
          </table:table-cell>
          <table:table-cell office:value-type="float" office:value="31.16442" calcext:value-type="float">
            <text:p>31.16442</text:p>
          </table:table-cell>
          <table:table-cell office:value-type="float" office:value="32.0824" calcext:value-type="float">
            <text:p>32.082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حوف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Tūn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قلزم</text:p>
          </table:table-cell>
          <table:table-cell office:value-type="float" office:value="30.02822" calcext:value-type="float">
            <text:p>30.02822</text:p>
          </table:table-cell>
          <table:table-cell office:value-type="float" office:value="32.55684" calcext:value-type="float">
            <text:p>32.5568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حوف</text:p>
          </table:table-cell>
          <table:table-cell table:number-columns-repeated="2" office:value-type="string" calcext:value-type="string">
            <text:p>al-Qulzu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عباسية</text:p>
          </table:table-cell>
          <table:table-cell office:value-type="float" office:value="30.53647" calcext:value-type="float">
            <text:p>30.53647</text:p>
          </table:table-cell>
          <table:table-cell office:value-type="float" office:value="31.70644" calcext:value-type="float">
            <text:p>31.7064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ريف</text:p>
          </table:table-cell>
          <table:table-cell office:value-type="string" calcext:value-type="string">
            <text:p>al-Abbasiyya</text:p>
          </table:table-cell>
          <table:table-cell office:value-type="string" calcext:value-type="string">
            <text:p>al-ʿAbbāsiyy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منهور</text:p>
          </table:table-cell>
          <table:table-cell table:number-columns-repeated="2" office:value-type="string" calcext:value-type="string">
            <text:p>دمنهور</text:p>
          </table:table-cell>
          <table:table-cell office:value-type="float" office:value="31.03855" calcext:value-type="float">
            <text:p>31.03855</text:p>
          </table:table-cell>
          <table:table-cell office:value-type="float" office:value="30.45872" calcext:value-type="float">
            <text:p>30.4587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ريف</text:p>
          </table:table-cell>
          <table:table-cell office:value-type="string" calcext:value-type="string">
            <text:p>Damanhur</text:p>
          </table:table-cell>
          <table:table-cell office:value-type="string" calcext:value-type="string">
            <text:p>Damanhūr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table:number-columns-repeated="3" office:value-type="string" calcext:value-type="string">
            <text:p>سنهور</text:p>
          </table:table-cell>
          <table:table-cell office:value-type="float" office:value="31.16283" calcext:value-type="float">
            <text:p>31.16283</text:p>
          </table:table-cell>
          <table:table-cell office:value-type="float" office:value="30.70832" calcext:value-type="float">
            <text:p>30.7083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ريف</text:p>
          </table:table-cell>
          <table:table-cell office:value-type="string" calcext:value-type="string">
            <text:p>Sanhur</text:p>
          </table:table-cell>
          <table:table-cell office:value-type="string" calcext:value-type="string">
            <text:p>Sanhū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نها العسل</text:p>
          </table:table-cell>
          <table:table-cell office:value-type="float" office:value="30.43641" calcext:value-type="float">
            <text:p>30.43641</text:p>
          </table:table-cell>
          <table:table-cell office:value-type="float" office:value="31.16142" calcext:value-type="float">
            <text:p>31.1614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ريف</text:p>
          </table:table-cell>
          <table:table-cell office:value-type="string" calcext:value-type="string">
            <text:p>Banha al-Asal</text:p>
          </table:table-cell>
          <table:table-cell office:value-type="string" calcext:value-type="string">
            <text:p>Banhā al-ʿAs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شطنوف</text:p>
          </table:table-cell>
          <table:table-cell office:value-type="float" office:value="30.23314" calcext:value-type="float">
            <text:p>30.23314</text:p>
          </table:table-cell>
          <table:table-cell office:value-type="float" office:value="31.06351" calcext:value-type="float">
            <text:p>31.0635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ريف</text:p>
          </table:table-cell>
          <table:table-cell office:value-type="string" calcext:value-type="string">
            <text:p>Shatnuf</text:p>
          </table:table-cell>
          <table:table-cell office:value-type="string" calcext:value-type="string">
            <text:p>Šaṭnū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ليج</text:p>
          </table:table-cell>
          <table:table-cell office:value-type="float" office:value="30.58083" calcext:value-type="float">
            <text:p>30.58083</text:p>
          </table:table-cell>
          <table:table-cell office:value-type="float" office:value="31.01342" calcext:value-type="float">
            <text:p>31.0134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ريف</text:p>
          </table:table-cell>
          <table:table-cell office:value-type="string" calcext:value-type="string">
            <text:p>Malij</text:p>
          </table:table-cell>
          <table:table-cell office:value-type="string" calcext:value-type="string">
            <text:p>Malī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المحلة الكبيرة</text:p>
          </table:table-cell>
          <table:table-cell table:number-columns-repeated="2" office:value-type="string" calcext:value-type="string">
            <text:p>محلة الكبيرة</text:p>
          </table:table-cell>
          <table:table-cell office:value-type="float" office:value="30.97329" calcext:value-type="float">
            <text:p>30.97329</text:p>
          </table:table-cell>
          <table:table-cell office:value-type="float" office:value="31.14662" calcext:value-type="float">
            <text:p>31.1466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ريف</text:p>
          </table:table-cell>
          <table:table-cell office:value-type="string" calcext:value-type="string">
            <text:p>Mahalla al-Kabira</text:p>
          </table:table-cell>
          <table:table-cell office:value-type="string" calcext:value-type="string">
            <text:p>Maḥallaŧ al-Kabīr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دميرة</text:p>
          </table:table-cell>
          <table:table-cell office:value-type="string" calcext:value-type="string">
            <text:p>دميرة/ دميرة</text:p>
          </table:table-cell>
          <table:table-cell office:value-type="float" office:value="31.1414" calcext:value-type="float">
            <text:p>31.1414</text:p>
          </table:table-cell>
          <table:table-cell office:value-type="float" office:value="31.3504" calcext:value-type="float">
            <text:p>31.350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ريف</text:p>
          </table:table-cell>
          <table:table-cell office:value-type="string" calcext:value-type="string">
            <text:p>Damira, Dumayra</text:p>
          </table:table-cell>
          <table:table-cell office:value-type="string" calcext:value-type="string">
            <text:p>Damīr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دقهلة</text:p>
          </table:table-cell>
          <table:table-cell office:value-type="float" office:value="31.28355" calcext:value-type="float">
            <text:p>31.28355</text:p>
          </table:table-cell>
          <table:table-cell office:value-type="float" office:value="31.66289" calcext:value-type="float">
            <text:p>31.66289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ريف</text:p>
          </table:table-cell>
          <table:table-cell office:value-type="string" calcext:value-type="string">
            <text:p>Daqahla</text:p>
          </table:table-cell>
          <table:table-cell office:value-type="string" calcext:value-type="string">
            <text:p>Daqahl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الفسطاط</text:p>
          </table:table-cell>
          <table:table-cell table:number-columns-repeated="2" office:value-type="string" calcext:value-type="string">
            <text:p>فسطاط</text:p>
          </table:table-cell>
          <table:table-cell office:value-type="float" office:value="30.04325" calcext:value-type="float">
            <text:p>30.04325</text:p>
          </table:table-cell>
          <table:table-cell office:value-type="float" office:value="31.24964" calcext:value-type="float">
            <text:p>31.2496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مقدونية</text:p>
          </table:table-cell>
          <table:table-cell office:value-type="string" calcext:value-type="string">
            <text:p>Fustat</text:p>
          </table:table-cell>
          <table:table-cell office:value-type="string" calcext:value-type="string">
            <text:p>Fusṭāṭ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جيزة</text:p>
          </table:table-cell>
          <table:table-cell office:value-type="float" office:value="30.00653" calcext:value-type="float">
            <text:p>30.00653</text:p>
          </table:table-cell>
          <table:table-cell office:value-type="float" office:value="31.20183" calcext:value-type="float">
            <text:p>31.20183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مقدونية</text:p>
          </table:table-cell>
          <table:table-cell office:value-type="string" calcext:value-type="string">
            <text:p>al-Jiza</text:p>
          </table:table-cell>
          <table:table-cell office:value-type="string" calcext:value-type="string">
            <text:p>al-Ǧīz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عين شمس</text:p>
          </table:table-cell>
          <table:table-cell office:value-type="float" office:value="30.12919" calcext:value-type="float">
            <text:p>30.12919</text:p>
          </table:table-cell>
          <table:table-cell office:value-type="float" office:value="31.3077" calcext:value-type="float">
            <text:p>31.3077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مقدونية</text:p>
          </table:table-cell>
          <table:table-cell office:value-type="string" calcext:value-type="string">
            <text:p>Ayn Shams</text:p>
          </table:table-cell>
          <table:table-cell office:value-type="string" calcext:value-type="string">
            <text:p>ʿAyn Šam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أسوان</text:p>
          </table:table-cell>
          <table:table-cell office:value-type="float" office:value="24.10701" calcext:value-type="float">
            <text:p>24.10701</text:p>
          </table:table-cell>
          <table:table-cell office:value-type="float" office:value="32.98286" calcext:value-type="float">
            <text:p>32.98286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صعيد</text:p>
          </table:table-cell>
          <table:table-cell office:value-type="string" calcext:value-type="string">
            <text:p>Uswan</text:p>
          </table:table-cell>
          <table:table-cell office:value-type="string" calcext:value-type="string">
            <text:p>Usw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حلوان</text:p>
          </table:table-cell>
          <table:table-cell office:value-type="float" office:value="29.86015" calcext:value-type="float">
            <text:p>29.86015</text:p>
          </table:table-cell>
          <table:table-cell office:value-type="float" office:value="31.29831" calcext:value-type="float">
            <text:p>31.2983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صعيد</text:p>
          </table:table-cell>
          <table:table-cell office:value-type="string" calcext:value-type="string">
            <text:p>Hulwan</text:p>
          </table:table-cell>
          <table:table-cell office:value-type="string" calcext:value-type="string">
            <text:p>Ḥulw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حلوان</text:p>
          </table:table-cell>
          <table:table-cell office:value-type="float" office:value="34.47862" calcext:value-type="float">
            <text:p>34.47862</text:p>
          </table:table-cell>
          <table:table-cell office:value-type="float" office:value="45.93468" calcext:value-type="float">
            <text:p>45.9346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صعيد</text:p>
          </table:table-cell>
          <table:table-cell office:value-type="string" calcext:value-type="string">
            <text:p>Hulwan</text:p>
          </table:table-cell>
          <table:table-cell office:value-type="string" calcext:value-type="string">
            <text:p>Ḥulw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حلوان</text:p>
          </table:table-cell>
          <table:table-cell office:value-type="float" office:value="33.94771" calcext:value-type="float">
            <text:p>33.94771</text:p>
          </table:table-cell>
          <table:table-cell office:value-type="float" office:value="56.22435" calcext:value-type="float">
            <text:p>56.22435</text:p>
          </table:table-cell>
          <table:table-cell office:value-type="string" calcext:value-type="string">
            <text:p>Mafaza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صعيد</text:p>
          </table:table-cell>
          <table:table-cell office:value-type="string" calcext:value-type="string">
            <text:p>Hulwan</text:p>
          </table:table-cell>
          <table:table-cell office:value-type="string" calcext:value-type="string">
            <text:p>Ḥulw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قوص</text:p>
          </table:table-cell>
          <table:table-cell office:value-type="float" office:value="25.91848" calcext:value-type="float">
            <text:p>25.91848</text:p>
          </table:table-cell>
          <table:table-cell office:value-type="float" office:value="32.74342" calcext:value-type="float">
            <text:p>32.7434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صعيد</text:p>
          </table:table-cell>
          <table:table-cell office:value-type="string" calcext:value-type="string">
            <text:p>Qus</text:p>
          </table:table-cell>
          <table:table-cell office:value-type="string" calcext:value-type="string">
            <text:p>Qūṣ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لينا</text:p>
          </table:table-cell>
          <table:table-cell office:value-type="float" office:value="26.21922" calcext:value-type="float">
            <text:p>26.21922</text:p>
          </table:table-cell>
          <table:table-cell office:value-type="float" office:value="31.9959" calcext:value-type="float">
            <text:p>31.9959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صعيد</text:p>
          </table:table-cell>
          <table:table-cell office:value-type="string" calcext:value-type="string">
            <text:p>Bulyana</text:p>
          </table:table-cell>
          <table:table-cell office:value-type="string" calcext:value-type="string">
            <text:p>Bulyan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بوصير</text:p>
          </table:table-cell>
          <table:table-cell office:value-type="string" calcext:value-type="string">
            <text:p>بوصير/ بوصير الفيوم/ أبوصير/ بوصير قوريدس/ بوصير الأشمونين</text:p>
          </table:table-cell>
          <table:table-cell office:value-type="float" office:value="29.27633" calcext:value-type="float">
            <text:p>29.27633</text:p>
          </table:table-cell>
          <table:table-cell office:value-type="float" office:value="31.10677" calcext:value-type="float">
            <text:p>31.10677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صعيد</text:p>
          </table:table-cell>
          <table:table-cell office:value-type="string" calcext:value-type="string">
            <text:p>Busir, Busir al-Fayyum, Abusir, Busir Quridus, Busir al-Ashmunayn</text:p>
          </table:table-cell>
          <table:table-cell office:value-type="string" calcext:value-type="string">
            <text:p>Būṣī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فيوم</text:p>
          </table:table-cell>
          <table:table-cell office:value-type="float" office:value="29.43447" calcext:value-type="float">
            <text:p>29.43447</text:p>
          </table:table-cell>
          <table:table-cell office:value-type="float" office:value="30.69978" calcext:value-type="float">
            <text:p>30.69978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صعيد</text:p>
          </table:table-cell>
          <table:table-cell office:value-type="string" calcext:value-type="string">
            <text:p>al-Fayyum</text:p>
          </table:table-cell>
          <table:table-cell office:value-type="string" calcext:value-type="string">
            <text:p>al-Fayyū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فيوم</text:p>
          </table:table-cell>
          <table:table-cell office:value-type="float" office:value="29.35921" calcext:value-type="float">
            <text:p>29.35921</text:p>
          </table:table-cell>
          <table:table-cell office:value-type="float" office:value="30.84266" calcext:value-type="float">
            <text:p>30.84266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صعيد</text:p>
          </table:table-cell>
          <table:table-cell office:value-type="string" calcext:value-type="string">
            <text:p>al-Fayyum</text:p>
          </table:table-cell>
          <table:table-cell office:value-type="string" calcext:value-type="string">
            <text:p>al-Fayyū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أشمونين</text:p>
          </table:table-cell>
          <table:table-cell table:number-columns-repeated="2" office:value-type="string" calcext:value-type="string">
            <text:p>الأشمونين</text:p>
          </table:table-cell>
          <table:table-cell office:value-type="float" office:value="27.85616" calcext:value-type="float">
            <text:p>27.85616</text:p>
          </table:table-cell>
          <table:table-cell office:value-type="float" office:value="30.75576" calcext:value-type="float">
            <text:p>30.75576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صعيد</text:p>
          </table:table-cell>
          <table:table-cell office:value-type="string" calcext:value-type="string">
            <text:p>al-Ushmunayn</text:p>
          </table:table-cell>
          <table:table-cell office:value-type="string" calcext:value-type="string">
            <text:p>al-Ušmūnay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سمسطا</text:p>
          </table:table-cell>
          <table:table-cell office:value-type="float" office:value="28.96006" calcext:value-type="float">
            <text:p>28.96006</text:p>
          </table:table-cell>
          <table:table-cell office:value-type="float" office:value="30.88762" calcext:value-type="float">
            <text:p>30.8876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صعيد</text:p>
          </table:table-cell>
          <table:table-cell office:value-type="string" calcext:value-type="string">
            <text:p>Sumusta</text:p>
          </table:table-cell>
          <table:table-cell office:value-type="string" calcext:value-type="string">
            <text:p>Sumusṭ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تندة</text:p>
          </table:table-cell>
          <table:table-cell office:value-type="float" office:value="27.76484" calcext:value-type="float">
            <text:p>27.76484</text:p>
          </table:table-cell>
          <table:table-cell office:value-type="float" office:value="30.7011" calcext:value-type="float">
            <text:p>30.701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صعيد</text:p>
          </table:table-cell>
          <table:table-cell office:value-type="string" calcext:value-type="string">
            <text:p>Tanda</text:p>
          </table:table-cell>
          <table:table-cell office:value-type="string" calcext:value-type="string">
            <text:p>Tand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طحا</text:p>
          </table:table-cell>
          <table:table-cell office:value-type="float" office:value="28.27313" calcext:value-type="float">
            <text:p>28.27313</text:p>
          </table:table-cell>
          <table:table-cell office:value-type="float" office:value="30.69125" calcext:value-type="float">
            <text:p>30.69125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صعيد</text:p>
          </table:table-cell>
          <table:table-cell office:value-type="string" calcext:value-type="string">
            <text:p>Taha</text:p>
          </table:table-cell>
          <table:table-cell office:value-type="string" calcext:value-type="string">
            <text:p>Ṭaḥ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قيس</text:p>
          </table:table-cell>
          <table:table-cell table:number-columns-repeated="2" office:value-type="string" calcext:value-type="string">
            <text:p>القيس</text:p>
          </table:table-cell>
          <table:table-cell office:value-type="float" office:value="28.52624" calcext:value-type="float">
            <text:p>28.52624</text:p>
          </table:table-cell>
          <table:table-cell office:value-type="float" office:value="30.78687" calcext:value-type="float">
            <text:p>30.78687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</text:p>
          </table:table-cell>
          <table:table-cell office:value-type="string" calcext:value-type="string">
            <text:p>الصعيد</text:p>
          </table:table-cell>
          <table:table-cell table:number-columns-repeated="2" office:value-type="string" calcext:value-type="string">
            <text:p>al-Qay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موصل</text:p>
          </table:table-cell>
          <table:table-cell office:value-type="float" office:value="36.32809" calcext:value-type="float">
            <text:p>36.32809</text:p>
          </table:table-cell>
          <table:table-cell office:value-type="float" office:value="43.127" calcext:value-type="float">
            <text:p>43.12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ربيعة</text:p>
          </table:table-cell>
          <table:table-cell office:value-type="string" calcext:value-type="string">
            <text:p>al-Mawsil</text:p>
          </table:table-cell>
          <table:table-cell office:value-type="string" calcext:value-type="string">
            <text:p>al-Mawṣ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حديثة</text:p>
          </table:table-cell>
          <table:table-cell office:value-type="float" office:value="34.10682" calcext:value-type="float">
            <text:p>34.10682</text:p>
          </table:table-cell>
          <table:table-cell office:value-type="float" office:value="42.38707" calcext:value-type="float">
            <text:p>42.3870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ربيعة</text:p>
          </table:table-cell>
          <table:table-cell office:value-type="string" calcext:value-type="string">
            <text:p>al-Haditha</text:p>
          </table:table-cell>
          <table:table-cell office:value-type="string" calcext:value-type="string">
            <text:p>al-Ḥadīṯ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حديثة</text:p>
          </table:table-cell>
          <table:table-cell office:value-type="float" office:value="36.02054" calcext:value-type="float">
            <text:p>36.02054</text:p>
          </table:table-cell>
          <table:table-cell office:value-type="float" office:value="43.39249" calcext:value-type="float">
            <text:p>43.3924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ربيعة</text:p>
          </table:table-cell>
          <table:table-cell office:value-type="string" calcext:value-type="string">
            <text:p>al-Haditha</text:p>
          </table:table-cell>
          <table:table-cell office:value-type="string" calcext:value-type="string">
            <text:p>al-Ḥadīṯ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معلثاى</text:p>
          </table:table-cell>
          <table:table-cell table:number-columns-repeated="2" office:value-type="string" calcext:value-type="string">
            <text:p>معلثاية</text:p>
          </table:table-cell>
          <table:table-cell office:value-type="float" office:value="36.81597" calcext:value-type="float">
            <text:p>36.81597</text:p>
          </table:table-cell>
          <table:table-cell office:value-type="float" office:value="42.9635" calcext:value-type="float">
            <text:p>42.9635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ربيعة</text:p>
          </table:table-cell>
          <table:table-cell office:value-type="string" calcext:value-type="string">
            <text:p>Malathaya</text:p>
          </table:table-cell>
          <table:table-cell office:value-type="string" calcext:value-type="string">
            <text:p>Maʿlaṯāyaŧ</text:p>
          </table:table-cell>
          <table:table-cell table:style-name="ce1" office:value-type="float" office:value="92" calcext:value-type="float">
            <text:p>92</text:p>
          </table:table-cell>
        </table:table-row>
        <table:table-row table:style-name="ro1">
          <table:table-cell table:number-columns-repeated="3" office:value-type="string" calcext:value-type="string">
            <text:p>الحسنية</text:p>
          </table:table-cell>
          <table:table-cell office:value-type="float" office:value="37.11078" calcext:value-type="float">
            <text:p>37.11078</text:p>
          </table:table-cell>
          <table:table-cell office:value-type="float" office:value="42.72248" calcext:value-type="float">
            <text:p>42.7224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ربيعة</text:p>
          </table:table-cell>
          <table:table-cell office:value-type="string" calcext:value-type="string">
            <text:p>al-Hasaniyya</text:p>
          </table:table-cell>
          <table:table-cell office:value-type="string" calcext:value-type="string">
            <text:p>al-Ḥasaniyy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سنجار</text:p>
          </table:table-cell>
          <table:table-cell office:value-type="float" office:value="36.32446" calcext:value-type="float">
            <text:p>36.32446</text:p>
          </table:table-cell>
          <table:table-cell office:value-type="float" office:value="41.89101" calcext:value-type="float">
            <text:p>41.89101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ربيعة</text:p>
          </table:table-cell>
          <table:table-cell office:value-type="string" calcext:value-type="string">
            <text:p>Sinjar</text:p>
          </table:table-cell>
          <table:table-cell office:value-type="string" calcext:value-type="string">
            <text:p>Sinǧā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الجبال</text:p>
          </table:table-cell>
          <table:table-cell office:value-type="string" calcext:value-type="string">
            <text:p>الجبال/ عين الجبال</text:p>
          </table:table-cell>
          <table:table-cell office:value-type="float" office:value="36.2374" calcext:value-type="float">
            <text:p>36.2374</text:p>
          </table:table-cell>
          <table:table-cell office:value-type="float" office:value="41.62102" calcext:value-type="float">
            <text:p>41.62102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ربيعة</text:p>
          </table:table-cell>
          <table:table-cell office:value-type="string" calcext:value-type="string">
            <text:p>al-Jibal, Ayn al-Jibal</text:p>
          </table:table-cell>
          <table:table-cell office:value-type="string" calcext:value-type="string">
            <text:p>al-Ǧibā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جبال</text:p>
          </table:table-cell>
          <table:table-cell office:value-type="float" office:value="30.26155" calcext:value-type="float">
            <text:p>30.26155</text:p>
          </table:table-cell>
          <table:table-cell office:value-type="float" office:value="35.32238" calcext:value-type="float">
            <text:p>35.322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ربيعة</text:p>
          </table:table-cell>
          <table:table-cell office:value-type="string" calcext:value-type="string">
            <text:p>al-Jibal</text:p>
          </table:table-cell>
          <table:table-cell office:value-type="string" calcext:value-type="string">
            <text:p>al-Ǧibā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لد</text:p>
          </table:table-cell>
          <table:table-cell office:value-type="float" office:value="36.47417" calcext:value-type="float">
            <text:p>36.47417</text:p>
          </table:table-cell>
          <table:table-cell office:value-type="float" office:value="42.758" calcext:value-type="float">
            <text:p>42.75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ربيعة</text:p>
          </table:table-cell>
          <table:table-cell table:number-columns-repeated="2" office:value-type="string" calcext:value-type="string">
            <text:p>Bala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أذرمة</text:p>
          </table:table-cell>
          <table:table-cell office:value-type="float" office:value="36.99109" calcext:value-type="float">
            <text:p>36.99109</text:p>
          </table:table-cell>
          <table:table-cell office:value-type="float" office:value="41.72002" calcext:value-type="float">
            <text:p>41.72002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ربيعة</text:p>
          </table:table-cell>
          <table:table-cell office:value-type="string" calcext:value-type="string">
            <text:p>Adhrama</text:p>
          </table:table-cell>
          <table:table-cell office:value-type="string" calcext:value-type="string">
            <text:p>Aḏram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رقعيد</text:p>
          </table:table-cell>
          <table:table-cell office:value-type="float" office:value="36.95274" calcext:value-type="float">
            <text:p>36.95274</text:p>
          </table:table-cell>
          <table:table-cell office:value-type="float" office:value="42.07551" calcext:value-type="float">
            <text:p>42.07551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ربيعة</text:p>
          </table:table-cell>
          <table:table-cell office:value-type="string" calcext:value-type="string">
            <text:p>Barqaid</text:p>
          </table:table-cell>
          <table:table-cell office:value-type="string" calcext:value-type="string">
            <text:p>Barqaʿī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نصيبين</text:p>
          </table:table-cell>
          <table:table-cell office:value-type="float" office:value="37.05514" calcext:value-type="float">
            <text:p>37.05514</text:p>
          </table:table-cell>
          <table:table-cell office:value-type="float" office:value="41.22167" calcext:value-type="float">
            <text:p>41.2216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ربيعة</text:p>
          </table:table-cell>
          <table:table-cell office:value-type="string" calcext:value-type="string">
            <text:p>Nasibin</text:p>
          </table:table-cell>
          <table:table-cell office:value-type="string" calcext:value-type="string">
            <text:p>Naṣībī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دارا</text:p>
          </table:table-cell>
          <table:table-cell office:value-type="float" office:value="37.18527" calcext:value-type="float">
            <text:p>37.18527</text:p>
          </table:table-cell>
          <table:table-cell office:value-type="float" office:value="40.94689" calcext:value-type="float">
            <text:p>40.9468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ربيعة</text:p>
          </table:table-cell>
          <table:table-cell office:value-type="string" calcext:value-type="string">
            <text:p>Dara</text:p>
          </table:table-cell>
          <table:table-cell office:value-type="string" calcext:value-type="string">
            <text:p>Dār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راس العين</text:p>
          </table:table-cell>
          <table:table-cell table:number-columns-repeated="2" office:value-type="string" calcext:value-type="string">
            <text:p>رأس العين</text:p>
          </table:table-cell>
          <table:table-cell office:value-type="float" office:value="36.83758" calcext:value-type="float">
            <text:p>36.83758</text:p>
          </table:table-cell>
          <table:table-cell office:value-type="float" office:value="40.06404" calcext:value-type="float">
            <text:p>40.06404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ربيعة</text:p>
          </table:table-cell>
          <table:table-cell office:value-type="string" calcext:value-type="string">
            <text:p>Ras al-Ayn</text:p>
          </table:table-cell>
          <table:table-cell office:value-type="string" calcext:value-type="string">
            <text:p>Raʾs al-ʿAy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راس العين</text:p>
          </table:table-cell>
          <table:table-cell table:number-columns-repeated="2" office:value-type="string" calcext:value-type="string">
            <text:p>رأس العين</text:p>
          </table:table-cell>
          <table:table-cell office:value-type="float" office:value="25.06481" calcext:value-type="float">
            <text:p>25.06481</text:p>
          </table:table-cell>
          <table:table-cell office:value-type="float" office:value="38.05459" calcext:value-type="float">
            <text:p>38.0545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ربيعة</text:p>
          </table:table-cell>
          <table:table-cell office:value-type="string" calcext:value-type="string">
            <text:p>Ras al-Ayn</text:p>
          </table:table-cell>
          <table:table-cell office:value-type="string" calcext:value-type="string">
            <text:p>Raʾs al-ʿAy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ثمانين</text:p>
          </table:table-cell>
          <table:table-cell office:value-type="float" office:value="37.31295" calcext:value-type="float">
            <text:p>37.31295</text:p>
          </table:table-cell>
          <table:table-cell office:value-type="float" office:value="42.64158" calcext:value-type="float">
            <text:p>42.6415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ربيعة</text:p>
          </table:table-cell>
          <table:table-cell office:value-type="string" calcext:value-type="string">
            <text:p>Thamanin</text:p>
          </table:table-cell>
          <table:table-cell office:value-type="string" calcext:value-type="string">
            <text:p>Ṯamānī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رقة</text:p>
          </table:table-cell>
          <table:table-cell office:value-type="float" office:value="35.9493" calcext:value-type="float">
            <text:p>35.9493</text:p>
          </table:table-cell>
          <table:table-cell office:value-type="float" office:value="39.05128" calcext:value-type="float">
            <text:p>39.0512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مضر</text:p>
          </table:table-cell>
          <table:table-cell office:value-type="string" calcext:value-type="string">
            <text:p>al-Raqqa</text:p>
          </table:table-cell>
          <table:table-cell office:value-type="string" calcext:value-type="string">
            <text:p>al-Raqq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رافقة</text:p>
          </table:table-cell>
          <table:table-cell office:value-type="float" office:value="35.94235" calcext:value-type="float">
            <text:p>35.94235</text:p>
          </table:table-cell>
          <table:table-cell office:value-type="float" office:value="39.07703" calcext:value-type="float">
            <text:p>39.07703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مضر</text:p>
          </table:table-cell>
          <table:table-cell office:value-type="string" calcext:value-type="string">
            <text:p>al-Rafiqa</text:p>
          </table:table-cell>
          <table:table-cell office:value-type="string" calcext:value-type="string">
            <text:p>al-Rāfiq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رافقة</text:p>
          </table:table-cell>
          <table:table-cell office:value-type="float" office:value="30.6947" calcext:value-type="float">
            <text:p>30.6947</text:p>
          </table:table-cell>
          <table:table-cell office:value-type="float" office:value="30.73593" calcext:value-type="float">
            <text:p>30.73593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مضر</text:p>
          </table:table-cell>
          <table:table-cell office:value-type="string" calcext:value-type="string">
            <text:p>al-Rafiqa</text:p>
          </table:table-cell>
          <table:table-cell office:value-type="string" calcext:value-type="string">
            <text:p>al-Rāfiq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خانوقة</text:p>
          </table:table-cell>
          <table:table-cell table:number-columns-repeated="2" office:value-type="string" calcext:value-type="string">
            <text:p>الخانوقة</text:p>
          </table:table-cell>
          <table:table-cell office:value-type="float" office:value="35.75218" calcext:value-type="float">
            <text:p>35.75218</text:p>
          </table:table-cell>
          <table:table-cell office:value-type="float" office:value="39.81661" calcext:value-type="float">
            <text:p>39.81661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مضر</text:p>
          </table:table-cell>
          <table:table-cell office:value-type="string" calcext:value-type="string">
            <text:p>al-Khanuqa</text:p>
          </table:table-cell>
          <table:table-cell office:value-type="string" calcext:value-type="string">
            <text:p>al-Ḫānūqaŧ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تل محرى</text:p>
          </table:table-cell>
          <table:table-cell office:value-type="string" calcext:value-type="string">
            <text:p>تل محرٰى</text:p>
          </table:table-cell>
          <table:table-cell office:value-type="string" calcext:value-type="string">
            <text:p>تل محرٰى/ تل بحرٰى</text:p>
          </table:table-cell>
          <table:table-cell office:value-type="float" office:value="36.61998" calcext:value-type="float">
            <text:p>36.61998</text:p>
          </table:table-cell>
          <table:table-cell office:value-type="float" office:value="39.13855" calcext:value-type="float">
            <text:p>39.13855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مضر</text:p>
          </table:table-cell>
          <table:table-cell office:value-type="string" calcext:value-type="string">
            <text:p>Tall Mahra, Tall Bahra</text:p>
          </table:table-cell>
          <table:table-cell office:value-type="string" calcext:value-type="string">
            <text:p>Tall Maḥrá</text:p>
          </table:table-cell>
          <table:table-cell table:style-name="ce1" office:value-type="float" office:value="93" calcext:value-type="float">
            <text:p>93</text:p>
          </table:table-cell>
        </table:table-row>
        <table:table-row table:style-name="ro1">
          <table:table-cell table:number-columns-repeated="3" office:value-type="string" calcext:value-type="string">
            <text:p>باجروان</text:p>
          </table:table-cell>
          <table:table-cell office:value-type="float" office:value="36.13571" calcext:value-type="float">
            <text:p>36.13571</text:p>
          </table:table-cell>
          <table:table-cell office:value-type="float" office:value="38.98556" calcext:value-type="float">
            <text:p>38.98556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مضر</text:p>
          </table:table-cell>
          <table:table-cell office:value-type="string" calcext:value-type="string">
            <text:p>Bajarwan</text:p>
          </table:table-cell>
          <table:table-cell office:value-type="string" calcext:value-type="string">
            <text:p>Bāǧarw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باجروان</text:p>
          </table:table-cell>
          <table:table-cell office:value-type="string" calcext:value-type="string">
            <text:p>باجروان/ موقان/ موغكان</text:p>
          </table:table-cell>
          <table:table-cell office:value-type="float" office:value="39.2256" calcext:value-type="float">
            <text:p>39.2256</text:p>
          </table:table-cell>
          <table:table-cell office:value-type="float" office:value="48.12475" calcext:value-type="float">
            <text:p>48.12475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مضر</text:p>
          </table:table-cell>
          <table:table-cell office:value-type="string" calcext:value-type="string">
            <text:p>Bajarwan, Muqan, Mughkan</text:p>
          </table:table-cell>
          <table:table-cell office:value-type="string" calcext:value-type="string">
            <text:p>Bāǧarw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حصن مسلمة</text:p>
          </table:table-cell>
          <table:table-cell office:value-type="float" office:value="36.38728" calcext:value-type="float">
            <text:p>36.38728</text:p>
          </table:table-cell>
          <table:table-cell office:value-type="float" office:value="39.07106" calcext:value-type="float">
            <text:p>39.07106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مضر</text:p>
          </table:table-cell>
          <table:table-cell office:value-type="string" calcext:value-type="string">
            <text:p>Hisn Maslama</text:p>
          </table:table-cell>
          <table:table-cell office:value-type="string" calcext:value-type="string">
            <text:p>Ḥiṣn Maslam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حران</text:p>
          </table:table-cell>
          <table:table-cell office:value-type="float" office:value="36.88438" calcext:value-type="float">
            <text:p>36.88438</text:p>
          </table:table-cell>
          <table:table-cell office:value-type="float" office:value="39.08906" calcext:value-type="float">
            <text:p>39.08906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مضر</text:p>
          </table:table-cell>
          <table:table-cell office:value-type="string" calcext:value-type="string">
            <text:p>Harran</text:p>
          </table:table-cell>
          <table:table-cell office:value-type="string" calcext:value-type="string">
            <text:p>Ḥarr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رها</text:p>
          </table:table-cell>
          <table:table-cell office:value-type="float" office:value="37.1497" calcext:value-type="float">
            <text:p>37.1497</text:p>
          </table:table-cell>
          <table:table-cell office:value-type="float" office:value="38.82122" calcext:value-type="float">
            <text:p>38.82122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مضر</text:p>
          </table:table-cell>
          <table:table-cell office:value-type="string" calcext:value-type="string">
            <text:p>al-Ruha</text:p>
          </table:table-cell>
          <table:table-cell office:value-type="string" calcext:value-type="string">
            <text:p>al-Ruh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آمد</text:p>
          </table:table-cell>
          <table:table-cell office:value-type="float" office:value="37.9151" calcext:value-type="float">
            <text:p>37.9151</text:p>
          </table:table-cell>
          <table:table-cell office:value-type="float" office:value="40.21323" calcext:value-type="float">
            <text:p>40.21323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بکر</text:p>
          </table:table-cell>
          <table:table-cell office:value-type="string" calcext:value-type="string">
            <text:p>Amid</text:p>
          </table:table-cell>
          <table:table-cell office:value-type="string" calcext:value-type="string">
            <text:p>Āmi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يافارقين</text:p>
          </table:table-cell>
          <table:table-cell office:value-type="float" office:value="38.14322" calcext:value-type="float">
            <text:p>38.14322</text:p>
          </table:table-cell>
          <table:table-cell office:value-type="float" office:value="41.00798" calcext:value-type="float">
            <text:p>41.0079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بکر</text:p>
          </table:table-cell>
          <table:table-cell office:value-type="string" calcext:value-type="string">
            <text:p>Mayyafariqin</text:p>
          </table:table-cell>
          <table:table-cell office:value-type="string" calcext:value-type="string">
            <text:p>Mayyāfāriqī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تل فافان</text:p>
          </table:table-cell>
          <table:table-cell office:value-type="string" calcext:value-type="string">
            <text:p>تل فافان/ عين تل فافان</text:p>
          </table:table-cell>
          <table:table-cell office:value-type="float" office:value="37.72559" calcext:value-type="float">
            <text:p>37.72559</text:p>
          </table:table-cell>
          <table:table-cell office:value-type="float" office:value="41.78238" calcext:value-type="float">
            <text:p>41.7823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ديار بکر</text:p>
          </table:table-cell>
          <table:table-cell office:value-type="string" calcext:value-type="string">
            <text:p>Tall Fafan, Ayn Tall Fafan</text:p>
          </table:table-cell>
          <table:table-cell office:value-type="string" calcext:value-type="string">
            <text:p>Tall Fāf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الدامغان</text:p>
          </table:table-cell>
          <table:table-cell table:number-columns-repeated="2" office:value-type="string" calcext:value-type="string">
            <text:p>الدمغان</text:p>
          </table:table-cell>
          <table:table-cell office:value-type="float" office:value="36.13093" calcext:value-type="float">
            <text:p>36.13093</text:p>
          </table:table-cell>
          <table:table-cell office:value-type="float" office:value="54.37503" calcext:value-type="float">
            <text:p>54.37503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قومس</text:p>
          </table:table-cell>
          <table:table-cell office:value-type="string" calcext:value-type="string">
            <text:p>al-Damghan</text:p>
          </table:table-cell>
          <table:table-cell office:value-type="string" calcext:value-type="string">
            <text:p>al-Damġān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table:number-columns-repeated="3" office:value-type="string" calcext:value-type="string">
            <text:p>سمنان</text:p>
          </table:table-cell>
          <table:table-cell office:value-type="float" office:value="35.49513" calcext:value-type="float">
            <text:p>35.49513</text:p>
          </table:table-cell>
          <table:table-cell office:value-type="float" office:value="53.40856" calcext:value-type="float">
            <text:p>53.4085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قومس</text:p>
          </table:table-cell>
          <table:table-cell office:value-type="string" calcext:value-type="string">
            <text:p>Simnan</text:p>
          </table:table-cell>
          <table:table-cell office:value-type="string" calcext:value-type="string">
            <text:p>Simn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سمنان</text:p>
          </table:table-cell>
          <table:table-cell table:number-columns-repeated="2" office:value-type="string" calcext:value-type="string">
            <text:p>سمنجان</text:p>
          </table:table-cell>
          <table:table-cell office:value-type="float" office:value="36.22585" calcext:value-type="float">
            <text:p>36.22585</text:p>
          </table:table-cell>
          <table:table-cell office:value-type="float" office:value="68.09011" calcext:value-type="float">
            <text:p>68.0901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قومس</text:p>
          </table:table-cell>
          <table:table-cell office:value-type="string" calcext:value-type="string">
            <text:p>Siminjan</text:p>
          </table:table-cell>
          <table:table-cell office:value-type="string" calcext:value-type="string">
            <text:p>Siminǧān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table:number-columns-repeated="3" office:value-type="string" calcext:value-type="string">
            <text:p>بسطام</text:p>
          </table:table-cell>
          <table:table-cell office:value-type="float" office:value="36.45952" calcext:value-type="float">
            <text:p>36.45952</text:p>
          </table:table-cell>
          <table:table-cell office:value-type="float" office:value="55.07205" calcext:value-type="float">
            <text:p>55.07205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قومس</text:p>
          </table:table-cell>
          <table:table-cell office:value-type="string" calcext:value-type="string">
            <text:p>Bistam</text:p>
          </table:table-cell>
          <table:table-cell office:value-type="string" calcext:value-type="string">
            <text:p>Bisṭā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يار</text:p>
          </table:table-cell>
          <table:table-cell office:value-type="float" office:value="36.05824" calcext:value-type="float">
            <text:p>36.05824</text:p>
          </table:table-cell>
          <table:table-cell office:value-type="float" office:value="55.86992" calcext:value-type="float">
            <text:p>55.86992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قومس</text:p>
          </table:table-cell>
          <table:table-cell office:value-type="string" calcext:value-type="string">
            <text:p>Biyar</text:p>
          </table:table-cell>
          <table:table-cell office:value-type="string" calcext:value-type="string">
            <text:p>Biyā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غون</text:p>
          </table:table-cell>
          <table:table-cell office:value-type="float" office:value="27.97676" calcext:value-type="float">
            <text:p>27.97676</text:p>
          </table:table-cell>
          <table:table-cell office:value-type="float" office:value="57.7882" calcext:value-type="float">
            <text:p>57.7882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قومس</text:p>
          </table:table-cell>
          <table:table-cell office:value-type="string" calcext:value-type="string">
            <text:p>Maghun</text:p>
          </table:table-cell>
          <table:table-cell office:value-type="string" calcext:value-type="string">
            <text:p>Maġū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شهرستان</text:p>
          </table:table-cell>
          <table:table-cell office:value-type="string" calcext:value-type="string">
            <text:p>شهرستان/ جرجان</text:p>
          </table:table-cell>
          <table:table-cell office:value-type="float" office:value="37.19091" calcext:value-type="float">
            <text:p>37.19091</text:p>
          </table:table-cell>
          <table:table-cell office:value-type="float" office:value="55.206" calcext:value-type="float">
            <text:p>55.20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جرجان</text:p>
          </table:table-cell>
          <table:table-cell office:value-type="string" calcext:value-type="string">
            <text:p>Shahrastan, Jurjan</text:p>
          </table:table-cell>
          <table:table-cell office:value-type="string" calcext:value-type="string">
            <text:p>Šahrast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شهرستان</text:p>
          </table:table-cell>
          <table:table-cell office:value-type="string" calcext:value-type="string">
            <text:p>شهرستان/ سابور</text:p>
          </table:table-cell>
          <table:table-cell office:value-type="float" office:value="29.83157" calcext:value-type="float">
            <text:p>29.83157</text:p>
          </table:table-cell>
          <table:table-cell office:value-type="float" office:value="51.51624" calcext:value-type="float">
            <text:p>51.5162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جرجان</text:p>
          </table:table-cell>
          <table:table-cell office:value-type="string" calcext:value-type="string">
            <text:p>Shahrastan, Sabur</text:p>
          </table:table-cell>
          <table:table-cell office:value-type="string" calcext:value-type="string">
            <text:p>Šahrast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آبسكون</text:p>
          </table:table-cell>
          <table:table-cell office:value-type="float" office:value="37.02772" calcext:value-type="float">
            <text:p>37.02772</text:p>
          </table:table-cell>
          <table:table-cell office:value-type="float" office:value="54.04327" calcext:value-type="float">
            <text:p>54.04327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جرجان</text:p>
          </table:table-cell>
          <table:table-cell office:value-type="string" calcext:value-type="string">
            <text:p>Abaskun</text:p>
          </table:table-cell>
          <table:table-cell office:value-type="string" calcext:value-type="string">
            <text:p>Ābaskū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ألهم</text:p>
          </table:table-cell>
          <table:table-cell office:value-type="float" office:value="36.56405" calcext:value-type="float">
            <text:p>36.56405</text:p>
          </table:table-cell>
          <table:table-cell office:value-type="float" office:value="52.23414" calcext:value-type="float">
            <text:p>52.23414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جرجان</text:p>
          </table:table-cell>
          <table:table-cell table:number-columns-repeated="2" office:value-type="string" calcext:value-type="string">
            <text:p>Alha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آخر</text:p>
          </table:table-cell>
          <table:table-cell office:value-type="float" office:value="39.19825" calcext:value-type="float">
            <text:p>39.19825</text:p>
          </table:table-cell>
          <table:table-cell office:value-type="float" office:value="55.71277" calcext:value-type="float">
            <text:p>55.71277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جرجان</text:p>
          </table:table-cell>
          <table:table-cell office:value-type="string" calcext:value-type="string">
            <text:p>Akhur</text:p>
          </table:table-cell>
          <table:table-cell office:value-type="string" calcext:value-type="string">
            <text:p>Āḫu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رباط</text:p>
          </table:table-cell>
          <table:table-cell office:value-type="float" office:value="29.12318" calcext:value-type="float">
            <text:p>29.12318</text:p>
          </table:table-cell>
          <table:table-cell office:value-type="float" office:value="53.44663" calcext:value-type="float">
            <text:p>53.4466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جرجان</text:p>
          </table:table-cell>
          <table:table-cell office:value-type="string" calcext:value-type="string">
            <text:p>al-Ribat</text:p>
          </table:table-cell>
          <table:table-cell office:value-type="string" calcext:value-type="string">
            <text:p>al-Ribāṭ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الرباط</text:p>
          </table:table-cell>
          <table:table-cell table:number-columns-repeated="2" office:value-type="string" calcext:value-type="string">
            <text:p>رباط</text:p>
          </table:table-cell>
          <table:table-cell office:value-type="float" office:value="33.99489" calcext:value-type="float">
            <text:p>33.99489</text:p>
          </table:table-cell>
          <table:table-cell office:value-type="float" office:value="-6.88943" calcext:value-type="float">
            <text:p>-6.8894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جرجان</text:p>
          </table:table-cell>
          <table:table-cell office:value-type="string" calcext:value-type="string">
            <text:p>Ribat</text:p>
          </table:table-cell>
          <table:table-cell office:value-type="string" calcext:value-type="string">
            <text:p>Ribāṭ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آمل</text:p>
          </table:table-cell>
          <table:table-cell office:value-type="float" office:value="36.42256" calcext:value-type="float">
            <text:p>36.42256</text:p>
          </table:table-cell>
          <table:table-cell office:value-type="float" office:value="52.40859" calcext:value-type="float">
            <text:p>52.40859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طبرستان</text:p>
          </table:table-cell>
          <table:table-cell office:value-type="string" calcext:value-type="string">
            <text:p>Amul</text:p>
          </table:table-cell>
          <table:table-cell office:value-type="string" calcext:value-type="string">
            <text:p>Āmu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آمل</text:p>
          </table:table-cell>
          <table:table-cell office:value-type="float" office:value="39.06795" calcext:value-type="float">
            <text:p>39.06795</text:p>
          </table:table-cell>
          <table:table-cell office:value-type="float" office:value="63.51255" calcext:value-type="float">
            <text:p>63.512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طبرستان</text:p>
          </table:table-cell>
          <table:table-cell office:value-type="string" calcext:value-type="string">
            <text:p>Amul</text:p>
          </table:table-cell>
          <table:table-cell office:value-type="string" calcext:value-type="string">
            <text:p>Āmu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يلة</text:p>
          </table:table-cell>
          <table:table-cell office:value-type="float" office:value="36.4708" calcext:value-type="float">
            <text:p>36.4708</text:p>
          </table:table-cell>
          <table:table-cell office:value-type="float" office:value="52.55267" calcext:value-type="float">
            <text:p>52.55267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طبرستان</text:p>
          </table:table-cell>
          <table:table-cell office:value-type="string" calcext:value-type="string">
            <text:p>Mila</text:p>
          </table:table-cell>
          <table:table-cell office:value-type="string" calcext:value-type="string">
            <text:p>Mīl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ما مطير</text:p>
          </table:table-cell>
          <table:table-cell table:number-columns-repeated="2" office:value-type="string" calcext:value-type="string">
            <text:p>مامطير</text:p>
          </table:table-cell>
          <table:table-cell office:value-type="float" office:value="36.51713" calcext:value-type="float">
            <text:p>36.51713</text:p>
          </table:table-cell>
          <table:table-cell office:value-type="float" office:value="52.74659" calcext:value-type="float">
            <text:p>52.74659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طبرستان</text:p>
          </table:table-cell>
          <table:table-cell office:value-type="string" calcext:value-type="string">
            <text:p>Mamatir</text:p>
          </table:table-cell>
          <table:table-cell office:value-type="string" calcext:value-type="string">
            <text:p>Māmaṭīr</text:p>
          </table:table-cell>
          <table:table-cell table:style-name="ce1" office:value-type="float" office:value="92" calcext:value-type="float">
            <text:p>92</text:p>
          </table:table-cell>
        </table:table-row>
        <table:table-row table:style-name="ro1">
          <table:table-cell table:number-columns-repeated="3" office:value-type="string" calcext:value-type="string">
            <text:p>سارية</text:p>
          </table:table-cell>
          <table:table-cell office:value-type="float" office:value="36.53215" calcext:value-type="float">
            <text:p>36.53215</text:p>
          </table:table-cell>
          <table:table-cell office:value-type="float" office:value="53.11807" calcext:value-type="float">
            <text:p>53.11807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طبرستان</text:p>
          </table:table-cell>
          <table:table-cell office:value-type="string" calcext:value-type="string">
            <text:p>Sariya</text:p>
          </table:table-cell>
          <table:table-cell office:value-type="string" calcext:value-type="string">
            <text:p>Sāriy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ممطير</text:p>
          </table:table-cell>
          <table:table-cell table:number-columns-repeated="2" office:value-type="string" calcext:value-type="string">
            <text:p>مامطير</text:p>
          </table:table-cell>
          <table:table-cell office:value-type="float" office:value="36.51713" calcext:value-type="float">
            <text:p>36.51713</text:p>
          </table:table-cell>
          <table:table-cell office:value-type="float" office:value="52.74659" calcext:value-type="float">
            <text:p>52.74659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طبرستان</text:p>
          </table:table-cell>
          <table:table-cell office:value-type="string" calcext:value-type="string">
            <text:p>Mamatir</text:p>
          </table:table-cell>
          <table:table-cell office:value-type="string" calcext:value-type="string">
            <text:p>Māmaṭīr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table:number-columns-repeated="3" office:value-type="string" calcext:value-type="string">
            <text:p>نامية</text:p>
          </table:table-cell>
          <table:table-cell office:value-type="float" office:value="36.77488" calcext:value-type="float">
            <text:p>36.77488</text:p>
          </table:table-cell>
          <table:table-cell office:value-type="float" office:value="54.32519" calcext:value-type="float">
            <text:p>54.32519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طبرستان</text:p>
          </table:table-cell>
          <table:table-cell office:value-type="string" calcext:value-type="string">
            <text:p>Namiya</text:p>
          </table:table-cell>
          <table:table-cell office:value-type="string" calcext:value-type="string">
            <text:p>Nāmiy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روان</text:p>
          </table:table-cell>
          <table:table-cell office:value-type="float" office:value="37.57057" calcext:value-type="float">
            <text:p>37.57057</text:p>
          </table:table-cell>
          <table:table-cell office:value-type="float" office:value="48.55981" calcext:value-type="float">
            <text:p>48.55981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الديلمان</text:p>
          </table:table-cell>
          <table:table-cell office:value-type="string" calcext:value-type="string">
            <text:p>Barwan</text:p>
          </table:table-cell>
          <table:table-cell office:value-type="string" calcext:value-type="string">
            <text:p>Barw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بروان</text:p>
          </table:table-cell>
          <table:table-cell office:value-type="string" calcext:value-type="string">
            <text:p>بروان/ فروان</text:p>
          </table:table-cell>
          <table:table-cell office:value-type="float" office:value="35.17084" calcext:value-type="float">
            <text:p>35.17084</text:p>
          </table:table-cell>
          <table:table-cell office:value-type="float" office:value="69.25887" calcext:value-type="float">
            <text:p>69.2588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الديلمان</text:p>
          </table:table-cell>
          <table:table-cell office:value-type="string" calcext:value-type="string">
            <text:p>Barwan, Farwan</text:p>
          </table:table-cell>
          <table:table-cell office:value-type="string" calcext:value-type="string">
            <text:p>Barw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بروان</text:p>
          </table:table-cell>
          <table:table-cell table:number-columns-repeated="2" office:value-type="string" calcext:value-type="string">
            <text:p>جبروان</text:p>
          </table:table-cell>
          <table:table-cell office:value-type="float" office:value="36.96475" calcext:value-type="float">
            <text:p>36.96475</text:p>
          </table:table-cell>
          <table:table-cell office:value-type="float" office:value="45.60275" calcext:value-type="float">
            <text:p>45.60275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الديلمان</text:p>
          </table:table-cell>
          <table:table-cell office:value-type="string" calcext:value-type="string">
            <text:p>Jabrawan</text:p>
          </table:table-cell>
          <table:table-cell office:value-type="string" calcext:value-type="string">
            <text:p>Ǧabrawān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string" calcext:value-type="string">
            <text:p>تارم</text:p>
          </table:table-cell>
          <table:table-cell office:value-type="string" calcext:value-type="string">
            <text:p>تارم/ تارم</text:p>
          </table:table-cell>
          <table:table-cell office:value-type="float" office:value="28.18163" calcext:value-type="float">
            <text:p>28.18163</text:p>
          </table:table-cell>
          <table:table-cell office:value-type="float" office:value="55.80841" calcext:value-type="float">
            <text:p>55.8084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الديلمان</text:p>
          </table:table-cell>
          <table:table-cell office:value-type="string" calcext:value-type="string">
            <text:p>Tarim, Tarum</text:p>
          </table:table-cell>
          <table:table-cell office:value-type="string" calcext:value-type="string">
            <text:p>Tāri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خشم</text:p>
          </table:table-cell>
          <table:table-cell office:value-type="float" office:value="37.48626" calcext:value-type="float">
            <text:p>37.48626</text:p>
          </table:table-cell>
          <table:table-cell office:value-type="float" office:value="49.18674" calcext:value-type="float">
            <text:p>49.18674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الديلمان</text:p>
          </table:table-cell>
          <table:table-cell office:value-type="string" calcext:value-type="string">
            <text:p>Khashm</text:p>
          </table:table-cell>
          <table:table-cell office:value-type="string" calcext:value-type="string">
            <text:p>Ḫaš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إتل</text:p>
          </table:table-cell>
          <table:table-cell office:value-type="string" calcext:value-type="string">
            <text:p>إتل/ أتل</text:p>
          </table:table-cell>
          <table:table-cell office:value-type="float" office:value="46.2788" calcext:value-type="float">
            <text:p>46.2788</text:p>
          </table:table-cell>
          <table:table-cell office:value-type="float" office:value="48.0869" calcext:value-type="float">
            <text:p>48.0869</text:p>
          </table:table-cell>
          <table:table-cell office:value-type="string" calcext:value-type="string">
            <text:p>Khazar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الخزر</text:p>
          </table:table-cell>
          <table:table-cell office:value-type="string" calcext:value-type="string">
            <text:p>Itil, Atil</text:p>
          </table:table-cell>
          <table:table-cell office:value-type="string" calcext:value-type="string">
            <text:p>It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لغار</text:p>
          </table:table-cell>
          <table:table-cell office:value-type="float" office:value="54.1546" calcext:value-type="float">
            <text:p>54.1546</text:p>
          </table:table-cell>
          <table:table-cell office:value-type="float" office:value="48.40369" calcext:value-type="float">
            <text:p>48.40369</text:p>
          </table:table-cell>
          <table:table-cell office:value-type="string" calcext:value-type="string">
            <text:p>Khazar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الخزر</text:p>
          </table:table-cell>
          <table:table-cell office:value-type="string" calcext:value-type="string">
            <text:p>Bulghar</text:p>
          </table:table-cell>
          <table:table-cell office:value-type="string" calcext:value-type="string">
            <text:p>Bulġā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لغار</text:p>
          </table:table-cell>
          <table:table-cell office:value-type="float" office:value="54.86714" calcext:value-type="float">
            <text:p>54.86714</text:p>
          </table:table-cell>
          <table:table-cell office:value-type="float" office:value="49.25044" calcext:value-type="float">
            <text:p>49.25044</text:p>
          </table:table-cell>
          <table:table-cell office:value-type="string" calcext:value-type="string">
            <text:p>Khazar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الخزر</text:p>
          </table:table-cell>
          <table:table-cell office:value-type="string" calcext:value-type="string">
            <text:p>Bulghar</text:p>
          </table:table-cell>
          <table:table-cell office:value-type="string" calcext:value-type="string">
            <text:p>Bulġā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سمندر</text:p>
          </table:table-cell>
          <table:table-cell office:value-type="float" office:value="42.90467" calcext:value-type="float">
            <text:p>42.90467</text:p>
          </table:table-cell>
          <table:table-cell office:value-type="float" office:value="47.51198" calcext:value-type="float">
            <text:p>47.51198</text:p>
          </table:table-cell>
          <table:table-cell office:value-type="string" calcext:value-type="string">
            <text:p>Khazar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الخزر</text:p>
          </table:table-cell>
          <table:table-cell table:number-columns-repeated="2" office:value-type="string" calcext:value-type="string">
            <text:p>Samand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سوار</text:p>
          </table:table-cell>
          <table:table-cell office:value-type="float" office:value="54.45304" calcext:value-type="float">
            <text:p>54.45304</text:p>
          </table:table-cell>
          <table:table-cell office:value-type="float" office:value="49.96347" calcext:value-type="float">
            <text:p>49.96347</text:p>
          </table:table-cell>
          <table:table-cell office:value-type="string" calcext:value-type="string">
            <text:p>Khazar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الخزر</text:p>
          </table:table-cell>
          <table:table-cell office:value-type="string" calcext:value-type="string">
            <text:p>Suwar</text:p>
          </table:table-cell>
          <table:table-cell office:value-type="string" calcext:value-type="string">
            <text:p>Suwā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لنجر</text:p>
          </table:table-cell>
          <table:table-cell office:value-type="float" office:value="43.28166" calcext:value-type="float">
            <text:p>43.28166</text:p>
          </table:table-cell>
          <table:table-cell office:value-type="float" office:value="46.42082" calcext:value-type="float">
            <text:p>46.42082</text:p>
          </table:table-cell>
          <table:table-cell office:value-type="string" calcext:value-type="string">
            <text:p>Khazar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الخزر</text:p>
          </table:table-cell>
          <table:table-cell office:value-type="string" calcext:value-type="string">
            <text:p>Balanjar</text:p>
          </table:table-cell>
          <table:table-cell office:value-type="string" calcext:value-type="string">
            <text:p>Balanǧ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بيضاء</text:p>
          </table:table-cell>
          <table:table-cell office:value-type="float" office:value="41.83632" calcext:value-type="float">
            <text:p>41.83632</text:p>
          </table:table-cell>
          <table:table-cell office:value-type="float" office:value="0.57785" calcext:value-type="float">
            <text:p>0.57785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الخزر</text:p>
          </table:table-cell>
          <table:table-cell office:value-type="string" calcext:value-type="string">
            <text:p>al-Bayda</text:p>
          </table:table-cell>
          <table:table-cell office:value-type="string" calcext:value-type="string">
            <text:p>al-Bayḍāʾ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البيضاء</text:p>
          </table:table-cell>
          <table:table-cell office:value-type="string" calcext:value-type="string">
            <text:p>البيضاء/ نسا</text:p>
          </table:table-cell>
          <table:table-cell office:value-type="float" office:value="30.03958" calcext:value-type="float">
            <text:p>30.03958</text:p>
          </table:table-cell>
          <table:table-cell office:value-type="float" office:value="52.36712" calcext:value-type="float">
            <text:p>52.3671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الخزر</text:p>
          </table:table-cell>
          <table:table-cell office:value-type="string" calcext:value-type="string">
            <text:p>al-Bayda, Nasa</text:p>
          </table:table-cell>
          <table:table-cell office:value-type="string" calcext:value-type="string">
            <text:p>al-Bayḍāʾ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بيضاء</text:p>
          </table:table-cell>
          <table:table-cell office:value-type="float" office:value="26.79044" calcext:value-type="float">
            <text:p>26.79044</text:p>
          </table:table-cell>
          <table:table-cell office:value-type="float" office:value="37.01435" calcext:value-type="float">
            <text:p>37.0143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الديلم</text:p>
          </table:table-cell>
          <table:table-cell office:value-type="string" calcext:value-type="string">
            <text:p>الخزر</text:p>
          </table:table-cell>
          <table:table-cell office:value-type="string" calcext:value-type="string">
            <text:p>al-Bayda</text:p>
          </table:table-cell>
          <table:table-cell office:value-type="string" calcext:value-type="string">
            <text:p>al-Bayḍāʾ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وريكة</text:p>
          </table:table-cell>
          <table:table-cell office:value-type="string" calcext:value-type="string">
            <text:p>وريكة/ أغمات وريكة</text:p>
          </table:table-cell>
          <table:table-cell office:value-type="float" office:value="31.44535" calcext:value-type="float">
            <text:p>31.44535</text:p>
          </table:table-cell>
          <table:table-cell office:value-type="float" office:value="-7.6357" calcext:value-type="float">
            <text:p>-7.635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خوزستان</text:p>
          </table:table-cell>
          <table:table-cell office:value-type="string" calcext:value-type="string">
            <text:p>السوس</text:p>
          </table:table-cell>
          <table:table-cell office:value-type="string" calcext:value-type="string">
            <text:p>Warika, Aghmat Warika</text:p>
          </table:table-cell>
          <table:table-cell office:value-type="string" calcext:value-type="string">
            <text:p>Warīk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تندلى</text:p>
          </table:table-cell>
          <table:table-cell table:number-columns-repeated="2" office:value-type="string" calcext:value-type="string">
            <text:p>تندلي</text:p>
          </table:table-cell>
          <table:table-cell office:value-type="float" office:value="31.78429" calcext:value-type="float">
            <text:p>31.78429</text:p>
          </table:table-cell>
          <table:table-cell office:value-type="float" office:value="-7.17841" calcext:value-type="float">
            <text:p>-7.17841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خوزستان</text:p>
          </table:table-cell>
          <table:table-cell office:value-type="string" calcext:value-type="string">
            <text:p>السوس</text:p>
          </table:table-cell>
          <table:table-cell office:value-type="string" calcext:value-type="string">
            <text:p>Tandali</text:p>
          </table:table-cell>
          <table:table-cell office:value-type="string" calcext:value-type="string">
            <text:p>Tandalī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اسة</text:p>
          </table:table-cell>
          <table:table-cell office:value-type="float" office:value="30.0645" calcext:value-type="float">
            <text:p>30.0645</text:p>
          </table:table-cell>
          <table:table-cell office:value-type="float" office:value="-9.6481" calcext:value-type="float">
            <text:p>-9.6481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خوزستان</text:p>
          </table:table-cell>
          <table:table-cell office:value-type="string" calcext:value-type="string">
            <text:p>السوس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Māss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سوق الأربعاء</text:p>
          </table:table-cell>
          <table:table-cell office:value-type="float" office:value="30.94139" calcext:value-type="float">
            <text:p>30.94139</text:p>
          </table:table-cell>
          <table:table-cell office:value-type="float" office:value="48.5239" calcext:value-type="float">
            <text:p>48.523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خوزستان</text:p>
          </table:table-cell>
          <table:table-cell office:value-type="string" calcext:value-type="string">
            <text:p>الأهواز</text:p>
          </table:table-cell>
          <table:table-cell office:value-type="string" calcext:value-type="string">
            <text:p>Suq al-Arbaa</text:p>
          </table:table-cell>
          <table:table-cell office:value-type="string" calcext:value-type="string">
            <text:p>Sūq al-Arbaʿāʾ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حصن مهدى</text:p>
          </table:table-cell>
          <table:table-cell table:number-columns-repeated="2" office:value-type="string" calcext:value-type="string">
            <text:p>حصن مهدي</text:p>
          </table:table-cell>
          <table:table-cell office:value-type="float" office:value="30.52571" calcext:value-type="float">
            <text:p>30.52571</text:p>
          </table:table-cell>
          <table:table-cell office:value-type="float" office:value="48.33301" calcext:value-type="float">
            <text:p>48.3330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خوزستان</text:p>
          </table:table-cell>
          <table:table-cell office:value-type="string" calcext:value-type="string">
            <text:p>الأهواز</text:p>
          </table:table-cell>
          <table:table-cell office:value-type="string" calcext:value-type="string">
            <text:p>Hisn Mahdi</text:p>
          </table:table-cell>
          <table:table-cell office:value-type="string" calcext:value-type="string">
            <text:p>Ḥiṣn Mahdī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باسيان</text:p>
          </table:table-cell>
          <table:table-cell table:number-columns-repeated="2" office:value-type="string" calcext:value-type="string">
            <text:p>بارسيان</text:p>
          </table:table-cell>
          <table:table-cell office:value-type="float" office:value="35.29415" calcext:value-type="float">
            <text:p>35.29415</text:p>
          </table:table-cell>
          <table:table-cell office:value-type="float" office:value="48.71891" calcext:value-type="float">
            <text:p>48.71891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خوزستان</text:p>
          </table:table-cell>
          <table:table-cell office:value-type="string" calcext:value-type="string">
            <text:p>الأهواز</text:p>
          </table:table-cell>
          <table:table-cell office:value-type="string" calcext:value-type="string">
            <text:p>Barisiyan</text:p>
          </table:table-cell>
          <table:table-cell office:value-type="string" calcext:value-type="string">
            <text:p>Bārisiyān</text:p>
          </table:table-cell>
          <table:table-cell table:style-name="ce1" office:value-type="float" office:value="92" calcext:value-type="float">
            <text:p>92</text:p>
          </table:table-cell>
        </table:table-row>
        <table:table-row table:style-name="ro1">
          <table:table-cell table:number-columns-repeated="3" office:value-type="string" calcext:value-type="string">
            <text:p>باسيان</text:p>
          </table:table-cell>
          <table:table-cell office:value-type="float" office:value="30.65916" calcext:value-type="float">
            <text:p>30.65916</text:p>
          </table:table-cell>
          <table:table-cell office:value-type="float" office:value="48.77033" calcext:value-type="float">
            <text:p>48.77033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خوزستان</text:p>
          </table:table-cell>
          <table:table-cell office:value-type="string" calcext:value-type="string">
            <text:p>الأهواز</text:p>
          </table:table-cell>
          <table:table-cell office:value-type="string" calcext:value-type="string">
            <text:p>Basiyan</text:p>
          </table:table-cell>
          <table:table-cell office:value-type="string" calcext:value-type="string">
            <text:p>Bāsiy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شوراب</text:p>
          </table:table-cell>
          <table:table-cell office:value-type="float" office:value="31.20731" calcext:value-type="float">
            <text:p>31.20731</text:p>
          </table:table-cell>
          <table:table-cell office:value-type="float" office:value="48.79726" calcext:value-type="float">
            <text:p>48.79726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خوزستان</text:p>
          </table:table-cell>
          <table:table-cell office:value-type="string" calcext:value-type="string">
            <text:p>الأهواز</text:p>
          </table:table-cell>
          <table:table-cell office:value-type="string" calcext:value-type="string">
            <text:p>Shurab</text:p>
          </table:table-cell>
          <table:table-cell office:value-type="string" calcext:value-type="string">
            <text:p>Šūrāb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الدورق</text:p>
          </table:table-cell>
          <table:table-cell office:value-type="string" calcext:value-type="string">
            <text:p>الدورق/ السراق</text:p>
          </table:table-cell>
          <table:table-cell office:value-type="float" office:value="30.81069" calcext:value-type="float">
            <text:p>30.81069</text:p>
          </table:table-cell>
          <table:table-cell office:value-type="float" office:value="48.92625" calcext:value-type="float">
            <text:p>48.9262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خوزستان</text:p>
          </table:table-cell>
          <table:table-cell office:value-type="string" calcext:value-type="string">
            <text:p>الأهواز</text:p>
          </table:table-cell>
          <table:table-cell office:value-type="string" calcext:value-type="string">
            <text:p>al-Dawraq, al-Surraq</text:p>
          </table:table-cell>
          <table:table-cell office:value-type="string" calcext:value-type="string">
            <text:p>al-Dawraq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الدورق</text:p>
          </table:table-cell>
          <table:table-cell office:value-type="string" calcext:value-type="string">
            <text:p>الدورق/ السراق</text:p>
          </table:table-cell>
          <table:table-cell office:value-type="float" office:value="30.81069" calcext:value-type="float">
            <text:p>30.81069</text:p>
          </table:table-cell>
          <table:table-cell office:value-type="float" office:value="48.92625" calcext:value-type="float">
            <text:p>48.9262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خوزستان</text:p>
          </table:table-cell>
          <table:table-cell office:value-type="string" calcext:value-type="string">
            <text:p>الأهواز</text:p>
          </table:table-cell>
          <table:table-cell office:value-type="string" calcext:value-type="string">
            <text:p>al-Dawraq, al-Surraq</text:p>
          </table:table-cell>
          <table:table-cell office:value-type="string" calcext:value-type="string">
            <text:p>al-Dawraq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إيذج</text:p>
          </table:table-cell>
          <table:table-cell office:value-type="float" office:value="31.85548" calcext:value-type="float">
            <text:p>31.85548</text:p>
          </table:table-cell>
          <table:table-cell office:value-type="float" office:value="49.87086" calcext:value-type="float">
            <text:p>49.87086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خوزستان</text:p>
          </table:table-cell>
          <table:table-cell office:value-type="string" calcext:value-type="string">
            <text:p>رامهرمز</text:p>
          </table:table-cell>
          <table:table-cell office:value-type="string" calcext:value-type="string">
            <text:p>Idhaj</text:p>
          </table:table-cell>
          <table:table-cell office:value-type="string" calcext:value-type="string">
            <text:p>Īḏa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تيرم</text:p>
          </table:table-cell>
          <table:table-cell office:value-type="float" office:value="31.39156" calcext:value-type="float">
            <text:p>31.39156</text:p>
          </table:table-cell>
          <table:table-cell office:value-type="float" office:value="49.82612" calcext:value-type="float">
            <text:p>49.82612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خوزستان</text:p>
          </table:table-cell>
          <table:table-cell office:value-type="string" calcext:value-type="string">
            <text:p>رامهرمز</text:p>
          </table:table-cell>
          <table:table-cell office:value-type="string" calcext:value-type="string">
            <text:p>Tiram</text:p>
          </table:table-cell>
          <table:table-cell office:value-type="string" calcext:value-type="string">
            <text:p>Tīra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غروة</text:p>
          </table:table-cell>
          <table:table-cell office:value-type="string" calcext:value-type="string">
            <text:p>غروة/ عروة</text:p>
          </table:table-cell>
          <table:table-cell office:value-type="float" office:value="31.54027" calcext:value-type="float">
            <text:p>31.54027</text:p>
          </table:table-cell>
          <table:table-cell office:value-type="float" office:value="49.89724" calcext:value-type="float">
            <text:p>49.89724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خوزستان</text:p>
          </table:table-cell>
          <table:table-cell office:value-type="string" calcext:value-type="string">
            <text:p>رامهرمز</text:p>
          </table:table-cell>
          <table:table-cell office:value-type="string" calcext:value-type="string">
            <text:p>Gharwa, Arwa</text:p>
          </table:table-cell>
          <table:table-cell office:value-type="string" calcext:value-type="string">
            <text:p>Ġarw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الدز</text:p>
          </table:table-cell>
          <table:table-cell office:value-type="string" calcext:value-type="string">
            <text:p>الدز/ دزفول</text:p>
          </table:table-cell>
          <table:table-cell office:value-type="float" office:value="32.38975" calcext:value-type="float">
            <text:p>32.38975</text:p>
          </table:table-cell>
          <table:table-cell office:value-type="float" office:value="48.42219" calcext:value-type="float">
            <text:p>48.4221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خوزستان</text:p>
          </table:table-cell>
          <table:table-cell office:value-type="string" calcext:value-type="string">
            <text:p>الدورق</text:p>
          </table:table-cell>
          <table:table-cell office:value-type="string" calcext:value-type="string">
            <text:p>al-Diz, Dizful</text:p>
          </table:table-cell>
          <table:table-cell office:value-type="string" calcext:value-type="string">
            <text:p>al-Di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الدز</text:p>
          </table:table-cell>
          <table:table-cell office:value-type="string" calcext:value-type="string">
            <text:p>الدز/ قنطرة أندامش</text:p>
          </table:table-cell>
          <table:table-cell office:value-type="float" office:value="32.9865" calcext:value-type="float">
            <text:p>32.9865</text:p>
          </table:table-cell>
          <table:table-cell office:value-type="float" office:value="48.45021" calcext:value-type="float">
            <text:p>48.4502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خوزستان</text:p>
          </table:table-cell>
          <table:table-cell office:value-type="string" calcext:value-type="string">
            <text:p>الدورق</text:p>
          </table:table-cell>
          <table:table-cell office:value-type="string" calcext:value-type="string">
            <text:p>al-Diz, Qantara Andamish</text:p>
          </table:table-cell>
          <table:table-cell office:value-type="string" calcext:value-type="string">
            <text:p>al-Di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اندبار</text:p>
          </table:table-cell>
          <table:table-cell table:number-columns-repeated="2" office:value-type="string" calcext:value-type="string">
            <text:p>الأنبار</text:p>
          </table:table-cell>
          <table:table-cell office:value-type="float" office:value="33.39492" calcext:value-type="float">
            <text:p>33.39492</text:p>
          </table:table-cell>
          <table:table-cell office:value-type="float" office:value="43.7015" calcext:value-type="float">
            <text:p>43.701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خوزستان</text:p>
          </table:table-cell>
          <table:table-cell office:value-type="string" calcext:value-type="string">
            <text:p>الدورق</text:p>
          </table:table-cell>
          <table:table-cell office:value-type="string" calcext:value-type="string">
            <text:p>al-Anbar</text:p>
          </table:table-cell>
          <table:table-cell office:value-type="string" calcext:value-type="string">
            <text:p>al-Anbār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اندبار</text:p>
          </table:table-cell>
          <table:table-cell table:number-columns-repeated="2" office:value-type="string" calcext:value-type="string">
            <text:p>الأنبار</text:p>
          </table:table-cell>
          <table:table-cell office:value-type="float" office:value="36.20578" calcext:value-type="float">
            <text:p>36.20578</text:p>
          </table:table-cell>
          <table:table-cell office:value-type="float" office:value="65.94751" calcext:value-type="float">
            <text:p>65.947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خوزستان</text:p>
          </table:table-cell>
          <table:table-cell office:value-type="string" calcext:value-type="string">
            <text:p>الدورق</text:p>
          </table:table-cell>
          <table:table-cell office:value-type="string" calcext:value-type="string">
            <text:p>al-Anbar</text:p>
          </table:table-cell>
          <table:table-cell office:value-type="string" calcext:value-type="string">
            <text:p>al-Anbār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table:number-columns-repeated="3" office:value-type="string" calcext:value-type="string">
            <text:p>برذعة</text:p>
          </table:table-cell>
          <table:table-cell office:value-type="float" office:value="40.45334" calcext:value-type="float">
            <text:p>40.45334</text:p>
          </table:table-cell>
          <table:table-cell office:value-type="float" office:value="47.23624" calcext:value-type="float">
            <text:p>47.23624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الران</text:p>
          </table:table-cell>
          <table:table-cell office:value-type="string" calcext:value-type="string">
            <text:p>Bardhaa</text:p>
          </table:table-cell>
          <table:table-cell office:value-type="string" calcext:value-type="string">
            <text:p>Barḏaʿ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تفليس</text:p>
          </table:table-cell>
          <table:table-cell office:value-type="float" office:value="42.0841" calcext:value-type="float">
            <text:p>42.0841</text:p>
          </table:table-cell>
          <table:table-cell office:value-type="float" office:value="44.83734" calcext:value-type="float">
            <text:p>44.83734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الران</text:p>
          </table:table-cell>
          <table:table-cell office:value-type="string" calcext:value-type="string">
            <text:p>Tiflis</text:p>
          </table:table-cell>
          <table:table-cell office:value-type="string" calcext:value-type="string">
            <text:p>Tiflī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قلعة</text:p>
          </table:table-cell>
          <table:table-cell office:value-type="float" office:value="22.68969" calcext:value-type="float">
            <text:p>22.68969</text:p>
          </table:table-cell>
          <table:table-cell office:value-type="float" office:value="57.66352" calcext:value-type="float">
            <text:p>57.6635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الران</text:p>
          </table:table-cell>
          <table:table-cell office:value-type="string" calcext:value-type="string">
            <text:p>al-Qala</text:p>
          </table:table-cell>
          <table:table-cell office:value-type="string" calcext:value-type="string">
            <text:p>al-Qalʿ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خنان</text:p>
          </table:table-cell>
          <table:table-cell office:value-type="float" office:value="41.39027" calcext:value-type="float">
            <text:p>41.39027</text:p>
          </table:table-cell>
          <table:table-cell office:value-type="float" office:value="45.50578" calcext:value-type="float">
            <text:p>45.5057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الران</text:p>
          </table:table-cell>
          <table:table-cell office:value-type="string" calcext:value-type="string">
            <text:p>Khunan</text:p>
          </table:table-cell>
          <table:table-cell office:value-type="string" calcext:value-type="string">
            <text:p>Ḫun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شمكور</text:p>
          </table:table-cell>
          <table:table-cell office:value-type="float" office:value="40.99521" calcext:value-type="float">
            <text:p>40.99521</text:p>
          </table:table-cell>
          <table:table-cell office:value-type="float" office:value="46.06157" calcext:value-type="float">
            <text:p>46.06157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الران</text:p>
          </table:table-cell>
          <table:table-cell office:value-type="string" calcext:value-type="string">
            <text:p>Shamkur</text:p>
          </table:table-cell>
          <table:table-cell office:value-type="string" calcext:value-type="string">
            <text:p>Šamkū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جنزة</text:p>
          </table:table-cell>
          <table:table-cell office:value-type="string" calcext:value-type="string">
            <text:p>جنزة/ جنجة</text:p>
          </table:table-cell>
          <table:table-cell office:value-type="float" office:value="40.81356" calcext:value-type="float">
            <text:p>40.81356</text:p>
          </table:table-cell>
          <table:table-cell office:value-type="float" office:value="46.38603" calcext:value-type="float">
            <text:p>46.38603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الران</text:p>
          </table:table-cell>
          <table:table-cell office:value-type="string" calcext:value-type="string">
            <text:p>Janza, Janja</text:p>
          </table:table-cell>
          <table:table-cell office:value-type="string" calcext:value-type="string">
            <text:p>Ǧanz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شماخية</text:p>
          </table:table-cell>
          <table:table-cell office:value-type="float" office:value="40.67871" calcext:value-type="float">
            <text:p>40.67871</text:p>
          </table:table-cell>
          <table:table-cell office:value-type="float" office:value="48.68505" calcext:value-type="float">
            <text:p>48.68505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الران</text:p>
          </table:table-cell>
          <table:table-cell office:value-type="string" calcext:value-type="string">
            <text:p>al-Shamakhiyya</text:p>
          </table:table-cell>
          <table:table-cell office:value-type="string" calcext:value-type="string">
            <text:p>al-Šamāḫiyy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شروان</text:p>
          </table:table-cell>
          <table:table-cell office:value-type="string" calcext:value-type="string">
            <text:p>شروان/ شروان</text:p>
          </table:table-cell>
          <table:table-cell office:value-type="float" office:value="41.11585" calcext:value-type="float">
            <text:p>41.11585</text:p>
          </table:table-cell>
          <table:table-cell office:value-type="float" office:value="48.75339" calcext:value-type="float">
            <text:p>48.75339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الران</text:p>
          </table:table-cell>
          <table:table-cell office:value-type="string" calcext:value-type="string">
            <text:p>Shirwan, Sharwan</text:p>
          </table:table-cell>
          <table:table-cell office:value-type="string" calcext:value-type="string">
            <text:p>Širw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شروان</text:p>
          </table:table-cell>
          <table:table-cell office:value-type="string" calcext:value-type="string">
            <text:p>شروان/ شروان</text:p>
          </table:table-cell>
          <table:table-cell office:value-type="float" office:value="41.11585" calcext:value-type="float">
            <text:p>41.11585</text:p>
          </table:table-cell>
          <table:table-cell office:value-type="float" office:value="48.75339" calcext:value-type="float">
            <text:p>48.75339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الران</text:p>
          </table:table-cell>
          <table:table-cell office:value-type="string" calcext:value-type="string">
            <text:p>Shirwan, Sharwan</text:p>
          </table:table-cell>
          <table:table-cell office:value-type="string" calcext:value-type="string">
            <text:p>Širw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اكوه</text:p>
          </table:table-cell>
          <table:table-cell office:value-type="float" office:value="40.379" calcext:value-type="float">
            <text:p>40.379</text:p>
          </table:table-cell>
          <table:table-cell office:value-type="float" office:value="49.86422" calcext:value-type="float">
            <text:p>49.86422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الران</text:p>
          </table:table-cell>
          <table:table-cell office:value-type="string" calcext:value-type="string">
            <text:p>Bakuh</text:p>
          </table:table-cell>
          <table:table-cell office:value-type="string" calcext:value-type="string">
            <text:p>Bākū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الشابران</text:p>
          </table:table-cell>
          <table:table-cell table:number-columns-repeated="2" office:value-type="string" calcext:value-type="string">
            <text:p>شابران</text:p>
          </table:table-cell>
          <table:table-cell office:value-type="float" office:value="41.2707" calcext:value-type="float">
            <text:p>41.2707</text:p>
          </table:table-cell>
          <table:table-cell office:value-type="float" office:value="48.76916" calcext:value-type="float">
            <text:p>48.76916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الران</text:p>
          </table:table-cell>
          <table:table-cell office:value-type="string" calcext:value-type="string">
            <text:p>Shabaran</text:p>
          </table:table-cell>
          <table:table-cell office:value-type="string" calcext:value-type="string">
            <text:p>Šābar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اب الأبواب</text:p>
          </table:table-cell>
          <table:table-cell office:value-type="float" office:value="42.04308" calcext:value-type="float">
            <text:p>42.04308</text:p>
          </table:table-cell>
          <table:table-cell office:value-type="float" office:value="48.30854" calcext:value-type="float">
            <text:p>48.30854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الران</text:p>
          </table:table-cell>
          <table:table-cell office:value-type="string" calcext:value-type="string">
            <text:p>Bab al-Abwab</text:p>
          </table:table-cell>
          <table:table-cell office:value-type="string" calcext:value-type="string">
            <text:p>Bāb al-Abwāb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قبلة</text:p>
          </table:table-cell>
          <table:table-cell office:value-type="float" office:value="40.79878" calcext:value-type="float">
            <text:p>40.79878</text:p>
          </table:table-cell>
          <table:table-cell office:value-type="float" office:value="47.65158" calcext:value-type="float">
            <text:p>47.651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الران</text:p>
          </table:table-cell>
          <table:table-cell office:value-type="string" calcext:value-type="string">
            <text:p>Qabala</text:p>
          </table:table-cell>
          <table:table-cell office:value-type="string" calcext:value-type="string">
            <text:p>Qabal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شكى</text:p>
          </table:table-cell>
          <table:table-cell table:number-columns-repeated="2" office:value-type="string" calcext:value-type="string">
            <text:p>شكي</text:p>
          </table:table-cell>
          <table:table-cell office:value-type="float" office:value="41.34856" calcext:value-type="float">
            <text:p>41.34856</text:p>
          </table:table-cell>
          <table:table-cell office:value-type="float" office:value="47.20469" calcext:value-type="float">
            <text:p>47.20469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الران</text:p>
          </table:table-cell>
          <table:table-cell office:value-type="string" calcext:value-type="string">
            <text:p>Shakki</text:p>
          </table:table-cell>
          <table:table-cell office:value-type="string" calcext:value-type="string">
            <text:p>Šakkī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شكى</text:p>
          </table:table-cell>
          <table:table-cell table:number-columns-repeated="2" office:value-type="string" calcext:value-type="string">
            <text:p>شكي</text:p>
          </table:table-cell>
          <table:table-cell office:value-type="float" office:value="41.34856" calcext:value-type="float">
            <text:p>41.34856</text:p>
          </table:table-cell>
          <table:table-cell office:value-type="float" office:value="47.20469" calcext:value-type="float">
            <text:p>47.20469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الران</text:p>
          </table:table-cell>
          <table:table-cell office:value-type="string" calcext:value-type="string">
            <text:p>Shakki</text:p>
          </table:table-cell>
          <table:table-cell office:value-type="string" calcext:value-type="string">
            <text:p>Šakkī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ملازكرد</text:p>
          </table:table-cell>
          <table:table-cell office:value-type="string" calcext:value-type="string">
            <text:p>ملازكرد/ ملازجرد/ منازجرد</text:p>
          </table:table-cell>
          <table:table-cell office:value-type="float" office:value="39.1437" calcext:value-type="float">
            <text:p>39.1437</text:p>
          </table:table-cell>
          <table:table-cell office:value-type="float" office:value="42.55713" calcext:value-type="float">
            <text:p>42.55713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الران</text:p>
          </table:table-cell>
          <table:table-cell office:value-type="string" calcext:value-type="string">
            <text:p>Malazkird, Malazjird, Manazjird</text:p>
          </table:table-cell>
          <table:table-cell office:value-type="string" calcext:value-type="string">
            <text:p>Malāzkir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دبيل</text:p>
          </table:table-cell>
          <table:table-cell office:value-type="float" office:value="40.16468" calcext:value-type="float">
            <text:p>40.16468</text:p>
          </table:table-cell>
          <table:table-cell office:value-type="float" office:value="44.68562" calcext:value-type="float">
            <text:p>44.68562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رمينية</text:p>
          </table:table-cell>
          <table:table-cell office:value-type="string" calcext:value-type="string">
            <text:p>Dabil</text:p>
          </table:table-cell>
          <table:table-cell office:value-type="string" calcext:value-type="string">
            <text:p>Dabī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بدليس</text:p>
          </table:table-cell>
          <table:table-cell office:value-type="string" calcext:value-type="string">
            <text:p>بدليس/ بدليس</text:p>
          </table:table-cell>
          <table:table-cell office:value-type="float" office:value="38.3955" calcext:value-type="float">
            <text:p>38.3955</text:p>
          </table:table-cell>
          <table:table-cell office:value-type="float" office:value="42.13266" calcext:value-type="float">
            <text:p>42.13266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رمينية</text:p>
          </table:table-cell>
          <table:table-cell office:value-type="string" calcext:value-type="string">
            <text:p>Badlis, Bidlis</text:p>
          </table:table-cell>
          <table:table-cell office:value-type="string" calcext:value-type="string">
            <text:p>Badlī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خلاط</text:p>
          </table:table-cell>
          <table:table-cell table:number-columns-repeated="2" office:value-type="string" calcext:value-type="string">
            <text:p>الخلاط</text:p>
          </table:table-cell>
          <table:table-cell office:value-type="float" office:value="32.07507" calcext:value-type="float">
            <text:p>32.07507</text:p>
          </table:table-cell>
          <table:table-cell office:value-type="float" office:value="41.37298" calcext:value-type="float">
            <text:p>41.37298</text:p>
          </table:table-cell>
          <table:table-cell office:value-type="string" calcext:value-type="string">
            <text:p>Badiyat al-Ar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رمينية</text:p>
          </table:table-cell>
          <table:table-cell office:value-type="string" calcext:value-type="string">
            <text:p>al-Khalat</text:p>
          </table:table-cell>
          <table:table-cell office:value-type="string" calcext:value-type="string">
            <text:p>al-Ḫalāṭ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أرجيش</text:p>
          </table:table-cell>
          <table:table-cell office:value-type="float" office:value="39.0223" calcext:value-type="float">
            <text:p>39.0223</text:p>
          </table:table-cell>
          <table:table-cell office:value-type="float" office:value="43.35895" calcext:value-type="float">
            <text:p>43.35895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رمينية</text:p>
          </table:table-cell>
          <table:table-cell office:value-type="string" calcext:value-type="string">
            <text:p>Arjish</text:p>
          </table:table-cell>
          <table:table-cell office:value-type="string" calcext:value-type="string">
            <text:p>Arǧīš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بركرى</text:p>
          </table:table-cell>
          <table:table-cell office:value-type="string" calcext:value-type="string">
            <text:p>بركري</text:p>
          </table:table-cell>
          <table:table-cell office:value-type="string" calcext:value-type="string">
            <text:p>بركري/ بركوي</text:p>
          </table:table-cell>
          <table:table-cell office:value-type="float" office:value="38.98412" calcext:value-type="float">
            <text:p>38.98412</text:p>
          </table:table-cell>
          <table:table-cell office:value-type="float" office:value="43.75682" calcext:value-type="float">
            <text:p>43.75682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رمينية</text:p>
          </table:table-cell>
          <table:table-cell office:value-type="string" calcext:value-type="string">
            <text:p>Barkari, Barkawi</text:p>
          </table:table-cell>
          <table:table-cell office:value-type="string" calcext:value-type="string">
            <text:p>Barkarī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خوى</text:p>
          </table:table-cell>
          <table:table-cell office:value-type="string" calcext:value-type="string">
            <text:p>خوي</text:p>
          </table:table-cell>
          <table:table-cell office:value-type="string" calcext:value-type="string">
            <text:p>خوي/ خوي/ خويت</text:p>
          </table:table-cell>
          <table:table-cell office:value-type="float" office:value="38.5865" calcext:value-type="float">
            <text:p>38.5865</text:p>
          </table:table-cell>
          <table:table-cell office:value-type="float" office:value="44.99055" calcext:value-type="float">
            <text:p>44.99055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رمينية</text:p>
          </table:table-cell>
          <table:table-cell office:value-type="string" calcext:value-type="string">
            <text:p>Khuwi, Khuwayy, Khuwit</text:p>
          </table:table-cell>
          <table:table-cell office:value-type="string" calcext:value-type="string">
            <text:p>Ḫuwī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سلماس</text:p>
          </table:table-cell>
          <table:table-cell office:value-type="float" office:value="38.22277" calcext:value-type="float">
            <text:p>38.22277</text:p>
          </table:table-cell>
          <table:table-cell office:value-type="float" office:value="44.82832" calcext:value-type="float">
            <text:p>44.82832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رمينية</text:p>
          </table:table-cell>
          <table:table-cell office:value-type="string" calcext:value-type="string">
            <text:p>Salamas</text:p>
          </table:table-cell>
          <table:table-cell office:value-type="string" calcext:value-type="string">
            <text:p>Salamā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أرمية</text:p>
          </table:table-cell>
          <table:table-cell table:number-columns-repeated="2" office:value-type="string" calcext:value-type="string">
            <text:p>أرمنية</text:p>
          </table:table-cell>
          <table:table-cell office:value-type="float" office:value="39.47331" calcext:value-type="float">
            <text:p>39.47331</text:p>
          </table:table-cell>
          <table:table-cell office:value-type="float" office:value="44.11256" calcext:value-type="float">
            <text:p>44.11256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رمينية</text:p>
          </table:table-cell>
          <table:table-cell office:value-type="string" calcext:value-type="string">
            <text:p>Arminiyya</text:p>
          </table:table-cell>
          <table:table-cell office:value-type="string" calcext:value-type="string">
            <text:p>Arminiyyaŧ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أرمية</text:p>
          </table:table-cell>
          <table:table-cell table:number-columns-repeated="2" office:value-type="string" calcext:value-type="string">
            <text:p>أرميية</text:p>
          </table:table-cell>
          <table:table-cell office:value-type="float" office:value="37.52011" calcext:value-type="float">
            <text:p>37.52011</text:p>
          </table:table-cell>
          <table:table-cell office:value-type="float" office:value="45.07411" calcext:value-type="float">
            <text:p>45.0741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رمينية</text:p>
          </table:table-cell>
          <table:table-cell office:value-type="string" calcext:value-type="string">
            <text:p>Urmiya</text:p>
          </table:table-cell>
          <table:table-cell office:value-type="string" calcext:value-type="string">
            <text:p>Urmīyaŧ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داخرقان</text:p>
          </table:table-cell>
          <table:table-cell table:number-columns-repeated="2" office:value-type="string" calcext:value-type="string">
            <text:p>دارقان</text:p>
          </table:table-cell>
          <table:table-cell office:value-type="float" office:value="33.44757" calcext:value-type="float">
            <text:p>33.44757</text:p>
          </table:table-cell>
          <table:table-cell office:value-type="float" office:value="48.7573" calcext:value-type="float">
            <text:p>48.7573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رمينية</text:p>
          </table:table-cell>
          <table:table-cell office:value-type="string" calcext:value-type="string">
            <text:p>Daraqan</text:p>
          </table:table-cell>
          <table:table-cell office:value-type="string" calcext:value-type="string">
            <text:p>Dāraqān</text:p>
          </table:table-cell>
          <table:table-cell table:style-name="ce1" office:value-type="float" office:value="92" calcext:value-type="float">
            <text:p>92</text:p>
          </table:table-cell>
        </table:table-row>
        <table:table-row table:style-name="ro1">
          <table:table-cell table:number-columns-repeated="2" office:value-type="string" calcext:value-type="string">
            <text:p>داخرقان</text:p>
          </table:table-cell>
          <table:table-cell office:value-type="string" calcext:value-type="string">
            <text:p>داخرقان/ خرقان</text:p>
          </table:table-cell>
          <table:table-cell office:value-type="float" office:value="37.72041" calcext:value-type="float">
            <text:p>37.72041</text:p>
          </table:table-cell>
          <table:table-cell office:value-type="float" office:value="45.98591" calcext:value-type="float">
            <text:p>45.9859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رمينية</text:p>
          </table:table-cell>
          <table:table-cell office:value-type="string" calcext:value-type="string">
            <text:p>Dakharraqan, Kharraqan</text:p>
          </table:table-cell>
          <table:table-cell office:value-type="string" calcext:value-type="string">
            <text:p>Dāḫarraq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رمينية</text:p>
          </table:table-cell>
          <table:table-cell office:value-type="string" calcext:value-type="string">
            <text:p>Maragha</text:p>
          </table:table-cell>
          <table:table-cell office:value-type="string" calcext:value-type="string">
            <text:p>Marāġ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أهر</text:p>
          </table:table-cell>
          <table:table-cell office:value-type="float" office:value="38.45223" calcext:value-type="float">
            <text:p>38.45223</text:p>
          </table:table-cell>
          <table:table-cell office:value-type="float" office:value="47.14386" calcext:value-type="float">
            <text:p>47.14386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رمينية</text:p>
          </table:table-cell>
          <table:table-cell table:number-columns-repeated="2" office:value-type="string" calcext:value-type="string">
            <text:p>A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رند</text:p>
          </table:table-cell>
          <table:table-cell office:value-type="float" office:value="38.46017" calcext:value-type="float">
            <text:p>38.46017</text:p>
          </table:table-cell>
          <table:table-cell office:value-type="float" office:value="45.80321" calcext:value-type="float">
            <text:p>45.8032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رمينية</text:p>
          </table:table-cell>
          <table:table-cell table:number-columns-repeated="2" office:value-type="string" calcext:value-type="string">
            <text:p>Maran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سنجان</text:p>
          </table:table-cell>
          <table:table-cell table:number-columns-repeated="2" office:value-type="string" calcext:value-type="string">
            <text:p>سمنجان</text:p>
          </table:table-cell>
          <table:table-cell office:value-type="float" office:value="36.22585" calcext:value-type="float">
            <text:p>36.22585</text:p>
          </table:table-cell>
          <table:table-cell office:value-type="float" office:value="68.09011" calcext:value-type="float">
            <text:p>68.0901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رمينية</text:p>
          </table:table-cell>
          <table:table-cell office:value-type="string" calcext:value-type="string">
            <text:p>Siminjan</text:p>
          </table:table-cell>
          <table:table-cell office:value-type="string" calcext:value-type="string">
            <text:p>Siminǧān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3" office:value-type="string" calcext:value-type="string">
            <text:p>قاليقلا</text:p>
          </table:table-cell>
          <table:table-cell office:value-type="float" office:value="39.91956" calcext:value-type="float">
            <text:p>39.91956</text:p>
          </table:table-cell>
          <table:table-cell office:value-type="float" office:value="41.27233" calcext:value-type="float">
            <text:p>41.27233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رمينية</text:p>
          </table:table-cell>
          <table:table-cell office:value-type="string" calcext:value-type="string">
            <text:p>Qaliqala</text:p>
          </table:table-cell>
          <table:table-cell office:value-type="string" calcext:value-type="string">
            <text:p>Qālīqal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أردبيل</text:p>
          </table:table-cell>
          <table:table-cell office:value-type="float" office:value="38.23604" calcext:value-type="float">
            <text:p>38.23604</text:p>
          </table:table-cell>
          <table:table-cell office:value-type="float" office:value="48.30651" calcext:value-type="float">
            <text:p>48.3065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ذربيجان</text:p>
          </table:table-cell>
          <table:table-cell office:value-type="string" calcext:value-type="string">
            <text:p>Ardabil</text:p>
          </table:table-cell>
          <table:table-cell office:value-type="string" calcext:value-type="string">
            <text:p>Ardabī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تبريز</text:p>
          </table:table-cell>
          <table:table-cell office:value-type="float" office:value="38.06387" calcext:value-type="float">
            <text:p>38.06387</text:p>
          </table:table-cell>
          <table:table-cell office:value-type="float" office:value="46.33121" calcext:value-type="float">
            <text:p>46.3312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ذربيجان</text:p>
          </table:table-cell>
          <table:table-cell office:value-type="string" calcext:value-type="string">
            <text:p>Tabriz</text:p>
          </table:table-cell>
          <table:table-cell office:value-type="string" calcext:value-type="string">
            <text:p>Tabrī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جابروان</text:p>
          </table:table-cell>
          <table:table-cell table:number-columns-repeated="2" office:value-type="string" calcext:value-type="string">
            <text:p>جبروان</text:p>
          </table:table-cell>
          <table:table-cell office:value-type="float" office:value="36.96475" calcext:value-type="float">
            <text:p>36.96475</text:p>
          </table:table-cell>
          <table:table-cell office:value-type="float" office:value="45.60275" calcext:value-type="float">
            <text:p>45.60275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ذربيجان</text:p>
          </table:table-cell>
          <table:table-cell office:value-type="string" calcext:value-type="string">
            <text:p>Jabrawan</text:p>
          </table:table-cell>
          <table:table-cell office:value-type="string" calcext:value-type="string">
            <text:p>Ǧabrawān</text:p>
          </table:table-cell>
          <table:table-cell table:style-name="ce1" office:value-type="float" office:value="92" calcext:value-type="float">
            <text:p>92</text:p>
          </table:table-cell>
        </table:table-row>
        <table:table-row table:style-name="ro1">
          <table:table-cell table:number-columns-repeated="3" office:value-type="string" calcext:value-type="string">
            <text:p>خونج</text:p>
          </table:table-cell>
          <table:table-cell office:value-type="float" office:value="37.38856" calcext:value-type="float">
            <text:p>37.38856</text:p>
          </table:table-cell>
          <table:table-cell office:value-type="float" office:value="47.2569" calcext:value-type="float">
            <text:p>47.2569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ذربيجان</text:p>
          </table:table-cell>
          <table:table-cell office:value-type="string" calcext:value-type="string">
            <text:p>Khunaj</text:p>
          </table:table-cell>
          <table:table-cell office:value-type="string" calcext:value-type="string">
            <text:p>Ḫūna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الميانج</text:p>
          </table:table-cell>
          <table:table-cell office:value-type="string" calcext:value-type="string">
            <text:p>الميانج/ الميانج</text:p>
          </table:table-cell>
          <table:table-cell office:value-type="float" office:value="37.40341" calcext:value-type="float">
            <text:p>37.40341</text:p>
          </table:table-cell>
          <table:table-cell office:value-type="float" office:value="47.74052" calcext:value-type="float">
            <text:p>47.74052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ذربيجان</text:p>
          </table:table-cell>
          <table:table-cell office:value-type="string" calcext:value-type="string">
            <text:p>al-Mayanij, al-Miyanij</text:p>
          </table:table-cell>
          <table:table-cell office:value-type="string" calcext:value-type="string">
            <text:p>al-Mayāni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ورثان</text:p>
          </table:table-cell>
          <table:table-cell office:value-type="float" office:value="39.56659" calcext:value-type="float">
            <text:p>39.56659</text:p>
          </table:table-cell>
          <table:table-cell office:value-type="float" office:value="47.64257" calcext:value-type="float">
            <text:p>47.64257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ذربيجان</text:p>
          </table:table-cell>
          <table:table-cell office:value-type="string" calcext:value-type="string">
            <text:p>Warthan</text:p>
          </table:table-cell>
          <table:table-cell office:value-type="string" calcext:value-type="string">
            <text:p>Warṯ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موقان</text:p>
          </table:table-cell>
          <table:table-cell office:value-type="string" calcext:value-type="string">
            <text:p>منوقان</text:p>
          </table:table-cell>
          <table:table-cell office:value-type="string" calcext:value-type="string">
            <text:p>منوقان/ منوجان</text:p>
          </table:table-cell>
          <table:table-cell office:value-type="float" office:value="27.45601" calcext:value-type="float">
            <text:p>27.45601</text:p>
          </table:table-cell>
          <table:table-cell office:value-type="float" office:value="57.56194" calcext:value-type="float">
            <text:p>57.56194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ذربيجان</text:p>
          </table:table-cell>
          <table:table-cell office:value-type="string" calcext:value-type="string">
            <text:p>Manuqan, Manujan</text:p>
          </table:table-cell>
          <table:table-cell office:value-type="string" calcext:value-type="string">
            <text:p>Manūqān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string" calcext:value-type="string">
            <text:p>ميمذ</text:p>
          </table:table-cell>
          <table:table-cell office:value-type="string" calcext:value-type="string">
            <text:p>ميمذ/ ميمذ</text:p>
          </table:table-cell>
          <table:table-cell office:value-type="float" office:value="38.5498" calcext:value-type="float">
            <text:p>38.5498</text:p>
          </table:table-cell>
          <table:table-cell office:value-type="float" office:value="47.02219" calcext:value-type="float">
            <text:p>47.02219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ذربيجان</text:p>
          </table:table-cell>
          <table:table-cell office:value-type="string" calcext:value-type="string">
            <text:p>Maymadh, Mimadh</text:p>
          </table:table-cell>
          <table:table-cell office:value-type="string" calcext:value-type="string">
            <text:p>Maymaḏ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رزند</text:p>
          </table:table-cell>
          <table:table-cell office:value-type="float" office:value="38.96621" calcext:value-type="float">
            <text:p>38.96621</text:p>
          </table:table-cell>
          <table:table-cell office:value-type="float" office:value="47.85286" calcext:value-type="float">
            <text:p>47.85286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الرحاب</text:p>
          </table:table-cell>
          <table:table-cell office:value-type="string" calcext:value-type="string">
            <text:p>أذربيجان</text:p>
          </table:table-cell>
          <table:table-cell table:number-columns-repeated="2" office:value-type="string" calcext:value-type="string">
            <text:p>Barzan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بنجبور</text:p>
          </table:table-cell>
          <table:table-cell office:value-type="string" calcext:value-type="string">
            <text:p>بنجبور/ فنجبور/ بنزبور/ قنزبور</text:p>
          </table:table-cell>
          <table:table-cell office:value-type="float" office:value="26.92662" calcext:value-type="float">
            <text:p>26.92662</text:p>
          </table:table-cell>
          <table:table-cell office:value-type="float" office:value="64.11916" calcext:value-type="float">
            <text:p>64.11916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السند</text:p>
          </table:table-cell>
          <table:table-cell office:value-type="string" calcext:value-type="string">
            <text:p>مكران</text:p>
          </table:table-cell>
          <table:table-cell office:value-type="string" calcext:value-type="string">
            <text:p>Bannajbur, Fannajbur, Bannazbur, Qannazbur</text:p>
          </table:table-cell>
          <table:table-cell office:value-type="string" calcext:value-type="string">
            <text:p>Bannaǧbū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كيج</text:p>
          </table:table-cell>
          <table:table-cell office:value-type="string" calcext:value-type="string">
            <text:p>كيج/ كيز</text:p>
          </table:table-cell>
          <table:table-cell office:value-type="float" office:value="26.02584" calcext:value-type="float">
            <text:p>26.02584</text:p>
          </table:table-cell>
          <table:table-cell office:value-type="float" office:value="63.09359" calcext:value-type="float">
            <text:p>63.09359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السند</text:p>
          </table:table-cell>
          <table:table-cell office:value-type="string" calcext:value-type="string">
            <text:p>مكران</text:p>
          </table:table-cell>
          <table:table-cell office:value-type="string" calcext:value-type="string">
            <text:p>Kij, Kiz</text:p>
          </table:table-cell>
          <table:table-cell office:value-type="string" calcext:value-type="string">
            <text:p>Kī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ربور</text:p>
          </table:table-cell>
          <table:table-cell office:value-type="float" office:value="27.25778" calcext:value-type="float">
            <text:p>27.25778</text:p>
          </table:table-cell>
          <table:table-cell office:value-type="float" office:value="60.41989" calcext:value-type="float">
            <text:p>60.41989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السند</text:p>
          </table:table-cell>
          <table:table-cell office:value-type="string" calcext:value-type="string">
            <text:p>مكران</text:p>
          </table:table-cell>
          <table:table-cell office:value-type="string" calcext:value-type="string">
            <text:p>Barbur</text:p>
          </table:table-cell>
          <table:table-cell office:value-type="string" calcext:value-type="string">
            <text:p>Barbū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خواش</text:p>
          </table:table-cell>
          <table:table-cell office:value-type="string" calcext:value-type="string">
            <text:p>خواش/ خواش/ أخواش</text:p>
          </table:table-cell>
          <table:table-cell office:value-type="float" office:value="31.49499" calcext:value-type="float">
            <text:p>31.49499</text:p>
          </table:table-cell>
          <table:table-cell office:value-type="float" office:value="62.76028" calcext:value-type="float">
            <text:p>62.76028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السند</text:p>
          </table:table-cell>
          <table:table-cell office:value-type="string" calcext:value-type="string">
            <text:p>مكران</text:p>
          </table:table-cell>
          <table:table-cell office:value-type="string" calcext:value-type="string">
            <text:p>Khawash, Khuwash, Akhwash</text:p>
          </table:table-cell>
          <table:table-cell office:value-type="string" calcext:value-type="string">
            <text:p>Ḫawāš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خواش</text:p>
          </table:table-cell>
          <table:table-cell office:value-type="string" calcext:value-type="string">
            <text:p>خواش/ خواص</text:p>
          </table:table-cell>
          <table:table-cell office:value-type="float" office:value="27.79777" calcext:value-type="float">
            <text:p>27.79777</text:p>
          </table:table-cell>
          <table:table-cell office:value-type="float" office:value="61.88374" calcext:value-type="float">
            <text:p>61.88374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السند</text:p>
          </table:table-cell>
          <table:table-cell office:value-type="string" calcext:value-type="string">
            <text:p>مكران</text:p>
          </table:table-cell>
          <table:table-cell office:value-type="string" calcext:value-type="string">
            <text:p>Khawash, Khawas</text:p>
          </table:table-cell>
          <table:table-cell office:value-type="string" calcext:value-type="string">
            <text:p>Ḫawāš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دزك</text:p>
          </table:table-cell>
          <table:table-cell office:value-type="float" office:value="27.36457" calcext:value-type="float">
            <text:p>27.36457</text:p>
          </table:table-cell>
          <table:table-cell office:value-type="float" office:value="62.26752" calcext:value-type="float">
            <text:p>62.26752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السند</text:p>
          </table:table-cell>
          <table:table-cell office:value-type="string" calcext:value-type="string">
            <text:p>مكران</text:p>
          </table:table-cell>
          <table:table-cell table:number-columns-repeated="2" office:value-type="string" calcext:value-type="string">
            <text:p>Diza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دشت علي</text:p>
          </table:table-cell>
          <table:table-cell office:value-type="float" office:value="25.58676" calcext:value-type="float">
            <text:p>25.58676</text:p>
          </table:table-cell>
          <table:table-cell office:value-type="float" office:value="61.15124" calcext:value-type="float">
            <text:p>61.15124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السند</text:p>
          </table:table-cell>
          <table:table-cell office:value-type="string" calcext:value-type="string">
            <text:p>مكران</text:p>
          </table:table-cell>
          <table:table-cell office:value-type="string" calcext:value-type="string">
            <text:p>Dasht Ali</text:p>
          </table:table-cell>
          <table:table-cell office:value-type="string" calcext:value-type="string">
            <text:p>Dašt ʿAlī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تيز</text:p>
          </table:table-cell>
          <table:table-cell office:value-type="float" office:value="25.38207" calcext:value-type="float">
            <text:p>25.38207</text:p>
          </table:table-cell>
          <table:table-cell office:value-type="float" office:value="60.63196" calcext:value-type="float">
            <text:p>60.63196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السند</text:p>
          </table:table-cell>
          <table:table-cell office:value-type="string" calcext:value-type="string">
            <text:p>مكران</text:p>
          </table:table-cell>
          <table:table-cell office:value-type="string" calcext:value-type="string">
            <text:p>al-Tiz</text:p>
          </table:table-cell>
          <table:table-cell office:value-type="string" calcext:value-type="string">
            <text:p>al-Tī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قندبيل</text:p>
          </table:table-cell>
          <table:table-cell table:number-columns-repeated="2" office:value-type="string" calcext:value-type="string">
            <text:p>قندابيل</text:p>
          </table:table-cell>
          <table:table-cell office:value-type="float" office:value="28.62665" calcext:value-type="float">
            <text:p>28.62665</text:p>
          </table:table-cell>
          <table:table-cell office:value-type="float" office:value="67.48191" calcext:value-type="float">
            <text:p>67.48191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السند</text:p>
          </table:table-cell>
          <table:table-cell office:value-type="string" calcext:value-type="string">
            <text:p>طوران</text:p>
          </table:table-cell>
          <table:table-cell office:value-type="string" calcext:value-type="string">
            <text:p>Qandabil</text:p>
          </table:table-cell>
          <table:table-cell office:value-type="string" calcext:value-type="string">
            <text:p>Qandābīl</text:p>
          </table:table-cell>
          <table:table-cell table:style-name="ce1" office:value-type="float" office:value="92" calcext:value-type="float">
            <text:p>92</text:p>
          </table:table-cell>
        </table:table-row>
        <table:table-row table:style-name="ro1">
          <table:table-cell table:number-columns-repeated="3" office:value-type="string" calcext:value-type="string">
            <text:p>رستاكهن</text:p>
          </table:table-cell>
          <table:table-cell office:value-type="float" office:value="26.57497" calcext:value-type="float">
            <text:p>26.57497</text:p>
          </table:table-cell>
          <table:table-cell office:value-type="float" office:value="66.40105" calcext:value-type="float">
            <text:p>66.40105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السند</text:p>
          </table:table-cell>
          <table:table-cell office:value-type="string" calcext:value-type="string">
            <text:p>طوران</text:p>
          </table:table-cell>
          <table:table-cell office:value-type="string" calcext:value-type="string">
            <text:p>Rustakuhan</text:p>
          </table:table-cell>
          <table:table-cell office:value-type="string" calcext:value-type="string">
            <text:p>Rustākuh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منصورة</text:p>
          </table:table-cell>
          <table:table-cell office:value-type="float" office:value="25.8651" calcext:value-type="float">
            <text:p>25.8651</text:p>
          </table:table-cell>
          <table:table-cell office:value-type="float" office:value="68.87697" calcext:value-type="float">
            <text:p>68.87697</text:p>
          </table:table-cell>
          <table:table-cell office:value-type="string" calcext:value-type="string">
            <text:p>Sind</text:p>
          </table:table-cell>
          <table:table-cell table:number-columns-repeated="2" office:value-type="string" calcext:value-type="string">
            <text:p>السند</text:p>
          </table:table-cell>
          <table:table-cell office:value-type="string" calcext:value-type="string">
            <text:p>al-Mansura</text:p>
          </table:table-cell>
          <table:table-cell office:value-type="string" calcext:value-type="string">
            <text:p>al-Manṣūr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ديبل</text:p>
          </table:table-cell>
          <table:table-cell table:number-columns-repeated="2" office:value-type="string" calcext:value-type="string">
            <text:p>الديبل</text:p>
          </table:table-cell>
          <table:table-cell office:value-type="float" office:value="24.43756" calcext:value-type="float">
            <text:p>24.43756</text:p>
          </table:table-cell>
          <table:table-cell office:value-type="float" office:value="67.69101" calcext:value-type="float">
            <text:p>67.69101</text:p>
          </table:table-cell>
          <table:table-cell office:value-type="string" calcext:value-type="string">
            <text:p>Sind</text:p>
          </table:table-cell>
          <table:table-cell table:number-columns-repeated="2" office:value-type="string" calcext:value-type="string">
            <text:p>السند</text:p>
          </table:table-cell>
          <table:table-cell table:number-columns-repeated="2" office:value-type="string" calcext:value-type="string">
            <text:p>al-Daybu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قنوج</text:p>
          </table:table-cell>
          <table:table-cell office:value-type="float" office:value="27.11654" calcext:value-type="float">
            <text:p>27.11654</text:p>
          </table:table-cell>
          <table:table-cell office:value-type="float" office:value="80.03921" calcext:value-type="float">
            <text:p>80.03921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السند</text:p>
          </table:table-cell>
          <table:table-cell office:value-type="string" calcext:value-type="string">
            <text:p>قنوج</text:p>
          </table:table-cell>
          <table:table-cell office:value-type="string" calcext:value-type="string">
            <text:p>Qannawj</text:p>
          </table:table-cell>
          <table:table-cell office:value-type="string" calcext:value-type="string">
            <text:p>Qannaw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قنوج</text:p>
          </table:table-cell>
          <table:table-cell office:value-type="float" office:value="27.11654" calcext:value-type="float">
            <text:p>27.11654</text:p>
          </table:table-cell>
          <table:table-cell office:value-type="float" office:value="80.03921" calcext:value-type="float">
            <text:p>80.03921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السند</text:p>
          </table:table-cell>
          <table:table-cell office:value-type="string" calcext:value-type="string">
            <text:p>قنوج</text:p>
          </table:table-cell>
          <table:table-cell office:value-type="string" calcext:value-type="string">
            <text:p>Qannawj</text:p>
          </table:table-cell>
          <table:table-cell office:value-type="string" calcext:value-type="string">
            <text:p>Qannaw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ابار</text:p>
          </table:table-cell>
          <table:table-cell table:number-columns-repeated="2" office:value-type="string" calcext:value-type="string">
            <text:p>أبار</text:p>
          </table:table-cell>
          <table:table-cell office:value-type="float" office:value="28.46951" calcext:value-type="float">
            <text:p>28.46951</text:p>
          </table:table-cell>
          <table:table-cell office:value-type="float" office:value="78.2144" calcext:value-type="float">
            <text:p>78.2144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السند</text:p>
          </table:table-cell>
          <table:table-cell office:value-type="string" calcext:value-type="string">
            <text:p>قنوج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Abā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وجين</text:p>
          </table:table-cell>
          <table:table-cell office:value-type="float" office:value="23.20809" calcext:value-type="float">
            <text:p>23.20809</text:p>
          </table:table-cell>
          <table:table-cell office:value-type="float" office:value="75.78308" calcext:value-type="float">
            <text:p>75.78308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السند</text:p>
          </table:table-cell>
          <table:table-cell office:value-type="string" calcext:value-type="string">
            <text:p>قنوج</text:p>
          </table:table-cell>
          <table:table-cell office:value-type="string" calcext:value-type="string">
            <text:p>Wujayn</text:p>
          </table:table-cell>
          <table:table-cell office:value-type="string" calcext:value-type="string">
            <text:p>Wuǧay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اورهة</text:p>
          </table:table-cell>
          <table:table-cell table:number-columns-repeated="2" office:value-type="string" calcext:value-type="string">
            <text:p>أورهة</text:p>
          </table:table-cell>
          <table:table-cell office:value-type="float" office:value="26.46686" calcext:value-type="float">
            <text:p>26.46686</text:p>
          </table:table-cell>
          <table:table-cell office:value-type="float" office:value="79.59619" calcext:value-type="float">
            <text:p>79.59619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السند</text:p>
          </table:table-cell>
          <table:table-cell office:value-type="string" calcext:value-type="string">
            <text:p>قنوج</text:p>
          </table:table-cell>
          <table:table-cell office:value-type="string" calcext:value-type="string">
            <text:p>Awraha</text:p>
          </table:table-cell>
          <table:table-cell office:value-type="string" calcext:value-type="string">
            <text:p>Awrah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الملتان</text:p>
          </table:table-cell>
          <table:table-cell table:number-columns-repeated="2" office:value-type="string" calcext:value-type="string">
            <text:p>المولتان</text:p>
          </table:table-cell>
          <table:table-cell office:value-type="float" office:value="30.17568" calcext:value-type="float">
            <text:p>30.17568</text:p>
          </table:table-cell>
          <table:table-cell office:value-type="float" office:value="71.40071" calcext:value-type="float">
            <text:p>71.40071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السند</text:p>
          </table:table-cell>
          <table:table-cell office:value-type="string" calcext:value-type="string">
            <text:p>الملتان</text:p>
          </table:table-cell>
          <table:table-cell office:value-type="string" calcext:value-type="string">
            <text:p>al-Multan</text:p>
          </table:table-cell>
          <table:table-cell office:value-type="string" calcext:value-type="string">
            <text:p>al-Mūltān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table:number-columns-repeated="3" office:value-type="string" calcext:value-type="string">
            <text:p>مكة</text:p>
          </table:table-cell>
          <table:table-cell office:value-type="float" office:value="21.39132" calcext:value-type="float">
            <text:p>21.39132</text:p>
          </table:table-cell>
          <table:table-cell office:value-type="float" office:value="39.83612" calcext:value-type="float">
            <text:p>39.8361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office:value-type="string" calcext:value-type="string">
            <text:p>Makka</text:p>
          </table:table-cell>
          <table:table-cell office:value-type="string" calcext:value-type="string">
            <text:p>Makk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ينبع</text:p>
          </table:table-cell>
          <table:table-cell office:value-type="float" office:value="24.1082" calcext:value-type="float">
            <text:p>24.1082</text:p>
          </table:table-cell>
          <table:table-cell office:value-type="float" office:value="38.12512" calcext:value-type="float">
            <text:p>38.1251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office:value-type="string" calcext:value-type="string">
            <text:p>Yanbu</text:p>
          </table:table-cell>
          <table:table-cell office:value-type="string" calcext:value-type="string">
            <text:p>Yanbuʿ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قرح</text:p>
          </table:table-cell>
          <table:table-cell office:value-type="float" office:value="26.55412" calcext:value-type="float">
            <text:p>26.55412</text:p>
          </table:table-cell>
          <table:table-cell office:value-type="float" office:value="37.99288" calcext:value-type="float">
            <text:p>37.9928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office:value-type="string" calcext:value-type="string">
            <text:p>Qurh</text:p>
          </table:table-cell>
          <table:table-cell office:value-type="string" calcext:value-type="string">
            <text:p>Qurḥ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خيبر</text:p>
          </table:table-cell>
          <table:table-cell office:value-type="float" office:value="25.78667" calcext:value-type="float">
            <text:p>25.78667</text:p>
          </table:table-cell>
          <table:table-cell office:value-type="float" office:value="39.26821" calcext:value-type="float">
            <text:p>39.2682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office:value-type="string" calcext:value-type="string">
            <text:p>Khaybar</text:p>
          </table:table-cell>
          <table:table-cell office:value-type="string" calcext:value-type="string">
            <text:p>Ḫayb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المروة</text:p>
          </table:table-cell>
          <table:table-cell office:value-type="string" calcext:value-type="string">
            <text:p>المروة/ ذو المروة</text:p>
          </table:table-cell>
          <table:table-cell office:value-type="float" office:value="25.71785" calcext:value-type="float">
            <text:p>25.71785</text:p>
          </table:table-cell>
          <table:table-cell office:value-type="float" office:value="38.58647" calcext:value-type="float">
            <text:p>38.5864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office:value-type="string" calcext:value-type="string">
            <text:p>al-Marwa, Dhu al-Marwa</text:p>
          </table:table-cell>
          <table:table-cell office:value-type="string" calcext:value-type="string">
            <text:p>al-Marw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حوراء</text:p>
          </table:table-cell>
          <table:table-cell office:value-type="float" office:value="25.0302" calcext:value-type="float">
            <text:p>25.0302</text:p>
          </table:table-cell>
          <table:table-cell office:value-type="float" office:value="37.33759" calcext:value-type="float">
            <text:p>37.3375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office:value-type="string" calcext:value-type="string">
            <text:p>al-Hawra</text:p>
          </table:table-cell>
          <table:table-cell office:value-type="string" calcext:value-type="string">
            <text:p>al-Ḥawrāʾ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جدة</text:p>
          </table:table-cell>
          <table:table-cell office:value-type="float" office:value="21.46201" calcext:value-type="float">
            <text:p>21.46201</text:p>
          </table:table-cell>
          <table:table-cell office:value-type="float" office:value="39.1779" calcext:value-type="float">
            <text:p>39.177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office:value-type="string" calcext:value-type="string">
            <text:p>Judda</text:p>
          </table:table-cell>
          <table:table-cell office:value-type="string" calcext:value-type="string">
            <text:p>Ǧudd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طائف</text:p>
          </table:table-cell>
          <table:table-cell office:value-type="float" office:value="21.21629" calcext:value-type="float">
            <text:p>21.21629</text:p>
          </table:table-cell>
          <table:table-cell office:value-type="float" office:value="40.40566" calcext:value-type="float">
            <text:p>40.4056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office:value-type="string" calcext:value-type="string">
            <text:p>al-Taif</text:p>
          </table:table-cell>
          <table:table-cell office:value-type="string" calcext:value-type="string">
            <text:p>al-Ṭāʾi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جار</text:p>
          </table:table-cell>
          <table:table-cell office:value-type="float" office:value="23.8182" calcext:value-type="float">
            <text:p>23.8182</text:p>
          </table:table-cell>
          <table:table-cell office:value-type="float" office:value="38.50713" calcext:value-type="float">
            <text:p>38.5071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office:value-type="string" calcext:value-type="string">
            <text:p>al-Jar</text:p>
          </table:table-cell>
          <table:table-cell office:value-type="string" calcext:value-type="string">
            <text:p>al-Ǧā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عونيد</text:p>
          </table:table-cell>
          <table:table-cell office:value-type="float" office:value="31.64055" calcext:value-type="float">
            <text:p>31.64055</text:p>
          </table:table-cell>
          <table:table-cell office:value-type="float" office:value="36.92899" calcext:value-type="float">
            <text:p>36.92899</text:p>
          </table:table-cell>
          <table:table-cell office:value-type="string" calcext:value-type="string">
            <text:p>Badiy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office:value-type="string" calcext:value-type="string">
            <text:p>al-Awnid</text:p>
          </table:table-cell>
          <table:table-cell office:value-type="string" calcext:value-type="string">
            <text:p>al-ʿAwnī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عونيد</text:p>
          </table:table-cell>
          <table:table-cell office:value-type="float" office:value="27.00533" calcext:value-type="float">
            <text:p>27.00533</text:p>
          </table:table-cell>
          <table:table-cell office:value-type="float" office:value="35.99173" calcext:value-type="float">
            <text:p>35.9917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office:value-type="string" calcext:value-type="string">
            <text:p>al-Awnid</text:p>
          </table:table-cell>
          <table:table-cell office:value-type="string" calcext:value-type="string">
            <text:p>al-ʿAwnī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جحفة</text:p>
          </table:table-cell>
          <table:table-cell office:value-type="float" office:value="22.60833" calcext:value-type="float">
            <text:p>22.60833</text:p>
          </table:table-cell>
          <table:table-cell office:value-type="float" office:value="39.12422" calcext:value-type="float">
            <text:p>39.1242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office:value-type="string" calcext:value-type="string">
            <text:p>al-Juhfa</text:p>
          </table:table-cell>
          <table:table-cell office:value-type="string" calcext:value-type="string">
            <text:p>al-Ǧuḥf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در</text:p>
          </table:table-cell>
          <table:table-cell office:value-type="float" office:value="23.72676" calcext:value-type="float">
            <text:p>23.72676</text:p>
          </table:table-cell>
          <table:table-cell office:value-type="float" office:value="38.80098" calcext:value-type="float">
            <text:p>38.8009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table:number-columns-repeated="2" office:value-type="string" calcext:value-type="string">
            <text:p>Bad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در</text:p>
          </table:table-cell>
          <table:table-cell office:value-type="float" office:value="13.87387" calcext:value-type="float">
            <text:p>13.87387</text:p>
          </table:table-cell>
          <table:table-cell office:value-type="float" office:value="44.72906" calcext:value-type="float">
            <text:p>44.729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table:number-columns-repeated="2" office:value-type="string" calcext:value-type="string">
            <text:p>Bad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خليص</text:p>
          </table:table-cell>
          <table:table-cell office:value-type="float" office:value="22.10557" calcext:value-type="float">
            <text:p>22.10557</text:p>
          </table:table-cell>
          <table:table-cell office:value-type="float" office:value="39.41808" calcext:value-type="float">
            <text:p>39.4180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office:value-type="string" calcext:value-type="string">
            <text:p>Khulays</text:p>
          </table:table-cell>
          <table:table-cell office:value-type="string" calcext:value-type="string">
            <text:p>Ḫulayṣ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حجر</text:p>
          </table:table-cell>
          <table:table-cell office:value-type="float" office:value="24.64352" calcext:value-type="float">
            <text:p>24.64352</text:p>
          </table:table-cell>
          <table:table-cell office:value-type="float" office:value="46.73212" calcext:value-type="float">
            <text:p>46.7321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office:value-type="string" calcext:value-type="string">
            <text:p>al-Hajr</text:p>
          </table:table-cell>
          <table:table-cell office:value-type="string" calcext:value-type="string">
            <text:p>al-Ḥaǧ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بدا يعقوب</text:p>
          </table:table-cell>
          <table:table-cell table:number-columns-repeated="2" office:value-type="string" calcext:value-type="string">
            <text:p>بداء يعقوب</text:p>
          </table:table-cell>
          <table:table-cell office:value-type="float" office:value="27.03413" calcext:value-type="float">
            <text:p>27.03413</text:p>
          </table:table-cell>
          <table:table-cell office:value-type="float" office:value="36.74694" calcext:value-type="float">
            <text:p>36.7469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office:value-type="string" calcext:value-type="string">
            <text:p>Bada Yaqub</text:p>
          </table:table-cell>
          <table:table-cell office:value-type="string" calcext:value-type="string">
            <text:p>Badāʾ Yaʿqūb</text:p>
          </table:table-cell>
          <table:table-cell table:style-name="ce1" office:value-type="float" office:value="95" calcext:value-type="float">
            <text:p>95</text:p>
          </table:table-cell>
        </table:table-row>
        <table:table-row table:style-name="ro1">
          <table:table-cell table:number-columns-repeated="3" office:value-type="string" calcext:value-type="string">
            <text:p>السوارقية</text:p>
          </table:table-cell>
          <table:table-cell office:value-type="float" office:value="23.28483" calcext:value-type="float">
            <text:p>23.28483</text:p>
          </table:table-cell>
          <table:table-cell office:value-type="float" office:value="40.35548" calcext:value-type="float">
            <text:p>40.3554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office:value-type="string" calcext:value-type="string">
            <text:p>al-Suwariqiyya</text:p>
          </table:table-cell>
          <table:table-cell office:value-type="string" calcext:value-type="string">
            <text:p>al-Suwāriqiyy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جبلة</text:p>
          </table:table-cell>
          <table:table-cell office:value-type="float" office:value="35.36567" calcext:value-type="float">
            <text:p>35.36567</text:p>
          </table:table-cell>
          <table:table-cell office:value-type="float" office:value="35.95309" calcext:value-type="float">
            <text:p>35.9530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حجاز</text:p>
          </table:table-cell>
          <table:table-cell office:value-type="string" calcext:value-type="string">
            <text:p>Jabala</text:p>
          </table:table-cell>
          <table:table-cell office:value-type="string" calcext:value-type="string">
            <text:p>Ǧabal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زبيد</text:p>
          </table:table-cell>
          <table:table-cell office:value-type="float" office:value="14.20796" calcext:value-type="float">
            <text:p>14.20796</text:p>
          </table:table-cell>
          <table:table-cell office:value-type="float" office:value="43.32654" calcext:value-type="float">
            <text:p>43.32654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تهامه</text:p>
          </table:table-cell>
          <table:table-cell office:value-type="string" calcext:value-type="string">
            <text:p>Zabid</text:p>
          </table:table-cell>
          <table:table-cell office:value-type="string" calcext:value-type="string">
            <text:p>Zabī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ور</text:p>
          </table:table-cell>
          <table:table-cell office:value-type="float" office:value="15.73119" calcext:value-type="float">
            <text:p>15.73119</text:p>
          </table:table-cell>
          <table:table-cell office:value-type="float" office:value="42.89942" calcext:value-type="float">
            <text:p>42.8994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تهامه</text:p>
          </table:table-cell>
          <table:table-cell table:number-columns-repeated="2" office:value-type="string" calcext:value-type="string">
            <text:p>Maw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عطنة</text:p>
          </table:table-cell>
          <table:table-cell office:value-type="float" office:value="14.82308" calcext:value-type="float">
            <text:p>14.82308</text:p>
          </table:table-cell>
          <table:table-cell office:value-type="float" office:value="42.94507" calcext:value-type="float">
            <text:p>42.9450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تهامه</text:p>
          </table:table-cell>
          <table:table-cell office:value-type="string" calcext:value-type="string">
            <text:p>Itna</text:p>
          </table:table-cell>
          <table:table-cell office:value-type="string" calcext:value-type="string">
            <text:p>ʿIṭn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شرجة</text:p>
          </table:table-cell>
          <table:table-cell office:value-type="float" office:value="16.32481" calcext:value-type="float">
            <text:p>16.32481</text:p>
          </table:table-cell>
          <table:table-cell office:value-type="float" office:value="42.80636" calcext:value-type="float">
            <text:p>42.8063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تهامه</text:p>
          </table:table-cell>
          <table:table-cell office:value-type="string" calcext:value-type="string">
            <text:p>al-Sharja</text:p>
          </table:table-cell>
          <table:table-cell office:value-type="string" calcext:value-type="string">
            <text:p>al-Šarǧ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غلافقة</text:p>
          </table:table-cell>
          <table:table-cell office:value-type="float" office:value="14.44273" calcext:value-type="float">
            <text:p>14.44273</text:p>
          </table:table-cell>
          <table:table-cell office:value-type="float" office:value="43.03243" calcext:value-type="float">
            <text:p>43.0324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تهامه</text:p>
          </table:table-cell>
          <table:table-cell office:value-type="string" calcext:value-type="string">
            <text:p>Ghalafiqa</text:p>
          </table:table-cell>
          <table:table-cell office:value-type="string" calcext:value-type="string">
            <text:p>Ġalāfiq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خا</text:p>
          </table:table-cell>
          <table:table-cell office:value-type="float" office:value="13.32902" calcext:value-type="float">
            <text:p>13.32902</text:p>
          </table:table-cell>
          <table:table-cell office:value-type="float" office:value="43.26069" calcext:value-type="float">
            <text:p>43.2606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تهامه</text:p>
          </table:table-cell>
          <table:table-cell office:value-type="string" calcext:value-type="string">
            <text:p>Mukha</text:p>
          </table:table-cell>
          <table:table-cell office:value-type="string" calcext:value-type="string">
            <text:p>Muḫ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حردة</text:p>
          </table:table-cell>
          <table:table-cell office:value-type="float" office:value="15.22479" calcext:value-type="float">
            <text:p>15.22479</text:p>
          </table:table-cell>
          <table:table-cell office:value-type="float" office:value="42.73173" calcext:value-type="float">
            <text:p>42.7317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تهامه</text:p>
          </table:table-cell>
          <table:table-cell office:value-type="string" calcext:value-type="string">
            <text:p>al-Hirda</text:p>
          </table:table-cell>
          <table:table-cell office:value-type="string" calcext:value-type="string">
            <text:p>al-Ḥird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حردة</text:p>
          </table:table-cell>
          <table:table-cell office:value-type="float" office:value="15.22479" calcext:value-type="float">
            <text:p>15.22479</text:p>
          </table:table-cell>
          <table:table-cell office:value-type="float" office:value="42.73173" calcext:value-type="float">
            <text:p>42.7317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تهامه</text:p>
          </table:table-cell>
          <table:table-cell office:value-type="string" calcext:value-type="string">
            <text:p>al-Hirda</text:p>
          </table:table-cell>
          <table:table-cell office:value-type="string" calcext:value-type="string">
            <text:p>al-Ḥird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خصوف</text:p>
          </table:table-cell>
          <table:table-cell office:value-type="float" office:value="16.67647" calcext:value-type="float">
            <text:p>16.67647</text:p>
          </table:table-cell>
          <table:table-cell office:value-type="float" office:value="42.88142" calcext:value-type="float">
            <text:p>42.8814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تهامه</text:p>
          </table:table-cell>
          <table:table-cell office:value-type="string" calcext:value-type="string">
            <text:p>al-Khasuf</text:p>
          </table:table-cell>
          <table:table-cell office:value-type="string" calcext:value-type="string">
            <text:p>al-Ḫaṣū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مهجم</text:p>
          </table:table-cell>
          <table:table-cell office:value-type="float" office:value="15.22352" calcext:value-type="float">
            <text:p>15.22352</text:p>
          </table:table-cell>
          <table:table-cell office:value-type="float" office:value="43.07237" calcext:value-type="float">
            <text:p>43.0723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تهامه</text:p>
          </table:table-cell>
          <table:table-cell office:value-type="string" calcext:value-type="string">
            <text:p>al-Mahjam</text:p>
          </table:table-cell>
          <table:table-cell office:value-type="string" calcext:value-type="string">
            <text:p>al-Mahǧa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عدن</text:p>
          </table:table-cell>
          <table:table-cell office:value-type="float" office:value="12.79365" calcext:value-type="float">
            <text:p>12.79365</text:p>
          </table:table-cell>
          <table:table-cell office:value-type="float" office:value="45.03942" calcext:value-type="float">
            <text:p>45.0394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أبين</text:p>
          </table:table-cell>
          <table:table-cell office:value-type="string" calcext:value-type="string">
            <text:p>Adan</text:p>
          </table:table-cell>
          <table:table-cell office:value-type="string" calcext:value-type="string">
            <text:p>ʿAd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بيش</text:p>
          </table:table-cell>
          <table:table-cell office:value-type="float" office:value="17.37689" calcext:value-type="float">
            <text:p>17.37689</text:p>
          </table:table-cell>
          <table:table-cell office:value-type="float" office:value="42.53617" calcext:value-type="float">
            <text:p>42.5361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عثر</text:p>
          </table:table-cell>
          <table:table-cell office:value-type="string" calcext:value-type="string">
            <text:p>Baysh</text:p>
          </table:table-cell>
          <table:table-cell office:value-type="string" calcext:value-type="string">
            <text:p>Bayš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حلى</text:p>
          </table:table-cell>
          <table:table-cell table:number-columns-repeated="2" office:value-type="string" calcext:value-type="string">
            <text:p>حلي</text:p>
          </table:table-cell>
          <table:table-cell office:value-type="float" office:value="18.62751" calcext:value-type="float">
            <text:p>18.62751</text:p>
          </table:table-cell>
          <table:table-cell office:value-type="float" office:value="41.39305" calcext:value-type="float">
            <text:p>41.3930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عثر</text:p>
          </table:table-cell>
          <table:table-cell office:value-type="string" calcext:value-type="string">
            <text:p>Hali</text:p>
          </table:table-cell>
          <table:table-cell office:value-type="string" calcext:value-type="string">
            <text:p>Ḥalī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سرين</text:p>
          </table:table-cell>
          <table:table-cell office:value-type="float" office:value="19.83698" calcext:value-type="float">
            <text:p>19.83698</text:p>
          </table:table-cell>
          <table:table-cell office:value-type="float" office:value="40.76268" calcext:value-type="float">
            <text:p>40.7626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عثر</text:p>
          </table:table-cell>
          <table:table-cell table:number-columns-repeated="2" office:value-type="string" calcext:value-type="string">
            <text:p>al-Sirray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صنعاء</text:p>
          </table:table-cell>
          <table:table-cell office:value-type="float" office:value="15.37373" calcext:value-type="float">
            <text:p>15.37373</text:p>
          </table:table-cell>
          <table:table-cell office:value-type="float" office:value="44.20186" calcext:value-type="float">
            <text:p>44.2018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نجد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Ṣanʿāʾ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صعدة</text:p>
          </table:table-cell>
          <table:table-cell office:value-type="float" office:value="16.9453" calcext:value-type="float">
            <text:p>16.9453</text:p>
          </table:table-cell>
          <table:table-cell office:value-type="float" office:value="43.76442" calcext:value-type="float">
            <text:p>43.7644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نجد</text:p>
          </table:table-cell>
          <table:table-cell office:value-type="string" calcext:value-type="string">
            <text:p>Sada</text:p>
          </table:table-cell>
          <table:table-cell office:value-type="string" calcext:value-type="string">
            <text:p>Ṣaʿd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نجران</text:p>
          </table:table-cell>
          <table:table-cell office:value-type="float" office:value="17.58603" calcext:value-type="float">
            <text:p>17.58603</text:p>
          </table:table-cell>
          <table:table-cell office:value-type="float" office:value="44.2995" calcext:value-type="float">
            <text:p>44.299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نجد</text:p>
          </table:table-cell>
          <table:table-cell office:value-type="string" calcext:value-type="string">
            <text:p>Najran</text:p>
          </table:table-cell>
          <table:table-cell office:value-type="string" calcext:value-type="string">
            <text:p>Naǧr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جرش</text:p>
          </table:table-cell>
          <table:table-cell office:value-type="float" office:value="18.77618" calcext:value-type="float">
            <text:p>18.77618</text:p>
          </table:table-cell>
          <table:table-cell office:value-type="float" office:value="42.44873" calcext:value-type="float">
            <text:p>42.4487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نجد</text:p>
          </table:table-cell>
          <table:table-cell office:value-type="string" calcext:value-type="string">
            <text:p>Jurash</text:p>
          </table:table-cell>
          <table:table-cell office:value-type="string" calcext:value-type="string">
            <text:p>Ǧuraš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جرش</text:p>
          </table:table-cell>
          <table:table-cell office:value-type="float" office:value="18.63711" calcext:value-type="float">
            <text:p>18.63711</text:p>
          </table:table-cell>
          <table:table-cell office:value-type="float" office:value="42.69682" calcext:value-type="float">
            <text:p>42.6968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نجد</text:p>
          </table:table-cell>
          <table:table-cell office:value-type="string" calcext:value-type="string">
            <text:p>Jurash</text:p>
          </table:table-cell>
          <table:table-cell office:value-type="string" calcext:value-type="string">
            <text:p>Ǧuraš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جرش</text:p>
          </table:table-cell>
          <table:table-cell office:value-type="float" office:value="32.27309" calcext:value-type="float">
            <text:p>32.27309</text:p>
          </table:table-cell>
          <table:table-cell office:value-type="float" office:value="35.8804" calcext:value-type="float">
            <text:p>35.880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نجد</text:p>
          </table:table-cell>
          <table:table-cell office:value-type="string" calcext:value-type="string">
            <text:p>Jurash</text:p>
          </table:table-cell>
          <table:table-cell office:value-type="string" calcext:value-type="string">
            <text:p>Ǧuraš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عرف</text:p>
          </table:table-cell>
          <table:table-cell office:value-type="float" office:value="15.09101" calcext:value-type="float">
            <text:p>15.09101</text:p>
          </table:table-cell>
          <table:table-cell office:value-type="float" office:value="44.27297" calcext:value-type="float">
            <text:p>44.2729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نجد</text:p>
          </table:table-cell>
          <table:table-cell office:value-type="string" calcext:value-type="string">
            <text:p>al-Urf</text:p>
          </table:table-cell>
          <table:table-cell office:value-type="string" calcext:value-type="string">
            <text:p>al-ʿUr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جبلان</text:p>
          </table:table-cell>
          <table:table-cell office:value-type="float" office:value="14.2788" calcext:value-type="float">
            <text:p>14.2788</text:p>
          </table:table-cell>
          <table:table-cell office:value-type="float" office:value="43.67157" calcext:value-type="float">
            <text:p>43.6715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نجد</text:p>
          </table:table-cell>
          <table:table-cell office:value-type="string" calcext:value-type="string">
            <text:p>Jublan</text:p>
          </table:table-cell>
          <table:table-cell office:value-type="string" calcext:value-type="string">
            <text:p>Ǧubl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جبلان</text:p>
          </table:table-cell>
          <table:table-cell office:value-type="float" office:value="14.2788" calcext:value-type="float">
            <text:p>14.2788</text:p>
          </table:table-cell>
          <table:table-cell office:value-type="float" office:value="43.67157" calcext:value-type="float">
            <text:p>43.6715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نجد</text:p>
          </table:table-cell>
          <table:table-cell office:value-type="string" calcext:value-type="string">
            <text:p>Jublan</text:p>
          </table:table-cell>
          <table:table-cell office:value-type="string" calcext:value-type="string">
            <text:p>Ǧubl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جند</text:p>
          </table:table-cell>
          <table:table-cell office:value-type="float" office:value="13.69225" calcext:value-type="float">
            <text:p>13.69225</text:p>
          </table:table-cell>
          <table:table-cell office:value-type="float" office:value="44.17508" calcext:value-type="float">
            <text:p>44.1750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نجد</text:p>
          </table:table-cell>
          <table:table-cell office:value-type="string" calcext:value-type="string">
            <text:p>al-Janad</text:p>
          </table:table-cell>
          <table:table-cell office:value-type="string" calcext:value-type="string">
            <text:p>al-Ǧana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جند</text:p>
          </table:table-cell>
          <table:table-cell office:value-type="float" office:value="13.69225" calcext:value-type="float">
            <text:p>13.69225</text:p>
          </table:table-cell>
          <table:table-cell office:value-type="float" office:value="44.17508" calcext:value-type="float">
            <text:p>44.1750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نجد</text:p>
          </table:table-cell>
          <table:table-cell office:value-type="string" calcext:value-type="string">
            <text:p>al-Janad</text:p>
          </table:table-cell>
          <table:table-cell office:value-type="string" calcext:value-type="string">
            <text:p>al-Ǧana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ذمار</text:p>
          </table:table-cell>
          <table:table-cell office:value-type="float" office:value="14.56364" calcext:value-type="float">
            <text:p>14.56364</text:p>
          </table:table-cell>
          <table:table-cell office:value-type="float" office:value="44.3972" calcext:value-type="float">
            <text:p>44.397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نجد</text:p>
          </table:table-cell>
          <table:table-cell office:value-type="string" calcext:value-type="string">
            <text:p>Dhimar</text:p>
          </table:table-cell>
          <table:table-cell office:value-type="string" calcext:value-type="string">
            <text:p>Ḏimā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ذمار</text:p>
          </table:table-cell>
          <table:table-cell office:value-type="float" office:value="14.56364" calcext:value-type="float">
            <text:p>14.56364</text:p>
          </table:table-cell>
          <table:table-cell office:value-type="float" office:value="44.3972" calcext:value-type="float">
            <text:p>44.397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نجد</text:p>
          </table:table-cell>
          <table:table-cell office:value-type="string" calcext:value-type="string">
            <text:p>Dhimar</text:p>
          </table:table-cell>
          <table:table-cell office:value-type="string" calcext:value-type="string">
            <text:p>Ḏimā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نسفان</text:p>
          </table:table-cell>
          <table:table-cell office:value-type="float" office:value="14.02916" calcext:value-type="float">
            <text:p>14.02916</text:p>
          </table:table-cell>
          <table:table-cell office:value-type="float" office:value="44.8432" calcext:value-type="float">
            <text:p>44.843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نجد</text:p>
          </table:table-cell>
          <table:table-cell office:value-type="string" calcext:value-type="string">
            <text:p>Nasafan</text:p>
          </table:table-cell>
          <table:table-cell office:value-type="string" calcext:value-type="string">
            <text:p>Nasaf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يحصب</text:p>
          </table:table-cell>
          <table:table-cell office:value-type="float" office:value="14.21583" calcext:value-type="float">
            <text:p>14.21583</text:p>
          </table:table-cell>
          <table:table-cell office:value-type="float" office:value="44.41651" calcext:value-type="float">
            <text:p>44.4165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نجد</text:p>
          </table:table-cell>
          <table:table-cell office:value-type="string" calcext:value-type="string">
            <text:p>Yahsib</text:p>
          </table:table-cell>
          <table:table-cell office:value-type="string" calcext:value-type="string">
            <text:p>Yaḥṣib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سحول</text:p>
          </table:table-cell>
          <table:table-cell office:value-type="float" office:value="14.1937" calcext:value-type="float">
            <text:p>14.1937</text:p>
          </table:table-cell>
          <table:table-cell office:value-type="float" office:value="44.03504" calcext:value-type="float">
            <text:p>44.03504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نجد</text:p>
          </table:table-cell>
          <table:table-cell office:value-type="string" calcext:value-type="string">
            <text:p>al-Suhul</text:p>
          </table:table-cell>
          <table:table-cell office:value-type="string" calcext:value-type="string">
            <text:p>al-Suḥū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مذيخرة</text:p>
          </table:table-cell>
          <table:table-cell office:value-type="float" office:value="13.78649" calcext:value-type="float">
            <text:p>13.78649</text:p>
          </table:table-cell>
          <table:table-cell office:value-type="float" office:value="43.97403" calcext:value-type="float">
            <text:p>43.9740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نجد</text:p>
          </table:table-cell>
          <table:table-cell office:value-type="string" calcext:value-type="string">
            <text:p>al-Mudhaykhira</text:p>
          </table:table-cell>
          <table:table-cell office:value-type="string" calcext:value-type="string">
            <text:p>al-Muḏayḫir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خولان</text:p>
          </table:table-cell>
          <table:table-cell table:number-columns-repeated="2" office:value-type="string" calcext:value-type="string">
            <text:p>الخولان</text:p>
          </table:table-cell>
          <table:table-cell office:value-type="float" office:value="15.28324" calcext:value-type="float">
            <text:p>15.28324</text:p>
          </table:table-cell>
          <table:table-cell office:value-type="float" office:value="44.69438" calcext:value-type="float">
            <text:p>44.6943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نجد</text:p>
          </table:table-cell>
          <table:table-cell office:value-type="string" calcext:value-type="string">
            <text:p>al-Khawlan</text:p>
          </table:table-cell>
          <table:table-cell office:value-type="string" calcext:value-type="string">
            <text:p>al-Ḫawlā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حضرموت</text:p>
          </table:table-cell>
          <table:table-cell office:value-type="float" office:value="15.64792" calcext:value-type="float">
            <text:p>15.64792</text:p>
          </table:table-cell>
          <table:table-cell office:value-type="float" office:value="48.80405" calcext:value-type="float">
            <text:p>48.8040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الأحقاف</text:p>
          </table:table-cell>
          <table:table-cell office:value-type="string" calcext:value-type="string">
            <text:p>Hadramawt</text:p>
          </table:table-cell>
          <table:table-cell office:value-type="string" calcext:value-type="string">
            <text:p>Ḥaḍramaw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شحر</text:p>
          </table:table-cell>
          <table:table-cell office:value-type="float" office:value="14.76671" calcext:value-type="float">
            <text:p>14.76671</text:p>
          </table:table-cell>
          <table:table-cell office:value-type="float" office:value="49.5998" calcext:value-type="float">
            <text:p>49.599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مهرة</text:p>
          </table:table-cell>
          <table:table-cell office:value-type="string" calcext:value-type="string">
            <text:p>al-Shihr</text:p>
          </table:table-cell>
          <table:table-cell office:value-type="string" calcext:value-type="string">
            <text:p>al-Šiḥ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صحار</text:p>
          </table:table-cell>
          <table:table-cell office:value-type="float" office:value="24.35205" calcext:value-type="float">
            <text:p>24.35205</text:p>
          </table:table-cell>
          <table:table-cell office:value-type="float" office:value="56.69086" calcext:value-type="float">
            <text:p>56.6908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عمان</text:p>
          </table:table-cell>
          <table:table-cell office:value-type="string" calcext:value-type="string">
            <text:p>Suhar</text:p>
          </table:table-cell>
          <table:table-cell office:value-type="string" calcext:value-type="string">
            <text:p>Ṣuḥā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نزوة</text:p>
          </table:table-cell>
          <table:table-cell office:value-type="float" office:value="22.86309" calcext:value-type="float">
            <text:p>22.86309</text:p>
          </table:table-cell>
          <table:table-cell office:value-type="float" office:value="57.52541" calcext:value-type="float">
            <text:p>57.5254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عمان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Nazwaŧ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سر</text:p>
          </table:table-cell>
          <table:table-cell office:value-type="float" office:value="23.0552" calcext:value-type="float">
            <text:p>23.0552</text:p>
          </table:table-cell>
          <table:table-cell office:value-type="float" office:value="56.82897" calcext:value-type="float">
            <text:p>56.8289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عمان</text:p>
          </table:table-cell>
          <table:table-cell table:number-columns-repeated="2" office:value-type="string" calcext:value-type="string">
            <text:p>al-Sir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ضنك</text:p>
          </table:table-cell>
          <table:table-cell office:value-type="float" office:value="23.53023" calcext:value-type="float">
            <text:p>23.53023</text:p>
          </table:table-cell>
          <table:table-cell office:value-type="float" office:value="56.30591" calcext:value-type="float">
            <text:p>56.3059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عمان</text:p>
          </table:table-cell>
          <table:table-cell office:value-type="string" calcext:value-type="string">
            <text:p>Dank</text:p>
          </table:table-cell>
          <table:table-cell office:value-type="string" calcext:value-type="string">
            <text:p>Ḍan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حفيت</text:p>
          </table:table-cell>
          <table:table-cell office:value-type="float" office:value="23.89613" calcext:value-type="float">
            <text:p>23.89613</text:p>
          </table:table-cell>
          <table:table-cell office:value-type="float" office:value="55.85631" calcext:value-type="float">
            <text:p>55.8563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عمان</text:p>
          </table:table-cell>
          <table:table-cell office:value-type="string" calcext:value-type="string">
            <text:p>Hafit</text:p>
          </table:table-cell>
          <table:table-cell office:value-type="string" calcext:value-type="string">
            <text:p>Ḥafī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دبا</text:p>
          </table:table-cell>
          <table:table-cell office:value-type="float" office:value="25.59071" calcext:value-type="float">
            <text:p>25.59071</text:p>
          </table:table-cell>
          <table:table-cell office:value-type="float" office:value="56.22657" calcext:value-type="float">
            <text:p>56.2265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عمان</text:p>
          </table:table-cell>
          <table:table-cell office:value-type="string" calcext:value-type="string">
            <text:p>Daba</text:p>
          </table:table-cell>
          <table:table-cell office:value-type="string" calcext:value-type="string">
            <text:p>Dabā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جلفار</text:p>
          </table:table-cell>
          <table:table-cell office:value-type="float" office:value="25.75227" calcext:value-type="float">
            <text:p>25.75227</text:p>
          </table:table-cell>
          <table:table-cell office:value-type="float" office:value="55.98855" calcext:value-type="float">
            <text:p>55.9885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عمان</text:p>
          </table:table-cell>
          <table:table-cell office:value-type="string" calcext:value-type="string">
            <text:p>Jullafar</text:p>
          </table:table-cell>
          <table:table-cell office:value-type="string" calcext:value-type="string">
            <text:p>Ǧullafā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سمد</text:p>
          </table:table-cell>
          <table:table-cell office:value-type="float" office:value="22.71138" calcext:value-type="float">
            <text:p>22.71138</text:p>
          </table:table-cell>
          <table:table-cell office:value-type="float" office:value="57.96619" calcext:value-type="float">
            <text:p>57.9661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عمان</text:p>
          </table:table-cell>
          <table:table-cell table:number-columns-repeated="2" office:value-type="string" calcext:value-type="string">
            <text:p>Sama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ملح</text:p>
          </table:table-cell>
          <table:table-cell office:value-type="float" office:value="22.61105" calcext:value-type="float">
            <text:p>22.61105</text:p>
          </table:table-cell>
          <table:table-cell office:value-type="float" office:value="58.11018" calcext:value-type="float">
            <text:p>58.1101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عمان</text:p>
          </table:table-cell>
          <table:table-cell office:value-type="string" calcext:value-type="string">
            <text:p>Milah</text:p>
          </table:table-cell>
          <table:table-cell office:value-type="string" calcext:value-type="string">
            <text:p>Milaḥ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أحساء</text:p>
          </table:table-cell>
          <table:table-cell office:value-type="float" office:value="25.34929" calcext:value-type="float">
            <text:p>25.34929</text:p>
          </table:table-cell>
          <table:table-cell office:value-type="float" office:value="49.54137" calcext:value-type="float">
            <text:p>49.5413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هجر</text:p>
          </table:table-cell>
          <table:table-cell office:value-type="string" calcext:value-type="string">
            <text:p>al-Ahsa</text:p>
          </table:table-cell>
          <table:table-cell office:value-type="string" calcext:value-type="string">
            <text:p>al-Aḥsāʾ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زرقاء</text:p>
          </table:table-cell>
          <table:table-cell office:value-type="float" office:value="32.07029" calcext:value-type="float">
            <text:p>32.07029</text:p>
          </table:table-cell>
          <table:table-cell office:value-type="float" office:value="36.08689" calcext:value-type="float">
            <text:p>36.0868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هجر</text:p>
          </table:table-cell>
          <table:table-cell office:value-type="string" calcext:value-type="string">
            <text:p>al-Zarqa</text:p>
          </table:table-cell>
          <table:table-cell office:value-type="string" calcext:value-type="string">
            <text:p>al-Zarqāʾ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أوال</text:p>
          </table:table-cell>
          <table:table-cell office:value-type="float" office:value="26.11827" calcext:value-type="float">
            <text:p>26.11827</text:p>
          </table:table-cell>
          <table:table-cell office:value-type="float" office:value="50.56693" calcext:value-type="float">
            <text:p>50.5669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هجر</text:p>
          </table:table-cell>
          <table:table-cell office:value-type="string" calcext:value-type="string">
            <text:p>Uwal</text:p>
          </table:table-cell>
          <table:table-cell office:value-type="string" calcext:value-type="string">
            <text:p>Uwā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أوال</text:p>
          </table:table-cell>
          <table:table-cell office:value-type="float" office:value="40.4358" calcext:value-type="float">
            <text:p>40.4358</text:p>
          </table:table-cell>
          <table:table-cell office:value-type="float" office:value="71.74749" calcext:value-type="float">
            <text:p>71.7474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هجر</text:p>
          </table:table-cell>
          <table:table-cell office:value-type="string" calcext:value-type="string">
            <text:p>Awal</text:p>
          </table:table-cell>
          <table:table-cell office:value-type="string" calcext:value-type="string">
            <text:p>Awā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العقير</text:p>
          </table:table-cell>
          <table:table-cell office:value-type="float" office:value="25.5589" calcext:value-type="float">
            <text:p>25.5589</text:p>
          </table:table-cell>
          <table:table-cell office:value-type="float" office:value="50.22312" calcext:value-type="float">
            <text:p>50.2231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جزيرة العرب</text:p>
          </table:table-cell>
          <table:table-cell office:value-type="string" calcext:value-type="string">
            <text:p>هجر</text:p>
          </table:table-cell>
          <table:table-cell office:value-type="string" calcext:value-type="string">
            <text:p>al-Uqayr</text:p>
          </table:table-cell>
          <table:table-cell office:value-type="string" calcext:value-type="string">
            <text:p>al-ʿUqayr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Sheet_DB__0" table:target-range-address="SttlReg_CoordsCSV_fuzzyWuzzy_normalized.K1:SttlReg_CoordsCSV_fuzzyWuzzy_normalized.K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xx" style:country-asian="none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9T11:30:21.281103445</dc:date>
    <meta:editing-duration>PT5M23S</meta:editing-duration>
    <meta:editing-cycles>1</meta:editing-cycles>
    <meta:document-statistic meta:table-count="1" meta:cell-count="5148" meta:object-count="0"/>
    <meta:generator>LibreOffice/5.0.6.2$Linux_X86_64 LibreOffice_project/00m0$Build-2</meta:generator>
  </office:meta>
</office:document-meta>
</file>